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3-10-3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92" calcext:value-type="float">
            <text:p>102.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3-10-3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93" calcext:value-type="float">
            <text:p>102.9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3-10-2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93" calcext:value-type="float">
            <text:p>102.9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3-10-2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92" calcext:value-type="float">
            <text:p>102.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3-10-2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94" calcext:value-type="float">
            <text:p>102.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3-10-2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99" calcext:value-type="float">
            <text:p>102.9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3-10-2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3.04" calcext:value-type="float">
            <text:p>103.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3-10-2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3.07" calcext:value-type="float">
            <text:p>103.0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3-10-2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3.1" calcext:value-type="float">
            <text:p>103.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3-10-2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3.09" calcext:value-type="float">
            <text:p>103.0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3-10-2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3.05" calcext:value-type="float">
            <text:p>103.0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3-10-2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98" calcext:value-type="float">
            <text:p>102.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3-10-1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61" calcext:value-type="float">
            <text:p>102.6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3-10-1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29" calcext:value-type="float">
            <text:p>102.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3-10-1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16" calcext:value-type="float">
            <text:p>102.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3-10-1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07" calcext:value-type="float">
            <text:p>102.0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3-10-1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93" calcext:value-type="float">
            <text:p>101.9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3-10-1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79" calcext:value-type="float">
            <text:p>101.7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3-10-1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63" calcext:value-type="float">
            <text:p>101.6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3-10-1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41" calcext:value-type="float">
            <text:p>101.4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3-10-1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36" calcext:value-type="float">
            <text:p>101.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3-10-1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36" calcext:value-type="float">
            <text:p>101.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3-10-0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37" calcext:value-type="float">
            <text:p>101.3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3-10-0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37" calcext:value-type="float">
            <text:p>101.3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3-10-0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37" calcext:value-type="float">
            <text:p>101.3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3-10-0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37" calcext:value-type="float">
            <text:p>101.3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3-10-0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36" calcext:value-type="float">
            <text:p>101.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3-10-0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36" calcext:value-type="float">
            <text:p>101.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3-10-0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35" calcext:value-type="float">
            <text:p>101.3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3-10-0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35" calcext:value-type="float">
            <text:p>101.3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3-10-0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33" calcext:value-type="float">
            <text:p>101.3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3-09-3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31" calcext:value-type="float">
            <text:p>101.3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3-09-2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29" calcext:value-type="float">
            <text:p>101.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3-09-2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25" calcext:value-type="float">
            <text:p>101.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3-09-2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23" calcext:value-type="float">
            <text:p>101.2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3-09-2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21" calcext:value-type="float">
            <text:p>101.2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3-09-2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17" calcext:value-type="float">
            <text:p>101.1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3-09-2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13" calcext:value-type="float">
            <text:p>101.1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3-09-2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07" calcext:value-type="float">
            <text:p>101.0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3-09-2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99" calcext:value-type="float">
            <text:p>100.9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3-09-2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9" calcext:value-type="float">
            <text:p>100.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3-09-2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79" calcext:value-type="float">
            <text:p>100.7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3-09-1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63" calcext:value-type="float">
            <text:p>100.6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3-09-1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64" calcext:value-type="float">
            <text:p>100.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3-09-1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54" calcext:value-type="float">
            <text:p>100.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3-09-1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53" calcext:value-type="float">
            <text:p>100.5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3-09-1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55" calcext:value-type="float">
            <text:p>100.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3-09-1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56" calcext:value-type="float">
            <text:p>100.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3-09-1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58" calcext:value-type="float">
            <text:p>100.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3-09-1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6" calcext:value-type="float">
            <text:p>100.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3-09-1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61" calcext:value-type="float">
            <text:p>100.6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3-09-1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62" calcext:value-type="float">
            <text:p>100.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3-09-0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63" calcext:value-type="float">
            <text:p>100.6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3-09-0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65" calcext:value-type="float">
            <text:p>100.6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3-09-0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66" calcext:value-type="float">
            <text:p>100.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3-09-0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68" calcext:value-type="float">
            <text:p>100.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3-09-0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69" calcext:value-type="float">
            <text:p>100.6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3-09-0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71" calcext:value-type="float">
            <text:p>100.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3-09-0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72" calcext:value-type="float">
            <text:p>100.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3-09-0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73" calcext:value-type="float">
            <text:p>100.7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3-09-0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74" calcext:value-type="float">
            <text:p>100.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3-08-3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76" calcext:value-type="float">
            <text:p>100.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3-08-3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77" calcext:value-type="float">
            <text:p>100.7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3-08-2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78" calcext:value-type="float">
            <text:p>100.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3-08-2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79" calcext:value-type="float">
            <text:p>100.7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3-08-2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8" calcext:value-type="float">
            <text:p>100.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3-08-2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8" calcext:value-type="float">
            <text:p>100.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3-08-2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81" calcext:value-type="float">
            <text:p>100.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3-08-2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81" calcext:value-type="float">
            <text:p>100.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3-08-2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82" calcext:value-type="float">
            <text:p>100.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3-08-2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82" calcext:value-type="float">
            <text:p>100.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3-08-2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83" calcext:value-type="float">
            <text:p>100.8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3-08-2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83" calcext:value-type="float">
            <text:p>100.8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3-08-1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83" calcext:value-type="float">
            <text:p>100.8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3-08-1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84" calcext:value-type="float">
            <text:p>100.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3-08-1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82" calcext:value-type="float">
            <text:p>100.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3-08-1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82" calcext:value-type="float">
            <text:p>100.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3-08-1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83" calcext:value-type="float">
            <text:p>100.8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3-08-1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83" calcext:value-type="float">
            <text:p>100.8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3-08-1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82" calcext:value-type="float">
            <text:p>100.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3-08-1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81" calcext:value-type="float">
            <text:p>100.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3-08-1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81" calcext:value-type="float">
            <text:p>100.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3-08-1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8" calcext:value-type="float">
            <text:p>100.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3-08-0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8" calcext:value-type="float">
            <text:p>100.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3-08-0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79" calcext:value-type="float">
            <text:p>100.7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3-08-0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78" calcext:value-type="float">
            <text:p>100.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3-08-0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78" calcext:value-type="float">
            <text:p>100.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3-08-0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79" calcext:value-type="float">
            <text:p>100.7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3-08-0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68" calcext:value-type="float">
            <text:p>100.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3-08-0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69" calcext:value-type="float">
            <text:p>100.6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3-08-0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72" calcext:value-type="float">
            <text:p>100.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3-08-0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69" calcext:value-type="float">
            <text:p>100.6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3-07-3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7" calcext:value-type="float">
            <text:p>100.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3-07-3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71" calcext:value-type="float">
            <text:p>100.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3-07-2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71" calcext:value-type="float">
            <text:p>100.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3-07-2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72" calcext:value-type="float">
            <text:p>100.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3-07-2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74" calcext:value-type="float">
            <text:p>100.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3-07-2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73" calcext:value-type="float">
            <text:p>100.7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3-07-2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72" calcext:value-type="float">
            <text:p>100.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3-07-2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73" calcext:value-type="float">
            <text:p>100.7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3-07-2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74" calcext:value-type="float">
            <text:p>100.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3-07-2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74" calcext:value-type="float">
            <text:p>100.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3-07-2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74" calcext:value-type="float">
            <text:p>100.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3-07-2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75" calcext:value-type="float">
            <text:p>100.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3-07-1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78" calcext:value-type="float">
            <text:p>100.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3-07-1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79" calcext:value-type="float">
            <text:p>100.7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3-07-1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8" calcext:value-type="float">
            <text:p>100.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3-07-1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82" calcext:value-type="float">
            <text:p>100.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3-07-1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84" calcext:value-type="float">
            <text:p>100.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3-07-1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82" calcext:value-type="float">
            <text:p>100.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3-07-1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74" calcext:value-type="float">
            <text:p>100.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3-07-1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75" calcext:value-type="float">
            <text:p>100.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3-07-1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77" calcext:value-type="float">
            <text:p>100.7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3-07-1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77" calcext:value-type="float">
            <text:p>100.7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3-07-0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78" calcext:value-type="float">
            <text:p>100.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3-07-0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79" calcext:value-type="float">
            <text:p>100.7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3-07-0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8" calcext:value-type="float">
            <text:p>100.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3-07-0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82" calcext:value-type="float">
            <text:p>100.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3-07-0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85" calcext:value-type="float">
            <text:p>100.8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3-07-0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87" calcext:value-type="float">
            <text:p>100.8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3-07-0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9" calcext:value-type="float">
            <text:p>100.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3-07-0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92" calcext:value-type="float">
            <text:p>100.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3-07-0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94" calcext:value-type="float">
            <text:p>100.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3-06-3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97" calcext:value-type="float">
            <text:p>100.9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3-06-2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99" calcext:value-type="float">
            <text:p>100.9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3-06-2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02" calcext:value-type="float">
            <text:p>101.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3-06-2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06" calcext:value-type="float">
            <text:p>101.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3-06-2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08" calcext:value-type="float">
            <text:p>101.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3-06-2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09" calcext:value-type="float">
            <text:p>101.0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3-06-2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12" calcext:value-type="float">
            <text:p>101.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3-06-2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14" calcext:value-type="float">
            <text:p>101.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3-06-2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17" calcext:value-type="float">
            <text:p>101.1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3-06-2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2" calcext:value-type="float">
            <text:p>101.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3-06-2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24" calcext:value-type="float">
            <text:p>101.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3-06-1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26" calcext:value-type="float">
            <text:p>101.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3-06-1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29" calcext:value-type="float">
            <text:p>101.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3-06-1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32" calcext:value-type="float">
            <text:p>101.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3-06-1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36" calcext:value-type="float">
            <text:p>101.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3-06-1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39" calcext:value-type="float">
            <text:p>101.3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3-06-1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43" calcext:value-type="float">
            <text:p>101.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3-06-1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46" calcext:value-type="float">
            <text:p>101.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3-06-1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5" calcext:value-type="float">
            <text:p>101.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3-06-1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54" calcext:value-type="float">
            <text:p>101.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3-06-1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58" calcext:value-type="float">
            <text:p>101.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3-06-0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62" calcext:value-type="float">
            <text:p>101.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3-06-0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66" calcext:value-type="float">
            <text:p>101.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3-06-0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71" calcext:value-type="float">
            <text:p>101.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3-06-0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75" calcext:value-type="float">
            <text:p>101.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3-06-0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79" calcext:value-type="float">
            <text:p>101.7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3-06-0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84" calcext:value-type="float">
            <text:p>101.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3-06-0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88" calcext:value-type="float">
            <text:p>101.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3-06-0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93" calcext:value-type="float">
            <text:p>101.9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3-06-0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97" calcext:value-type="float">
            <text:p>101.9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3-05-3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02" calcext:value-type="float">
            <text:p>102.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3-05-3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06" calcext:value-type="float">
            <text:p>102.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3-05-2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11" calcext:value-type="float">
            <text:p>102.1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3-05-2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16" calcext:value-type="float">
            <text:p>102.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3-05-2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2" calcext:value-type="float">
            <text:p>102.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3-05-2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25" calcext:value-type="float">
            <text:p>102.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3-05-2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29" calcext:value-type="float">
            <text:p>102.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3-05-2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38" calcext:value-type="float">
            <text:p>102.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3-05-2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41" calcext:value-type="float">
            <text:p>102.4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3-05-2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45" calcext:value-type="float">
            <text:p>102.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3-05-2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48" calcext:value-type="float">
            <text:p>102.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3-05-2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5" calcext:value-type="float">
            <text:p>102.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3-05-1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53" calcext:value-type="float">
            <text:p>102.5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3-05-1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56" calcext:value-type="float">
            <text:p>102.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3-05-1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57" calcext:value-type="float">
            <text:p>102.5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3-05-1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59" calcext:value-type="float">
            <text:p>102.5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3-05-1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61" calcext:value-type="float">
            <text:p>102.6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3-05-1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62" calcext:value-type="float">
            <text:p>102.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3-05-1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62" calcext:value-type="float">
            <text:p>102.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3-05-1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61" calcext:value-type="float">
            <text:p>102.6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3-05-1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6" calcext:value-type="float">
            <text:p>102.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3-05-1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57" calcext:value-type="float">
            <text:p>102.5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3-05-0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57" calcext:value-type="float">
            <text:p>102.5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3-05-0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51" calcext:value-type="float">
            <text:p>102.5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3-05-0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56" calcext:value-type="float">
            <text:p>102.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3-05-0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53" calcext:value-type="float">
            <text:p>102.5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3-05-0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55" calcext:value-type="float">
            <text:p>102.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3-05-0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56" calcext:value-type="float">
            <text:p>102.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3-05-0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57" calcext:value-type="float">
            <text:p>102.5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3-05-0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59" calcext:value-type="float">
            <text:p>102.5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3-05-0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61" calcext:value-type="float">
            <text:p>102.6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3-04-3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62" calcext:value-type="float">
            <text:p>102.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3-04-2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64" calcext:value-type="float">
            <text:p>102.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3-04-2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68" calcext:value-type="float">
            <text:p>102.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3-04-2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66" calcext:value-type="float">
            <text:p>102.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3-04-2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69" calcext:value-type="float">
            <text:p>102.6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3-04-2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72" calcext:value-type="float">
            <text:p>102.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3-04-2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75" calcext:value-type="float">
            <text:p>102.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3-04-2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78" calcext:value-type="float">
            <text:p>102.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3-04-2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8" calcext:value-type="float">
            <text:p>102.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3-04-2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82" calcext:value-type="float">
            <text:p>102.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3-04-2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84" calcext:value-type="float">
            <text:p>102.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3-04-1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87" calcext:value-type="float">
            <text:p>102.8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3-04-1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89" calcext:value-type="float">
            <text:p>102.8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3-04-1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91" calcext:value-type="float">
            <text:p>102.9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3-04-1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92" calcext:value-type="float">
            <text:p>102.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3-04-1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91" calcext:value-type="float">
            <text:p>102.9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3-04-1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91" calcext:value-type="float">
            <text:p>102.9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3-04-1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92" calcext:value-type="float">
            <text:p>102.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3-04-1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96" calcext:value-type="float">
            <text:p>102.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3-04-1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97" calcext:value-type="float">
            <text:p>102.9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3-04-1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3.01" calcext:value-type="float">
            <text:p>103.0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3-04-0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3.07" calcext:value-type="float">
            <text:p>103.0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3-04-0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3.13" calcext:value-type="float">
            <text:p>103.1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3-04-0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3.19" calcext:value-type="float">
            <text:p>103.1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3-04-0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3.27" calcext:value-type="float">
            <text:p>103.2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3-04-0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3.32" calcext:value-type="float">
            <text:p>103.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3-04-0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3.37" calcext:value-type="float">
            <text:p>103.3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3-04-0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3.4" calcext:value-type="float">
            <text:p>103.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3-04-0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3.37" calcext:value-type="float">
            <text:p>103.3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3-04-0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3.22" calcext:value-type="float">
            <text:p>103.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3-03-3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3.07" calcext:value-type="float">
            <text:p>103.0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3-03-3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3.04" calcext:value-type="float">
            <text:p>103.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3-03-2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3.03" calcext:value-type="float">
            <text:p>103.0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3-03-2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3.05" calcext:value-type="float">
            <text:p>103.0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3-03-2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3.03" calcext:value-type="float">
            <text:p>103.0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3-03-2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3.02" calcext:value-type="float">
            <text:p>103.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3-03-2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98" calcext:value-type="float">
            <text:p>102.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3-03-2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87" calcext:value-type="float">
            <text:p>102.8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3-03-2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75" calcext:value-type="float">
            <text:p>102.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3-03-2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66" calcext:value-type="float">
            <text:p>102.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3-03-2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59" calcext:value-type="float">
            <text:p>102.5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3-03-2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52" calcext:value-type="float">
            <text:p>102.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3-03-1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42" calcext:value-type="float">
            <text:p>102.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3-03-1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28" calcext:value-type="float">
            <text:p>102.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3-03-1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12" calcext:value-type="float">
            <text:p>102.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3-03-1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95" calcext:value-type="float">
            <text:p>101.9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3-03-1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81" calcext:value-type="float">
            <text:p>101.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3-03-1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72" calcext:value-type="float">
            <text:p>101.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3-03-1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6" calcext:value-type="float">
            <text:p>101.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3-03-1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52" calcext:value-type="float">
            <text:p>101.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3-03-1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48" calcext:value-type="float">
            <text:p>101.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3-03-1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42" calcext:value-type="float">
            <text:p>101.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3-03-0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36" calcext:value-type="float">
            <text:p>101.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3-03-0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34" calcext:value-type="float">
            <text:p>101.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3-03-0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35" calcext:value-type="float">
            <text:p>101.3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3-03-0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38" calcext:value-type="float">
            <text:p>101.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3-03-0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4" calcext:value-type="float">
            <text:p>101.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3-03-0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43" calcext:value-type="float">
            <text:p>101.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3-03-0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47" calcext:value-type="float">
            <text:p>101.4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3-03-0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5" calcext:value-type="float">
            <text:p>101.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3-03-0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53" calcext:value-type="float">
            <text:p>101.5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3-02-2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56" calcext:value-type="float">
            <text:p>101.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3-02-2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6" calcext:value-type="float">
            <text:p>101.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3-02-2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63" calcext:value-type="float">
            <text:p>101.6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3-02-2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66" calcext:value-type="float">
            <text:p>101.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3-02-2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7" calcext:value-type="float">
            <text:p>101.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3-02-2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73" calcext:value-type="float">
            <text:p>101.7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3-02-2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77" calcext:value-type="float">
            <text:p>101.7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3-02-2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8" calcext:value-type="float">
            <text:p>101.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3-02-2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84" calcext:value-type="float">
            <text:p>101.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3-02-1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88" calcext:value-type="float">
            <text:p>101.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3-02-1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92" calcext:value-type="float">
            <text:p>101.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3-02-1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96" calcext:value-type="float">
            <text:p>101.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3-02-1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01" calcext:value-type="float">
            <text:p>102.0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3-02-1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05" calcext:value-type="float">
            <text:p>102.0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3-02-1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09" calcext:value-type="float">
            <text:p>102.0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3-02-1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13" calcext:value-type="float">
            <text:p>102.1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3-02-1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17" calcext:value-type="float">
            <text:p>102.1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3-02-1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22" calcext:value-type="float">
            <text:p>102.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3-02-1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25" calcext:value-type="float">
            <text:p>102.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3-02-0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28" calcext:value-type="float">
            <text:p>102.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3-02-0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32" calcext:value-type="float">
            <text:p>102.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3-02-0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36" calcext:value-type="float">
            <text:p>102.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3-02-0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36" calcext:value-type="float">
            <text:p>102.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3-02-0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4" calcext:value-type="float">
            <text:p>102.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3-02-0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43" calcext:value-type="float">
            <text:p>102.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3-02-0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47" calcext:value-type="float">
            <text:p>102.4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3-02-0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51" calcext:value-type="float">
            <text:p>102.5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3-02-0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54" calcext:value-type="float">
            <text:p>102.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3-01-3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57" calcext:value-type="float">
            <text:p>102.5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3-01-3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57" calcext:value-type="float">
            <text:p>102.5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3-01-2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61" calcext:value-type="float">
            <text:p>102.6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3-01-2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65" calcext:value-type="float">
            <text:p>102.6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3-01-2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69" calcext:value-type="float">
            <text:p>102.6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3-01-2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75" calcext:value-type="float">
            <text:p>102.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3-01-2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8" calcext:value-type="float">
            <text:p>102.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3-01-2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86" calcext:value-type="float">
            <text:p>102.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3-01-2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92" calcext:value-type="float">
            <text:p>102.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3-01-2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98" calcext:value-type="float">
            <text:p>102.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3-01-2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3.04" calcext:value-type="float">
            <text:p>103.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3-01-2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3.11" calcext:value-type="float">
            <text:p>103.1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3-01-1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3.19" calcext:value-type="float">
            <text:p>103.1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3-01-1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3.27" calcext:value-type="float">
            <text:p>103.2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3-01-1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3.35" calcext:value-type="float">
            <text:p>103.3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3-01-1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3.42" calcext:value-type="float">
            <text:p>103.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3-01-1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3.43" calcext:value-type="float">
            <text:p>103.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3-01-1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3.32" calcext:value-type="float">
            <text:p>103.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3-01-1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3.34" calcext:value-type="float">
            <text:p>103.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3-01-1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3.17" calcext:value-type="float">
            <text:p>103.1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3-01-1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3.17" calcext:value-type="float">
            <text:p>103.1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3-01-1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3.2" calcext:value-type="float">
            <text:p>103.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3-01-0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3.24" calcext:value-type="float">
            <text:p>103.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3-01-0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3.22" calcext:value-type="float">
            <text:p>103.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3-01-0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3.2" calcext:value-type="float">
            <text:p>103.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3-01-0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3.22" calcext:value-type="float">
            <text:p>103.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3-01-0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3.2" calcext:value-type="float">
            <text:p>103.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3-01-0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3.19" calcext:value-type="float">
            <text:p>103.1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3-01-0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3.24" calcext:value-type="float">
            <text:p>103.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3-01-0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3.25" calcext:value-type="float">
            <text:p>103.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3-01-0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3.16" calcext:value-type="float">
            <text:p>103.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2-12-3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3.13" calcext:value-type="float">
            <text:p>103.1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2-12-3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3.04" calcext:value-type="float">
            <text:p>103.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2-12-2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3.01" calcext:value-type="float">
            <text:p>103.0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2-12-2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95" calcext:value-type="float">
            <text:p>102.9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2-12-2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9" calcext:value-type="float">
            <text:p>102.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2-12-2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88" calcext:value-type="float">
            <text:p>102.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2-12-2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88" calcext:value-type="float">
            <text:p>102.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2-12-2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85" calcext:value-type="float">
            <text:p>102.8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2-12-2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8" calcext:value-type="float">
            <text:p>102.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2-12-2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76" calcext:value-type="float">
            <text:p>102.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2-12-2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71" calcext:value-type="float">
            <text:p>102.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2-12-2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58" calcext:value-type="float">
            <text:p>102.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2-12-1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36" calcext:value-type="float">
            <text:p>102.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2-12-1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22" calcext:value-type="float">
            <text:p>102.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2-12-1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21" calcext:value-type="float">
            <text:p>102.2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2-12-1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26" calcext:value-type="float">
            <text:p>102.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2-12-1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31" calcext:value-type="float">
            <text:p>102.3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2-12-1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36" calcext:value-type="float">
            <text:p>102.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2-12-1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4" calcext:value-type="float">
            <text:p>102.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2-12-1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44" calcext:value-type="float">
            <text:p>102.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2-12-1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47" calcext:value-type="float">
            <text:p>102.4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2-12-1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5" calcext:value-type="float">
            <text:p>102.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2-12-0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54" calcext:value-type="float">
            <text:p>102.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2-12-0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58" calcext:value-type="float">
            <text:p>102.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2-12-0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62" calcext:value-type="float">
            <text:p>102.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2-12-0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67" calcext:value-type="float">
            <text:p>102.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2-12-0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71" calcext:value-type="float">
            <text:p>102.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2-12-0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76" calcext:value-type="float">
            <text:p>102.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2-12-0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82" calcext:value-type="float">
            <text:p>102.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2-12-0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86" calcext:value-type="float">
            <text:p>102.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2-12-0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9" calcext:value-type="float">
            <text:p>102.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2-11-3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94" calcext:value-type="float">
            <text:p>102.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2-11-2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98" calcext:value-type="float">
            <text:p>102.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2-11-2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3.01" calcext:value-type="float">
            <text:p>103.0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2-11-2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3.02" calcext:value-type="float">
            <text:p>103.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2-11-2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2-11-2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96" calcext:value-type="float">
            <text:p>102.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2-11-2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91" calcext:value-type="float">
            <text:p>102.9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2-11-2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77" calcext:value-type="float">
            <text:p>102.7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2-11-2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74" calcext:value-type="float">
            <text:p>102.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2-11-2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69" calcext:value-type="float">
            <text:p>102.6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2-11-2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6" calcext:value-type="float">
            <text:p>102.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2-11-1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53" calcext:value-type="float">
            <text:p>102.5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2-11-1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42" calcext:value-type="float">
            <text:p>102.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2-11-1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24" calcext:value-type="float">
            <text:p>102.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2-11-1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89" calcext:value-type="float">
            <text:p>101.8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2-11-1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65" calcext:value-type="float">
            <text:p>101.6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2-11-1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42" calcext:value-type="float">
            <text:p>101.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2-11-1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37" calcext:value-type="float">
            <text:p>101.3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2-11-1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3" calcext:value-type="float">
            <text:p>101.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2-11-1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2" calcext:value-type="float">
            <text:p>101.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2-11-1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08" calcext:value-type="float">
            <text:p>101.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2-11-0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97" calcext:value-type="float">
            <text:p>100.9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2-11-0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81" calcext:value-type="float">
            <text:p>100.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2-11-0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5" calcext:value-type="float">
            <text:p>100.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2-11-0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39" calcext:value-type="float">
            <text:p>100.3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2-11-0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27" calcext:value-type="float">
            <text:p>100.2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2-11-0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16" calcext:value-type="float">
            <text:p>100.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2-11-0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07" calcext:value-type="float">
            <text:p>100.0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2-11-0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9.92" calcext:value-type="float">
            <text:p>99.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2-11-0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9.85" calcext:value-type="float">
            <text:p>99.8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2-10-3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9.79" calcext:value-type="float">
            <text:p>99.7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2-10-3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9.79" calcext:value-type="float">
            <text:p>99.7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2-10-2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9.79" calcext:value-type="float">
            <text:p>99.7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2-10-2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9.77" calcext:value-type="float">
            <text:p>99.7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2-10-2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9.75" calcext:value-type="float">
            <text:p>99.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2-10-2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9.73" calcext:value-type="float">
            <text:p>99.7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2-10-2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9.71" calcext:value-type="float">
            <text:p>99.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2-10-2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9.67" calcext:value-type="float">
            <text:p>99.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2-10-2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9.62" calcext:value-type="float">
            <text:p>99.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2-10-2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9.47" calcext:value-type="float">
            <text:p>99.4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2-10-2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9.43" calcext:value-type="float">
            <text:p>99.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2-10-2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9.38" calcext:value-type="float">
            <text:p>99.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2-10-1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9.39" calcext:value-type="float">
            <text:p>99.3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2-10-1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9.39" calcext:value-type="float">
            <text:p>99.3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2-10-1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9.39" calcext:value-type="float">
            <text:p>99.3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2-10-1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9.39" calcext:value-type="float">
            <text:p>99.3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2-10-1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9.39" calcext:value-type="float">
            <text:p>99.3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2-10-1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9.4" calcext:value-type="float">
            <text:p>99.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2-10-1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9.4" calcext:value-type="float">
            <text:p>99.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2-10-1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9.41" calcext:value-type="float">
            <text:p>99.4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2-10-1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9.42" calcext:value-type="float">
            <text:p>99.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2-10-1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9.42" calcext:value-type="float">
            <text:p>99.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2-10-0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9.43" calcext:value-type="float">
            <text:p>99.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2-10-0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9.44" calcext:value-type="float">
            <text:p>99.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2-10-0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9.44" calcext:value-type="float">
            <text:p>99.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2-10-0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9.44" calcext:value-type="float">
            <text:p>99.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2-10-0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9.46" calcext:value-type="float">
            <text:p>99.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2-10-0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9.47" calcext:value-type="float">
            <text:p>99.4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2-10-0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9.48" calcext:value-type="float">
            <text:p>99.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2-10-0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9.48" calcext:value-type="float">
            <text:p>99.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2-10-0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9.49" calcext:value-type="float">
            <text:p>99.4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2-09-3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9.49" calcext:value-type="float">
            <text:p>99.4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2-09-2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9.48" calcext:value-type="float">
            <text:p>99.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2-09-2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9.49" calcext:value-type="float">
            <text:p>99.4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2-09-2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9.49" calcext:value-type="float">
            <text:p>99.4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2-09-2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9.5" calcext:value-type="float">
            <text:p>99.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2-09-2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9.51" calcext:value-type="float">
            <text:p>99.5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2-09-2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9.52" calcext:value-type="float">
            <text:p>99.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2-09-2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9.52" calcext:value-type="float">
            <text:p>99.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2-09-2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9.53" calcext:value-type="float">
            <text:p>99.5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2-09-2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9.53" calcext:value-type="float">
            <text:p>99.5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2-09-2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9.54" calcext:value-type="float">
            <text:p>99.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2-09-1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9.54" calcext:value-type="float">
            <text:p>99.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2-09-1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9.54" calcext:value-type="float">
            <text:p>99.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2-09-1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9.55" calcext:value-type="float">
            <text:p>99.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2-09-1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9.55" calcext:value-type="float">
            <text:p>99.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2-09-1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9.56" calcext:value-type="float">
            <text:p>99.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2-09-1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9.56" calcext:value-type="float">
            <text:p>99.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2-09-1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9.56" calcext:value-type="float">
            <text:p>99.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2-09-1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9.57" calcext:value-type="float">
            <text:p>99.5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2-09-1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9.58" calcext:value-type="float">
            <text:p>99.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2-09-1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9.58" calcext:value-type="float">
            <text:p>99.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2-09-0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9.58" calcext:value-type="float">
            <text:p>99.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2-09-0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9.58" calcext:value-type="float">
            <text:p>99.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2-09-0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9.58" calcext:value-type="float">
            <text:p>99.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2-09-0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9.58" calcext:value-type="float">
            <text:p>99.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2-09-0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9.57" calcext:value-type="float">
            <text:p>99.5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2-09-0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9.57" calcext:value-type="float">
            <text:p>99.5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2-09-0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9.58" calcext:value-type="float">
            <text:p>99.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2-09-0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9.59" calcext:value-type="float">
            <text:p>99.5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2-09-0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9.6" calcext:value-type="float">
            <text:p>99.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2-08-3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9.61" calcext:value-type="float">
            <text:p>99.6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2-08-3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9.624" calcext:value-type="float">
            <text:p>99.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2-08-2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9.636" calcext:value-type="float">
            <text:p>99.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2-08-2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9.649" calcext:value-type="float">
            <text:p>99.64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2-08-2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9.661" calcext:value-type="float">
            <text:p>99.66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2-08-2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9.676" calcext:value-type="float">
            <text:p>99.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2-08-2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9.685" calcext:value-type="float">
            <text:p>99.68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2-08-2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9.69" calcext:value-type="float">
            <text:p>99.6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2-07-3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9.91" calcext:value-type="float">
            <text:p>99.9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2-07-3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9.925" calcext:value-type="float">
            <text:p>99.9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2-07-2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9.929" calcext:value-type="float">
            <text:p>99.9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2-07-2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9.935" calcext:value-type="float">
            <text:p>99.93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2-07-2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9.948" calcext:value-type="float">
            <text:p>99.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2-07-2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9.951" calcext:value-type="float">
            <text:p>99.95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2-07-2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9.96" calcext:value-type="float">
            <text:p>99.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2-07-2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9.971" calcext:value-type="float">
            <text:p>99.9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2-07-2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9.981" calcext:value-type="float">
            <text:p>99.9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2-07-2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9.984" calcext:value-type="float">
            <text:p>99.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2-07-2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9.99" calcext:value-type="float">
            <text:p>99.9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2-07-2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023" calcext:value-type="float">
            <text:p>100.02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2-07-1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026" calcext:value-type="float">
            <text:p>100.0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2-07-1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029" calcext:value-type="float">
            <text:p>100.0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2-07-1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031" calcext:value-type="float">
            <text:p>100.03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2-07-1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034" calcext:value-type="float">
            <text:p>100.0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2-07-1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039" calcext:value-type="float">
            <text:p>100.03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2-07-1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035" calcext:value-type="float">
            <text:p>100.03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2-07-1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045" calcext:value-type="float">
            <text:p>100.0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2-07-1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058" calcext:value-type="float">
            <text:p>100.0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2-07-1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063" calcext:value-type="float">
            <text:p>100.06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2-07-1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071" calcext:value-type="float">
            <text:p>100.0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2-07-0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079" calcext:value-type="float">
            <text:p>100.07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2-07-0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087" calcext:value-type="float">
            <text:p>100.08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2-07-0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098" calcext:value-type="float">
            <text:p>100.0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2-07-0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106" calcext:value-type="float">
            <text:p>100.1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2-07-0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115" calcext:value-type="float">
            <text:p>100.11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2-07-0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124" calcext:value-type="float">
            <text:p>100.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2-07-0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134" calcext:value-type="float">
            <text:p>100.1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2-07-0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141" calcext:value-type="float">
            <text:p>100.14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2-07-0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15" calcext:value-type="float">
            <text:p>100.1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2-06-3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16" calcext:value-type="float">
            <text:p>100.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2-06-2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17" calcext:value-type="float">
            <text:p>100.1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2-06-2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179" calcext:value-type="float">
            <text:p>100.17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2-06-2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188" calcext:value-type="float">
            <text:p>100.1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2-06-2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2" calcext:value-type="float">
            <text:p>100.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2-06-2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209" calcext:value-type="float">
            <text:p>100.20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2-06-2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225" calcext:value-type="float">
            <text:p>100.2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2-06-2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242" calcext:value-type="float">
            <text:p>100.2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2-06-2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251" calcext:value-type="float">
            <text:p>100.25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2-06-2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261" calcext:value-type="float">
            <text:p>100.26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2-06-2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27" calcext:value-type="float">
            <text:p>100.2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2-06-1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276" calcext:value-type="float">
            <text:p>100.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2-06-1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282" calcext:value-type="float">
            <text:p>100.2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2-06-1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286" calcext:value-type="float">
            <text:p>100.2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2-06-1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296" calcext:value-type="float">
            <text:p>100.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2-06-1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307" calcext:value-type="float">
            <text:p>100.30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2-06-1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318" calcext:value-type="float">
            <text:p>100.3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2-06-1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328" calcext:value-type="float">
            <text:p>100.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2-06-1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337" calcext:value-type="float">
            <text:p>100.33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2-06-1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347" calcext:value-type="float">
            <text:p>100.34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2-06-1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358" calcext:value-type="float">
            <text:p>100.3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2-06-0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368" calcext:value-type="float">
            <text:p>100.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2-06-0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374" calcext:value-type="float">
            <text:p>100.3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2-06-0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385" calcext:value-type="float">
            <text:p>100.38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2-06-0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391" calcext:value-type="float">
            <text:p>100.39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2-06-0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395" calcext:value-type="float">
            <text:p>100.39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2-06-0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401" calcext:value-type="float">
            <text:p>100.40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2-06-0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41" calcext:value-type="float">
            <text:p>100.4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2-06-0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422" calcext:value-type="float">
            <text:p>100.4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2-06-0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434" calcext:value-type="float">
            <text:p>100.4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2-05-3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447" calcext:value-type="float">
            <text:p>100.44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2-05-3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46" calcext:value-type="float">
            <text:p>100.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2-05-2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467" calcext:value-type="float">
            <text:p>100.4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2-05-2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48" calcext:value-type="float">
            <text:p>100.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2-05-2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492" calcext:value-type="float">
            <text:p>100.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2-05-2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507" calcext:value-type="float">
            <text:p>100.50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2-05-2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523" calcext:value-type="float">
            <text:p>100.52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2-05-2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537" calcext:value-type="float">
            <text:p>100.53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2-05-2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548" calcext:value-type="float">
            <text:p>100.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2-05-2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563" calcext:value-type="float">
            <text:p>100.56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2-05-2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574" calcext:value-type="float">
            <text:p>100.5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2-05-2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588" calcext:value-type="float">
            <text:p>100.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2-05-1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6" calcext:value-type="float">
            <text:p>100.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2-05-1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608" calcext:value-type="float">
            <text:p>100.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2-05-1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618" calcext:value-type="float">
            <text:p>100.6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2-05-1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632" calcext:value-type="float">
            <text:p>100.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2-05-1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649" calcext:value-type="float">
            <text:p>100.64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2-05-1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656" calcext:value-type="float">
            <text:p>100.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2-05-1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671" calcext:value-type="float">
            <text:p>100.6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2-05-1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687" calcext:value-type="float">
            <text:p>100.68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2-05-1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703" calcext:value-type="float">
            <text:p>100.70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2-05-1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719" calcext:value-type="float">
            <text:p>100.71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2-05-0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736" calcext:value-type="float">
            <text:p>100.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2-05-0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743" calcext:value-type="float">
            <text:p>100.7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2-05-0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708" calcext:value-type="float">
            <text:p>100.7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2-05-0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792" calcext:value-type="float">
            <text:p>100.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2-05-0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815" calcext:value-type="float">
            <text:p>100.81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2-05-0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84" calcext:value-type="float">
            <text:p>100.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2-05-0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864" calcext:value-type="float">
            <text:p>100.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2-05-0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89" calcext:value-type="float">
            <text:p>100.8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2-05-0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919" calcext:value-type="float">
            <text:p>100.91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2-04-3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947" calcext:value-type="float">
            <text:p>100.94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2-04-2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975" calcext:value-type="float">
            <text:p>100.9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2-04-2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005" calcext:value-type="float">
            <text:p>101.00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2-04-2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036" calcext:value-type="float">
            <text:p>101.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2-04-2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061" calcext:value-type="float">
            <text:p>101.06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2-04-2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097" calcext:value-type="float">
            <text:p>101.09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2-04-2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131" calcext:value-type="float">
            <text:p>101.13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2-04-2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167" calcext:value-type="float">
            <text:p>101.1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2-04-2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202" calcext:value-type="float">
            <text:p>101.2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2-04-2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235" calcext:value-type="float">
            <text:p>101.23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2-04-2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273" calcext:value-type="float">
            <text:p>101.27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2-04-1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306" calcext:value-type="float">
            <text:p>101.3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2-04-1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343" calcext:value-type="float">
            <text:p>101.3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2-04-1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373" calcext:value-type="float">
            <text:p>101.37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2-04-1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395" calcext:value-type="float">
            <text:p>101.39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2-04-1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43" calcext:value-type="float">
            <text:p>101.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2-04-1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474" calcext:value-type="float">
            <text:p>101.4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2-04-1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519" calcext:value-type="float">
            <text:p>101.51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2-04-1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564" calcext:value-type="float">
            <text:p>101.5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2-04-1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606" calcext:value-type="float">
            <text:p>101.6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2-04-1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639" calcext:value-type="float">
            <text:p>101.63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2-04-0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684" calcext:value-type="float">
            <text:p>101.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2-04-0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734" calcext:value-type="float">
            <text:p>101.7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2-04-0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784" calcext:value-type="float">
            <text:p>101.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2-04-0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832" calcext:value-type="float">
            <text:p>101.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2-04-0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868" calcext:value-type="float">
            <text:p>101.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2-04-0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916" calcext:value-type="float">
            <text:p>101.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2-04-0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941" calcext:value-type="float">
            <text:p>101.94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2-04-0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985" calcext:value-type="float">
            <text:p>101.98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2-04-0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035" calcext:value-type="float">
            <text:p>102.03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2-03-3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087" calcext:value-type="float">
            <text:p>102.08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2-03-3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138" calcext:value-type="float">
            <text:p>102.1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2-03-2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185" calcext:value-type="float">
            <text:p>102.18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2-03-2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225" calcext:value-type="float">
            <text:p>102.2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2-03-2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27" calcext:value-type="float">
            <text:p>102.2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2-03-2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288" calcext:value-type="float">
            <text:p>102.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2-03-2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315" calcext:value-type="float">
            <text:p>102.31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2-03-2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341" calcext:value-type="float">
            <text:p>102.34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2-03-2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361" calcext:value-type="float">
            <text:p>102.36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2-03-2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387" calcext:value-type="float">
            <text:p>102.38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2-03-2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394" calcext:value-type="float">
            <text:p>102.3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2-03-2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391" calcext:value-type="float">
            <text:p>102.39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2-03-1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377" calcext:value-type="float">
            <text:p>102.37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2-03-1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36" calcext:value-type="float">
            <text:p>102.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2-03-1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365" calcext:value-type="float">
            <text:p>102.36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2-03-1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374" calcext:value-type="float">
            <text:p>102.3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2-03-1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357" calcext:value-type="float">
            <text:p>102.35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2-03-1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386" calcext:value-type="float">
            <text:p>102.3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2-03-1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424" calcext:value-type="float">
            <text:p>102.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2-03-1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459" calcext:value-type="float">
            <text:p>102.45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2-03-1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485" calcext:value-type="float">
            <text:p>102.48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2-03-1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502" calcext:value-type="float">
            <text:p>102.5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2-03-0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518" calcext:value-type="float">
            <text:p>102.5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2-03-0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542" calcext:value-type="float">
            <text:p>102.5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2-03-0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56" calcext:value-type="float">
            <text:p>102.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2-03-0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562" calcext:value-type="float">
            <text:p>102.5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2-03-0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572" calcext:value-type="float">
            <text:p>102.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2-03-0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589" calcext:value-type="float">
            <text:p>102.58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2-03-0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608" calcext:value-type="float">
            <text:p>102.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2-03-0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633" calcext:value-type="float">
            <text:p>102.63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2-03-0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668" calcext:value-type="float">
            <text:p>102.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2-02-2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712" calcext:value-type="float">
            <text:p>102.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2-02-2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732" calcext:value-type="float">
            <text:p>102.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2-02-2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758" calcext:value-type="float">
            <text:p>102.7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2-02-2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769" calcext:value-type="float">
            <text:p>102.76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2-02-2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789" calcext:value-type="float">
            <text:p>102.78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2-02-2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788" calcext:value-type="float">
            <text:p>102.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2-02-2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72" calcext:value-type="float">
            <text:p>102.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2-02-1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807" calcext:value-type="float">
            <text:p>101.80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2-02-0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739" calcext:value-type="float">
            <text:p>101.73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2-02-0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017" calcext:value-type="float">
            <text:p>102.01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2-01-3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048" calcext:value-type="float">
            <text:p>102.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2-01-3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076" calcext:value-type="float">
            <text:p>102.0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2-01-2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122" calcext:value-type="float">
            <text:p>102.1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2-01-2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173" calcext:value-type="float">
            <text:p>102.17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2-01-2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219" calcext:value-type="float">
            <text:p>102.21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2-01-2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272" calcext:value-type="float">
            <text:p>102.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2-01-2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317" calcext:value-type="float">
            <text:p>102.31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2-01-2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36" calcext:value-type="float">
            <text:p>102.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2-01-2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4" calcext:value-type="float">
            <text:p>102.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2-01-2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436" calcext:value-type="float">
            <text:p>102.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2-01-2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47" calcext:value-type="float">
            <text:p>102.4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2-01-2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503" calcext:value-type="float">
            <text:p>102.50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2-01-1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541" calcext:value-type="float">
            <text:p>102.54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2-01-1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575" calcext:value-type="float">
            <text:p>102.5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2-01-1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6" calcext:value-type="float">
            <text:p>102.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2-01-1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633" calcext:value-type="float">
            <text:p>102.63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2-01-1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671" calcext:value-type="float">
            <text:p>102.6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2-01-1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696" calcext:value-type="float">
            <text:p>102.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2-01-1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717" calcext:value-type="float">
            <text:p>102.71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2-01-1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741" calcext:value-type="float">
            <text:p>102.74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2-01-1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768" calcext:value-type="float">
            <text:p>102.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2-01-1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787" calcext:value-type="float">
            <text:p>102.78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2-01-0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801" calcext:value-type="float">
            <text:p>102.80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2-01-0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818" calcext:value-type="float">
            <text:p>102.8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2-01-0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816" calcext:value-type="float">
            <text:p>102.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2-01-0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836" calcext:value-type="float">
            <text:p>102.8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2-01-0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849" calcext:value-type="float">
            <text:p>102.84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2-01-0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865" calcext:value-type="float">
            <text:p>102.86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2-01-0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864" calcext:value-type="float">
            <text:p>102.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2-01-0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843" calcext:value-type="float">
            <text:p>102.8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2-01-0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81" calcext:value-type="float">
            <text:p>102.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1-12-3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752" calcext:value-type="float">
            <text:p>102.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1-12-3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664" calcext:value-type="float">
            <text:p>102.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1-12-2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576" calcext:value-type="float">
            <text:p>102.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1-12-2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496" calcext:value-type="float">
            <text:p>102.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1-12-2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413" calcext:value-type="float">
            <text:p>102.41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1-12-2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311" calcext:value-type="float">
            <text:p>102.31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1-12-2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241" calcext:value-type="float">
            <text:p>102.24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1-12-2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223" calcext:value-type="float">
            <text:p>102.22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1-12-2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231" calcext:value-type="float">
            <text:p>102.23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1-12-2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258" calcext:value-type="float">
            <text:p>102.2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1-12-2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28" calcext:value-type="float">
            <text:p>102.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1-12-2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303" calcext:value-type="float">
            <text:p>102.30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1-12-1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317" calcext:value-type="float">
            <text:p>102.31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1-12-1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318" calcext:value-type="float">
            <text:p>102.3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1-12-1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315" calcext:value-type="float">
            <text:p>102.31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1-12-1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3" calcext:value-type="float">
            <text:p>102.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1-12-1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274" calcext:value-type="float">
            <text:p>102.2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1-12-1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228" calcext:value-type="float">
            <text:p>102.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1-12-1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159" calcext:value-type="float">
            <text:p>102.15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1-12-1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064" calcext:value-type="float">
            <text:p>102.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1-12-1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924" calcext:value-type="float">
            <text:p>101.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1-12-1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77" calcext:value-type="float">
            <text:p>101.7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1-12-0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593" calcext:value-type="float">
            <text:p>101.59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1-12-0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433" calcext:value-type="float">
            <text:p>101.43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1-12-0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176" calcext:value-type="float">
            <text:p>101.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1-12-0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173" calcext:value-type="float">
            <text:p>101.17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1-12-0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168" calcext:value-type="float">
            <text:p>101.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1-12-0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176" calcext:value-type="float">
            <text:p>101.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1-12-0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161" calcext:value-type="float">
            <text:p>101.16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1-12-0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172" calcext:value-type="float">
            <text:p>101.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1-11-3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186" calcext:value-type="float">
            <text:p>101.1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1-11-2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204" calcext:value-type="float">
            <text:p>101.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1-11-2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228" calcext:value-type="float">
            <text:p>101.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1-11-2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363" calcext:value-type="float">
            <text:p>101.36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1-11-2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384" calcext:value-type="float">
            <text:p>101.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1-11-2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407" calcext:value-type="float">
            <text:p>101.40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1-11-2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438" calcext:value-type="float">
            <text:p>101.4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1-11-2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468" calcext:value-type="float">
            <text:p>101.4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1-11-2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495" calcext:value-type="float">
            <text:p>101.49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1-11-2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528" calcext:value-type="float">
            <text:p>101.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1-11-2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561" calcext:value-type="float">
            <text:p>101.56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1-11-1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584" calcext:value-type="float">
            <text:p>101.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1-11-1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613" calcext:value-type="float">
            <text:p>101.61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1-11-1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642" calcext:value-type="float">
            <text:p>101.6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1-11-1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675" calcext:value-type="float">
            <text:p>101.6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1-11-1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702" calcext:value-type="float">
            <text:p>101.7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1-11-1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725" calcext:value-type="float">
            <text:p>101.7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1-11-1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753" calcext:value-type="float">
            <text:p>101.75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1-11-1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782" calcext:value-type="float">
            <text:p>101.7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1-11-1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795" calcext:value-type="float">
            <text:p>101.79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1-11-1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807" calcext:value-type="float">
            <text:p>101.80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1-11-0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82" calcext:value-type="float">
            <text:p>101.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1-11-0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831" calcext:value-type="float">
            <text:p>101.83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1-11-0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822" calcext:value-type="float">
            <text:p>101.8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1-11-0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797" calcext:value-type="float">
            <text:p>101.79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1-11-0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75" calcext:value-type="float">
            <text:p>101.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1-11-0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689" calcext:value-type="float">
            <text:p>101.68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1-11-0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602" calcext:value-type="float">
            <text:p>101.6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1-11-0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489" calcext:value-type="float">
            <text:p>101.48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1-11-0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257" calcext:value-type="float">
            <text:p>101.25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1-10-3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97" calcext:value-type="float">
            <text:p>100.9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1-10-3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929" calcext:value-type="float">
            <text:p>100.9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1-10-2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894" calcext:value-type="float">
            <text:p>100.8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1-10-2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857" calcext:value-type="float">
            <text:p>100.85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1-10-2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842" calcext:value-type="float">
            <text:p>100.8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1-10-2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802" calcext:value-type="float">
            <text:p>100.8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1-10-2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785" calcext:value-type="float">
            <text:p>100.78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1-10-2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747" calcext:value-type="float">
            <text:p>100.74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1-10-2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688" calcext:value-type="float">
            <text:p>100.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1-10-2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628" calcext:value-type="float">
            <text:p>100.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1-10-2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558" calcext:value-type="float">
            <text:p>100.5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1-10-1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462" calcext:value-type="float">
            <text:p>100.4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1-10-1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439" calcext:value-type="float">
            <text:p>100.43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1-10-1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444" calcext:value-type="float">
            <text:p>100.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1-10-1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451" calcext:value-type="float">
            <text:p>100.45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1-10-1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455" calcext:value-type="float">
            <text:p>100.4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1-10-1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469" calcext:value-type="float">
            <text:p>100.46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1-10-1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47" calcext:value-type="float">
            <text:p>100.4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1-10-1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477" calcext:value-type="float">
            <text:p>100.47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1-10-1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488" calcext:value-type="float">
            <text:p>100.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1-10-1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493" calcext:value-type="float">
            <text:p>100.49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1-10-0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503" calcext:value-type="float">
            <text:p>100.50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1-10-0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522" calcext:value-type="float">
            <text:p>100.5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1-10-0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536" calcext:value-type="float">
            <text:p>100.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1-10-0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519" calcext:value-type="float">
            <text:p>100.51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1-10-0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353" calcext:value-type="float">
            <text:p>100.35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1-10-0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345" calcext:value-type="float">
            <text:p>100.3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1-10-0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262" calcext:value-type="float">
            <text:p>100.2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1-09-3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26" calcext:value-type="float">
            <text:p>100.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1-09-2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253" calcext:value-type="float">
            <text:p>100.25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1-09-2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215" calcext:value-type="float">
            <text:p>100.21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1-09-2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168" calcext:value-type="float">
            <text:p>100.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1-09-2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171" calcext:value-type="float">
            <text:p>100.1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1-09-2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178" calcext:value-type="float">
            <text:p>100.1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1-09-2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182" calcext:value-type="float">
            <text:p>100.1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1-09-2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189" calcext:value-type="float">
            <text:p>100.18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1-09-2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197" calcext:value-type="float">
            <text:p>100.19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1-09-2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203" calcext:value-type="float">
            <text:p>100.20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1-09-2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207" calcext:value-type="float">
            <text:p>100.20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1-09-1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213" calcext:value-type="float">
            <text:p>100.21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1-09-1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219" calcext:value-type="float">
            <text:p>100.21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1-09-1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224" calcext:value-type="float">
            <text:p>100.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1-09-1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23" calcext:value-type="float">
            <text:p>100.2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1-09-1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237" calcext:value-type="float">
            <text:p>100.23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1-09-1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242" calcext:value-type="float">
            <text:p>100.2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1-09-1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241" calcext:value-type="float">
            <text:p>100.24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1-09-1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249" calcext:value-type="float">
            <text:p>100.24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1-09-1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255" calcext:value-type="float">
            <text:p>100.2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1-09-1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261" calcext:value-type="float">
            <text:p>100.26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1-09-0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267" calcext:value-type="float">
            <text:p>100.2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1-09-0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275" calcext:value-type="float">
            <text:p>100.2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1-09-0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28" calcext:value-type="float">
            <text:p>100.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1-09-0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287" calcext:value-type="float">
            <text:p>100.28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1-09-0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295" calcext:value-type="float">
            <text:p>100.29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1-09-0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303" calcext:value-type="float">
            <text:p>100.30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1-09-0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311" calcext:value-type="float">
            <text:p>100.31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1-09-0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32" calcext:value-type="float">
            <text:p>100.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1-09-0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328" calcext:value-type="float">
            <text:p>100.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1-08-3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336" calcext:value-type="float">
            <text:p>100.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1-08-3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343" calcext:value-type="float">
            <text:p>100.3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1-08-2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352" calcext:value-type="float">
            <text:p>100.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1-08-2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361" calcext:value-type="float">
            <text:p>100.36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1-08-2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369" calcext:value-type="float">
            <text:p>100.36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1-08-2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384" calcext:value-type="float">
            <text:p>100.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1-08-2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395" calcext:value-type="float">
            <text:p>100.39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1-08-2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413" calcext:value-type="float">
            <text:p>100.41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1-08-2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411" calcext:value-type="float">
            <text:p>100.41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1-08-2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41" calcext:value-type="float">
            <text:p>100.4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1-08-1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419" calcext:value-type="float">
            <text:p>100.41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1-08-1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431" calcext:value-type="float">
            <text:p>100.43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1-08-1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441" calcext:value-type="float">
            <text:p>100.44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1-08-1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451" calcext:value-type="float">
            <text:p>100.45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1-08-1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462" calcext:value-type="float">
            <text:p>100.4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1-08-1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472" calcext:value-type="float">
            <text:p>100.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1-08-1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48" calcext:value-type="float">
            <text:p>100.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1-08-1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489" calcext:value-type="float">
            <text:p>100.48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1-08-1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499" calcext:value-type="float">
            <text:p>100.49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1-08-1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509" calcext:value-type="float">
            <text:p>100.50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1-08-0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519" calcext:value-type="float">
            <text:p>100.51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1-08-0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528" calcext:value-type="float">
            <text:p>100.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1-08-0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538" calcext:value-type="float">
            <text:p>100.5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1-08-0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547" calcext:value-type="float">
            <text:p>100.54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1-08-0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555" calcext:value-type="float">
            <text:p>100.5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1-08-0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563" calcext:value-type="float">
            <text:p>100.56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1-08-0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576" calcext:value-type="float">
            <text:p>100.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1-08-0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59" calcext:value-type="float">
            <text:p>100.5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1-08-0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604" calcext:value-type="float">
            <text:p>100.6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1-07-3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618" calcext:value-type="float">
            <text:p>100.6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1-07-3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63" calcext:value-type="float">
            <text:p>100.6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1-07-2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646" calcext:value-type="float">
            <text:p>100.6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1-07-2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662" calcext:value-type="float">
            <text:p>100.6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1-07-2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676" calcext:value-type="float">
            <text:p>100.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1-07-2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692" calcext:value-type="float">
            <text:p>100.6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1-07-2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711" calcext:value-type="float">
            <text:p>100.71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1-07-2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731" calcext:value-type="float">
            <text:p>100.73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1-07-2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751" calcext:value-type="float">
            <text:p>100.75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1-07-2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77" calcext:value-type="float">
            <text:p>100.7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1-07-2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789" calcext:value-type="float">
            <text:p>100.78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1-07-2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812" calcext:value-type="float">
            <text:p>100.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1-07-1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835" calcext:value-type="float">
            <text:p>100.83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1-07-1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859" calcext:value-type="float">
            <text:p>100.85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1-07-1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881" calcext:value-type="float">
            <text:p>100.8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1-07-1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907" calcext:value-type="float">
            <text:p>100.90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1-07-1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935" calcext:value-type="float">
            <text:p>100.93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1-07-1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963" calcext:value-type="float">
            <text:p>100.96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1-07-1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991" calcext:value-type="float">
            <text:p>100.99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1-07-1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02" calcext:value-type="float">
            <text:p>101.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1-07-1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047" calcext:value-type="float">
            <text:p>101.04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1-07-1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073" calcext:value-type="float">
            <text:p>101.07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1-07-0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1" calcext:value-type="float">
            <text:p>101.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1-07-0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125" calcext:value-type="float">
            <text:p>101.1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1-07-0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153" calcext:value-type="float">
            <text:p>101.15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1-07-0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181" calcext:value-type="float">
            <text:p>101.1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1-07-0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211" calcext:value-type="float">
            <text:p>101.21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1-07-0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24" calcext:value-type="float">
            <text:p>101.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1-07-0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269" calcext:value-type="float">
            <text:p>101.26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1-07-0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299" calcext:value-type="float">
            <text:p>101.29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1-07-0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335" calcext:value-type="float">
            <text:p>101.33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1-06-3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374" calcext:value-type="float">
            <text:p>101.3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1-06-2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414" calcext:value-type="float">
            <text:p>101.4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1-06-2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453" calcext:value-type="float">
            <text:p>101.45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1-06-2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493" calcext:value-type="float">
            <text:p>101.49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1-06-2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534" calcext:value-type="float">
            <text:p>101.5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1-06-2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58" calcext:value-type="float">
            <text:p>101.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1-06-2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625" calcext:value-type="float">
            <text:p>101.6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1-06-2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669" calcext:value-type="float">
            <text:p>101.66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1-06-2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715" calcext:value-type="float">
            <text:p>101.71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1-06-2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764" calcext:value-type="float">
            <text:p>101.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1-06-2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815" calcext:value-type="float">
            <text:p>101.81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1-06-1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862" calcext:value-type="float">
            <text:p>101.8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1-06-1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906" calcext:value-type="float">
            <text:p>101.9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1-06-1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954" calcext:value-type="float">
            <text:p>101.9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1-06-1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012" calcext:value-type="float">
            <text:p>102.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1-06-1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063" calcext:value-type="float">
            <text:p>102.06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1-06-1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113" calcext:value-type="float">
            <text:p>102.11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1-06-1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167" calcext:value-type="float">
            <text:p>102.1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1-06-1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217" calcext:value-type="float">
            <text:p>102.21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1-06-1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274" calcext:value-type="float">
            <text:p>102.2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1-06-1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331" calcext:value-type="float">
            <text:p>102.33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1-06-0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385" calcext:value-type="float">
            <text:p>102.38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1-06-0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429" calcext:value-type="float">
            <text:p>102.4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1-06-0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47" calcext:value-type="float">
            <text:p>102.4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1-06-0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507" calcext:value-type="float">
            <text:p>102.50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1-06-0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542" calcext:value-type="float">
            <text:p>102.5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1-06-0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578" calcext:value-type="float">
            <text:p>102.5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1-06-0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61" calcext:value-type="float">
            <text:p>102.6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1-06-0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645" calcext:value-type="float">
            <text:p>102.6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1-06-0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697" calcext:value-type="float">
            <text:p>102.69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1-05-2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482" calcext:value-type="float">
            <text:p>102.4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1-05-1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627" calcext:value-type="float">
            <text:p>101.62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1-05-1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106" calcext:value-type="float">
            <text:p>101.1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1-05-0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976" calcext:value-type="float">
            <text:p>100.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1-05-0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035" calcext:value-type="float">
            <text:p>101.03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1-04-2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16" calcext:value-type="float">
            <text:p>101.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1-04-2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362" calcext:value-type="float">
            <text:p>101.3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1-04-1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593" calcext:value-type="float">
            <text:p>101.59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1-04-0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858" calcext:value-type="float">
            <text:p>101.8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1-04-0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103" calcext:value-type="float">
            <text:p>102.10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1-03-3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103" calcext:value-type="float">
            <text:p>102.10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1-03-2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352" calcext:value-type="float">
            <text:p>102.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1-03-1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428" calcext:value-type="float">
            <text:p>102.4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1-03-0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547" calcext:value-type="float">
            <text:p>102.54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1-03-0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735" calcext:value-type="float">
            <text:p>102.73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1-02-2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87" calcext:value-type="float">
            <text:p>102.8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1-02-1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826" calcext:value-type="float">
            <text:p>102.8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1-02-0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3.225" calcext:value-type="float">
            <text:p>103.2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1-02-0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3.446" calcext:value-type="float">
            <text:p>103.4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1-01-2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3.153" calcext:value-type="float">
            <text:p>103.15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1-01-1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549" calcext:value-type="float">
            <text:p>102.54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1-01-1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674" calcext:value-type="float">
            <text:p>102.6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1-01-0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961" calcext:value-type="float">
            <text:p>102.96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1-01-0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3.217" calcext:value-type="float">
            <text:p>103.21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0-12-2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3.472" calcext:value-type="float">
            <text:p>103.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0-12-2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3.165" calcext:value-type="float">
            <text:p>103.16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0-12-1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798" calcext:value-type="float">
            <text:p>102.7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0-12-0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837" calcext:value-type="float">
            <text:p>102.83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0-12-0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612" calcext:value-type="float">
            <text:p>102.6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0-11-2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743" calcext:value-type="float">
            <text:p>102.7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0-11-1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89" calcext:value-type="float">
            <text:p>102.8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0-11-1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81" calcext:value-type="float">
            <text:p>102.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0-11-0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751" calcext:value-type="float">
            <text:p>102.75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0-11-0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661" calcext:value-type="float">
            <text:p>102.66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0-10-2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358" calcext:value-type="float">
            <text:p>102.3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0-10-2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397" calcext:value-type="float">
            <text:p>101.39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0-10-1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81" calcext:value-type="float">
            <text:p>101.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0-10-0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29" calcext:value-type="float">
            <text:p>101.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0-10-0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17" calcext:value-type="float">
            <text:p>100.1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0-09-2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17" calcext:value-type="float">
            <text:p>100.1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0-09-2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23" calcext:value-type="float">
            <text:p>100.2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0-09-1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28" calcext:value-type="float">
            <text:p>100.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0-09-0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37" calcext:value-type="float">
            <text:p>100.3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0-09-0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41" calcext:value-type="float">
            <text:p>100.4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0-08-2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11" calcext:value-type="float">
            <text:p>100.1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0-08-1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05" calcext:value-type="float">
            <text:p>100.0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0-08-1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07" calcext:value-type="float">
            <text:p>100.0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0-08-0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12" calcext:value-type="float">
            <text:p>100.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0-08-0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15" calcext:value-type="float">
            <text:p>100.1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0-07-2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17" calcext:value-type="float">
            <text:p>100.1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0-07-2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2" calcext:value-type="float">
            <text:p>100.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0-07-1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25" calcext:value-type="float">
            <text:p>100.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0-07-0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27" calcext:value-type="float">
            <text:p>100.2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0-06-3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34" calcext:value-type="float">
            <text:p>100.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0-06-2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39" calcext:value-type="float">
            <text:p>100.3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0-06-1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37" calcext:value-type="float">
            <text:p>100.3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0-06-0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43" calcext:value-type="float">
            <text:p>100.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0-06-0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53" calcext:value-type="float">
            <text:p>100.5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0-05-2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62" calcext:value-type="float">
            <text:p>100.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0-05-1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75" calcext:value-type="float">
            <text:p>100.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0-05-1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93" calcext:value-type="float">
            <text:p>100.9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0-05-0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13" calcext:value-type="float">
            <text:p>101.1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0-05-0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27" calcext:value-type="float">
            <text:p>101.2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0-04-2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35" calcext:value-type="float">
            <text:p>101.3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0-04-2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63" calcext:value-type="float">
            <text:p>101.6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0-04-1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93" calcext:value-type="float">
            <text:p>101.9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0-04-0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26" calcext:value-type="float">
            <text:p>102.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0-04-0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48" calcext:value-type="float">
            <text:p>102.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0-03-3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516" calcext:value-type="float">
            <text:p>102.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0-03-2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54" calcext:value-type="float">
            <text:p>102.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0-03-2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57" calcext:value-type="float">
            <text:p>102.5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0-03-2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601" calcext:value-type="float">
            <text:p>102.60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0-03-2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626" calcext:value-type="float">
            <text:p>102.6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0-03-2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657" calcext:value-type="float">
            <text:p>102.65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0-03-2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689" calcext:value-type="float">
            <text:p>102.68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0-03-2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72" calcext:value-type="float">
            <text:p>102.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0-03-2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749" calcext:value-type="float">
            <text:p>102.74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0-03-2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778" calcext:value-type="float">
            <text:p>102.7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0-03-2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803" calcext:value-type="float">
            <text:p>102.80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0-03-1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817" calcext:value-type="float">
            <text:p>102.81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0-03-1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82" calcext:value-type="float">
            <text:p>102.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0-03-1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835" calcext:value-type="float">
            <text:p>102.83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0-03-1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843" calcext:value-type="float">
            <text:p>102.8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0-03-1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866" calcext:value-type="float">
            <text:p>102.8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0-03-1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876" calcext:value-type="float">
            <text:p>102.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0-03-1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9" calcext:value-type="float">
            <text:p>102.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0-03-1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925" calcext:value-type="float">
            <text:p>102.9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0-03-1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937" calcext:value-type="float">
            <text:p>102.93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0-03-1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925" calcext:value-type="float">
            <text:p>102.9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0-03-0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909" calcext:value-type="float">
            <text:p>102.90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0-03-0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932" calcext:value-type="float">
            <text:p>102.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0-03-0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969" calcext:value-type="float">
            <text:p>102.96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0-03-0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993" calcext:value-type="float">
            <text:p>102.99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0-03-0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3.052" calcext:value-type="float">
            <text:p>103.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0-03-0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3.093" calcext:value-type="float">
            <text:p>103.09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0-03-0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3.118" calcext:value-type="float">
            <text:p>103.1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0-03-0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3.161" calcext:value-type="float">
            <text:p>103.16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0-03-0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3.193" calcext:value-type="float">
            <text:p>103.19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0-02-2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3.18" calcext:value-type="float">
            <text:p>103.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0-02-2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3.07" calcext:value-type="float">
            <text:p>103.0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0-02-1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3.3" calcext:value-type="float">
            <text:p>103.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0-02-1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62" calcext:value-type="float">
            <text:p>102.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0-02-0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6" calcext:value-type="float">
            <text:p>102.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0-01-3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65" calcext:value-type="float">
            <text:p>102.6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0-01-2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75" calcext:value-type="float">
            <text:p>102.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0-01-2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3.04" calcext:value-type="float">
            <text:p>103.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0-01-1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91" calcext:value-type="float">
            <text:p>102.9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20-01-0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64" calcext:value-type="float">
            <text:p>102.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9-12-3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85" calcext:value-type="float">
            <text:p>102.8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9-12-2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3.14" calcext:value-type="float">
            <text:p>103.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9-12-1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3.14" calcext:value-type="float">
            <text:p>103.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9-12-1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74" calcext:value-type="float">
            <text:p>102.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9-12-0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95" calcext:value-type="float">
            <text:p>102.9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9-12-0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3.02" calcext:value-type="float">
            <text:p>103.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9-11-2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9" calcext:value-type="float">
            <text:p>102.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9-11-1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3.11" calcext:value-type="float">
            <text:p>103.1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9-11-1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3.12" calcext:value-type="float">
            <text:p>103.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9-11-0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99" calcext:value-type="float">
            <text:p>102.9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9-10-3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96" calcext:value-type="float">
            <text:p>102.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9-10-2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3.03" calcext:value-type="float">
            <text:p>103.0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9-10-2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79" calcext:value-type="float">
            <text:p>102.7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9-10-1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99" calcext:value-type="float">
            <text:p>102.9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9-10-0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99" calcext:value-type="float">
            <text:p>101.9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9-10-0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78" calcext:value-type="float">
            <text:p>100.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9-09-2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36" calcext:value-type="float">
            <text:p>100.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9-09-1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41" calcext:value-type="float">
            <text:p>100.4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9-09-1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48" calcext:value-type="float">
            <text:p>100.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9-09-0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55" calcext:value-type="float">
            <text:p>100.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9-08-3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56" calcext:value-type="float">
            <text:p>100.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9-08-2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59" calcext:value-type="float">
            <text:p>100.5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9-08-2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59" calcext:value-type="float">
            <text:p>100.5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9-08-1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54" calcext:value-type="float">
            <text:p>100.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9-08-0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58" calcext:value-type="float">
            <text:p>100.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9-07-3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7" calcext:value-type="float">
            <text:p>100.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9-07-3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71" calcext:value-type="float">
            <text:p>100.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9-07-2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8" calcext:value-type="float">
            <text:p>100.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9-07-1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09" calcext:value-type="float">
            <text:p>101.0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9-07-0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33" calcext:value-type="float">
            <text:p>101.3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9-06-3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52" calcext:value-type="float">
            <text:p>101.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9-06-2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84" calcext:value-type="float">
            <text:p>100.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9-06-1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78" calcext:value-type="float">
            <text:p>100.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9-06-1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47" calcext:value-type="float">
            <text:p>100.4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9-06-0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53" calcext:value-type="float">
            <text:p>100.5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9-05-3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57" calcext:value-type="float">
            <text:p>100.5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9-05-3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585" calcext:value-type="float">
            <text:p>100.58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9-05-2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604" calcext:value-type="float">
            <text:p>100.6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9-05-2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618" calcext:value-type="float">
            <text:p>100.6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9-05-2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636" calcext:value-type="float">
            <text:p>100.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9-05-2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655" calcext:value-type="float">
            <text:p>100.6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9-05-2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672" calcext:value-type="float">
            <text:p>100.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9-05-2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692" calcext:value-type="float">
            <text:p>100.6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9-05-2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714" calcext:value-type="float">
            <text:p>100.7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9-05-2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734" calcext:value-type="float">
            <text:p>100.7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9-05-2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753" calcext:value-type="float">
            <text:p>100.75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9-05-2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774" calcext:value-type="float">
            <text:p>100.7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9-05-1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797" calcext:value-type="float">
            <text:p>100.79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9-05-1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817" calcext:value-type="float">
            <text:p>100.81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9-05-1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83" calcext:value-type="float">
            <text:p>100.8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9-05-1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839" calcext:value-type="float">
            <text:p>100.83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9-05-1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867" calcext:value-type="float">
            <text:p>100.8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9-05-1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892" calcext:value-type="float">
            <text:p>100.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9-05-1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915" calcext:value-type="float">
            <text:p>100.91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9-05-1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938" calcext:value-type="float">
            <text:p>100.9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9-05-1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962" calcext:value-type="float">
            <text:p>100.9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9-05-1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99" calcext:value-type="float">
            <text:p>100.9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9-05-0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012" calcext:value-type="float">
            <text:p>101.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9-05-0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039" calcext:value-type="float">
            <text:p>101.03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9-05-0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055" calcext:value-type="float">
            <text:p>101.0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9-05-0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079" calcext:value-type="float">
            <text:p>101.07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9-05-0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105" calcext:value-type="float">
            <text:p>101.10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9-05-0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132" calcext:value-type="float">
            <text:p>101.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9-05-0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161" calcext:value-type="float">
            <text:p>101.16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9-05-0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188" calcext:value-type="float">
            <text:p>101.1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9-05-0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216" calcext:value-type="float">
            <text:p>101.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9-04-3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246" calcext:value-type="float">
            <text:p>101.2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9-04-2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274" calcext:value-type="float">
            <text:p>101.2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9-04-2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303" calcext:value-type="float">
            <text:p>101.30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9-04-2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338" calcext:value-type="float">
            <text:p>101.3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9-04-2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37" calcext:value-type="float">
            <text:p>101.3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9-04-2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397" calcext:value-type="float">
            <text:p>101.39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9-04-2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426" calcext:value-type="float">
            <text:p>101.4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9-04-2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459" calcext:value-type="float">
            <text:p>101.45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9-04-2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492" calcext:value-type="float">
            <text:p>101.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9-04-2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522" calcext:value-type="float">
            <text:p>101.5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9-04-2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553" calcext:value-type="float">
            <text:p>101.55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9-04-1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586" calcext:value-type="float">
            <text:p>101.5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9-04-1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627" calcext:value-type="float">
            <text:p>101.62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9-04-1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666" calcext:value-type="float">
            <text:p>101.6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9-04-1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704" calcext:value-type="float">
            <text:p>101.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9-04-1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743" calcext:value-type="float">
            <text:p>101.7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9-04-1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777" calcext:value-type="float">
            <text:p>101.77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9-04-1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811" calcext:value-type="float">
            <text:p>101.81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9-04-1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848" calcext:value-type="float">
            <text:p>101.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9-04-1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888" calcext:value-type="float">
            <text:p>101.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9-04-10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923" calcext:value-type="float">
            <text:p>101.92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9-04-09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961" calcext:value-type="float">
            <text:p>101.96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9-04-08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994" calcext:value-type="float">
            <text:p>101.9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9-04-07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03" calcext:value-type="float">
            <text:p>102.0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9-04-06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068" calcext:value-type="float">
            <text:p>102.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9-04-05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106" calcext:value-type="float">
            <text:p>102.1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9-04-04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117" calcext:value-type="float">
            <text:p>102.11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9-04-03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128" calcext:value-type="float">
            <text:p>102.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9-04-02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141" calcext:value-type="float">
            <text:p>102.14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9-04-01 09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177" calcext:value-type="float">
            <text:p>102.17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9-03-3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27" calcext:value-type="float">
            <text:p>102.2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9-03-2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48" calcext:value-type="float">
            <text:p>102.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9-03-1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63" calcext:value-type="float">
            <text:p>102.6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9-03-1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38" calcext:value-type="float">
            <text:p>102.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9-03-0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07" calcext:value-type="float">
            <text:p>102.0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9-02-2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26" calcext:value-type="float">
            <text:p>102.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9-02-2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39" calcext:value-type="float">
            <text:p>102.3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9-02-1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67" calcext:value-type="float">
            <text:p>102.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9-02-1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72" calcext:value-type="float">
            <text:p>102.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9-02-0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89" calcext:value-type="float">
            <text:p>101.8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9-01-3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77" calcext:value-type="float">
            <text:p>101.7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9-01-2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73" calcext:value-type="float">
            <text:p>101.7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9-01-2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84" calcext:value-type="float">
            <text:p>101.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9-01-1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08" calcext:value-type="float">
            <text:p>102.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9-01-0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43" calcext:value-type="float">
            <text:p>102.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8-12-3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73" calcext:value-type="float">
            <text:p>102.7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8-12-2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93" calcext:value-type="float">
            <text:p>102.9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8-12-1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64" calcext:value-type="float">
            <text:p>102.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8-12-1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65" calcext:value-type="float">
            <text:p>102.6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8-12-0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23" calcext:value-type="float">
            <text:p>101.2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8-12-0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64" calcext:value-type="float">
            <text:p>100.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8-11-2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33" calcext:value-type="float">
            <text:p>100.3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8-11-2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27" calcext:value-type="float">
            <text:p>100.2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8-11-1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15" calcext:value-type="float">
            <text:p>100.1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8-11-0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06" calcext:value-type="float">
            <text:p>100.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8-10-3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07" calcext:value-type="float">
            <text:p>100.0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8-10-3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08" calcext:value-type="float">
            <text:p>100.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8-10-2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08" calcext:value-type="float">
            <text:p>100.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8-10-1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13" calcext:value-type="float">
            <text:p>100.1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8-10-0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06" calcext:value-type="float">
            <text:p>100.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8-10-0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1" calcext:value-type="float">
            <text:p>100.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8-09-3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11" calcext:value-type="float">
            <text:p>100.1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8-09-2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14" calcext:value-type="float">
            <text:p>100.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8-09-1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12" calcext:value-type="float">
            <text:p>100.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8-09-1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17" calcext:value-type="float">
            <text:p>100.1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8-09-0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2" calcext:value-type="float">
            <text:p>100.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8-08-2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24" calcext:value-type="float">
            <text:p>100.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8-08-2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27" calcext:value-type="float">
            <text:p>100.2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8-08-1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32" calcext:value-type="float">
            <text:p>100.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8-08-0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37" calcext:value-type="float">
            <text:p>100.3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8-08-0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43" calcext:value-type="float">
            <text:p>100.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8-07-3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44" calcext:value-type="float">
            <text:p>100.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8-07-1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6" calcext:value-type="float">
            <text:p>100.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8-07-1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73" calcext:value-type="float">
            <text:p>100.7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8-07-0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89" calcext:value-type="float">
            <text:p>100.8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8-07-0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95" calcext:value-type="float">
            <text:p>100.9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8-06-2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12" calcext:value-type="float">
            <text:p>101.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8-06-1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35" calcext:value-type="float">
            <text:p>101.3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8-06-1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55" calcext:value-type="float">
            <text:p>101.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8-06-0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63" calcext:value-type="float">
            <text:p>101.6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8-05-3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302" calcext:value-type="float">
            <text:p>101.3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8-05-3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25" calcext:value-type="float">
            <text:p>101.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8-05-2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252" calcext:value-type="float">
            <text:p>101.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8-05-2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275" calcext:value-type="float">
            <text:p>101.2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8-05-2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303" calcext:value-type="float">
            <text:p>101.30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8-05-2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331" calcext:value-type="float">
            <text:p>101.33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8-05-2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355" calcext:value-type="float">
            <text:p>101.3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8-05-2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383" calcext:value-type="float">
            <text:p>101.38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8-05-2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412" calcext:value-type="float">
            <text:p>101.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8-05-2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445" calcext:value-type="float">
            <text:p>101.4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8-05-2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48" calcext:value-type="float">
            <text:p>101.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8-05-2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516" calcext:value-type="float">
            <text:p>101.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8-05-1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551" calcext:value-type="float">
            <text:p>101.55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8-05-1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59" calcext:value-type="float">
            <text:p>101.5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8-05-1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625" calcext:value-type="float">
            <text:p>101.6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8-05-1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663" calcext:value-type="float">
            <text:p>101.66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8-05-1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705" calcext:value-type="float">
            <text:p>101.70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8-05-1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745" calcext:value-type="float">
            <text:p>101.7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8-05-1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785" calcext:value-type="float">
            <text:p>101.78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8-05-1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825" calcext:value-type="float">
            <text:p>101.8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8-05-1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862" calcext:value-type="float">
            <text:p>101.8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8-05-1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888" calcext:value-type="float">
            <text:p>101.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8-05-0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924" calcext:value-type="float">
            <text:p>101.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8-05-0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969" calcext:value-type="float">
            <text:p>101.96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8-05-0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008" calcext:value-type="float">
            <text:p>102.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8-05-0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045" calcext:value-type="float">
            <text:p>102.0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8-05-0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085" calcext:value-type="float">
            <text:p>102.08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8-05-0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123" calcext:value-type="float">
            <text:p>102.12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8-05-0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165" calcext:value-type="float">
            <text:p>102.16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8-05-0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209" calcext:value-type="float">
            <text:p>102.20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8-05-0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28" calcext:value-type="float">
            <text:p>102.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8-04-3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286" calcext:value-type="float">
            <text:p>102.2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8-04-2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327" calcext:value-type="float">
            <text:p>102.32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8-04-2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359" calcext:value-type="float">
            <text:p>102.35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8-04-2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392" calcext:value-type="float">
            <text:p>102.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8-04-2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413" calcext:value-type="float">
            <text:p>102.41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8-04-2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445" calcext:value-type="float">
            <text:p>102.4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8-04-2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48" calcext:value-type="float">
            <text:p>102.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8-04-2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496" calcext:value-type="float">
            <text:p>102.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8-04-2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52" calcext:value-type="float">
            <text:p>102.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8-04-2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55" calcext:value-type="float">
            <text:p>102.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8-04-2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571" calcext:value-type="float">
            <text:p>102.5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8-04-1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598" calcext:value-type="float">
            <text:p>102.5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8-04-1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628" calcext:value-type="float">
            <text:p>102.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8-04-1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7" calcext:value-type="float">
            <text:p>102.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8-04-1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712" calcext:value-type="float">
            <text:p>102.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8-04-1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744" calcext:value-type="float">
            <text:p>102.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8-04-1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772" calcext:value-type="float">
            <text:p>102.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8-04-1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801" calcext:value-type="float">
            <text:p>102.80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8-04-1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831" calcext:value-type="float">
            <text:p>102.83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8-04-1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852" calcext:value-type="float">
            <text:p>102.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8-04-1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93" calcext:value-type="float">
            <text:p>102.9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8-04-0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937" calcext:value-type="float">
            <text:p>102.93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8-04-0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972" calcext:value-type="float">
            <text:p>102.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8-04-0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3.018" calcext:value-type="float">
            <text:p>103.0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8-04-0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3.07" calcext:value-type="float">
            <text:p>103.0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8-04-0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3.085" calcext:value-type="float">
            <text:p>103.08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8-04-0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3.12" calcext:value-type="float">
            <text:p>103.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8-04-0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3.135" calcext:value-type="float">
            <text:p>103.13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8-04-0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3.111" calcext:value-type="float">
            <text:p>103.11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8-04-0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948" calcext:value-type="float">
            <text:p>102.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8-03-3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88" calcext:value-type="float">
            <text:p>102.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8-03-3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738" calcext:value-type="float">
            <text:p>102.7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8-03-2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679" calcext:value-type="float">
            <text:p>102.67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8-03-2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678" calcext:value-type="float">
            <text:p>102.6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8-03-2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71" calcext:value-type="float">
            <text:p>102.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8-03-2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704" calcext:value-type="float">
            <text:p>102.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8-03-2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728" calcext:value-type="float">
            <text:p>102.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8-03-2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765" calcext:value-type="float">
            <text:p>102.76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8-03-2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793" calcext:value-type="float">
            <text:p>102.79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8-03-2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81" calcext:value-type="float">
            <text:p>102.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8-03-2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826" calcext:value-type="float">
            <text:p>102.8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8-03-2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87" calcext:value-type="float">
            <text:p>102.8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8-03-1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886" calcext:value-type="float">
            <text:p>102.8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8-03-1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922" calcext:value-type="float">
            <text:p>102.9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8-03-1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938" calcext:value-type="float">
            <text:p>102.9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8-03-1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938" calcext:value-type="float">
            <text:p>102.9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8-03-1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921" calcext:value-type="float">
            <text:p>102.92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8-03-1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922" calcext:value-type="float">
            <text:p>102.9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8-03-1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86" calcext:value-type="float">
            <text:p>102.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8-03-1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822" calcext:value-type="float">
            <text:p>102.8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8-03-1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716" calcext:value-type="float">
            <text:p>102.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8-03-1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598" calcext:value-type="float">
            <text:p>102.5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8-03-0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446" calcext:value-type="float">
            <text:p>102.4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8-03-0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387" calcext:value-type="float">
            <text:p>102.38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8-03-0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342" calcext:value-type="float">
            <text:p>102.3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8-03-0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29" calcext:value-type="float">
            <text:p>102.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8-03-0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263" calcext:value-type="float">
            <text:p>102.26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8-03-0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233" calcext:value-type="float">
            <text:p>102.23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8-03-0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235" calcext:value-type="float">
            <text:p>102.23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8-03-0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277" calcext:value-type="float">
            <text:p>102.27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8-03-0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318" calcext:value-type="float">
            <text:p>102.3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8-02-2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34" calcext:value-type="float">
            <text:p>102.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8-02-2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39" calcext:value-type="float">
            <text:p>102.3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8-02-2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54" calcext:value-type="float">
            <text:p>102.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8-02-1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49" calcext:value-type="float">
            <text:p>102.4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8-02-0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63" calcext:value-type="float">
            <text:p>102.6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8-01-3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84" calcext:value-type="float">
            <text:p>102.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8-01-3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86" calcext:value-type="float">
            <text:p>102.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8-01-2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85" calcext:value-type="float">
            <text:p>102.8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8-01-1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65" calcext:value-type="float">
            <text:p>102.6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8-01-0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94" calcext:value-type="float">
            <text:p>102.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7-12-3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3.02" calcext:value-type="float">
            <text:p>103.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7-12-2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63" calcext:value-type="float">
            <text:p>102.6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7-12-2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27" calcext:value-type="float">
            <text:p>102.2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7-12-1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23" calcext:value-type="float">
            <text:p>101.2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7-12-0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26" calcext:value-type="float">
            <text:p>101.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7-11-3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25" calcext:value-type="float">
            <text:p>101.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7-11-2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17" calcext:value-type="float">
            <text:p>101.1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7-11-2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68" calcext:value-type="float">
            <text:p>100.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7-11-1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43" calcext:value-type="float">
            <text:p>100.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7-11-0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24" calcext:value-type="float">
            <text:p>100.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7-10-3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18" calcext:value-type="float">
            <text:p>100.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7-10-3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18" calcext:value-type="float">
            <text:p>100.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7-10-2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17" calcext:value-type="float">
            <text:p>100.1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7-10-1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1" calcext:value-type="float">
            <text:p>100.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7-10-1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1" calcext:value-type="float">
            <text:p>100.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7-10-0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09" calcext:value-type="float">
            <text:p>100.0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7-09-3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08" calcext:value-type="float">
            <text:p>100.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7-09-2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05" calcext:value-type="float">
            <text:p>100.0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7-09-2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06" calcext:value-type="float">
            <text:p>100.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7-09-1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08" calcext:value-type="float">
            <text:p>100.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7-09-0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11" calcext:value-type="float">
            <text:p>100.1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7-08-3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14" calcext:value-type="float">
            <text:p>100.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7-08-3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15" calcext:value-type="float">
            <text:p>100.1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7-08-2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2" calcext:value-type="float">
            <text:p>100.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7-08-1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22" calcext:value-type="float">
            <text:p>100.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7-08-0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25" calcext:value-type="float">
            <text:p>100.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7-07-3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26" calcext:value-type="float">
            <text:p>100.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7-07-2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28" calcext:value-type="float">
            <text:p>100.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7-07-1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3" calcext:value-type="float">
            <text:p>100.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7-07-1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33" calcext:value-type="float">
            <text:p>100.3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7-07-0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35" calcext:value-type="float">
            <text:p>100.3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7-06-3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4" calcext:value-type="float">
            <text:p>100.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7-06-2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43" calcext:value-type="float">
            <text:p>100.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7-06-2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49" calcext:value-type="float">
            <text:p>100.4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7-06-1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57" calcext:value-type="float">
            <text:p>100.5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7-06-0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5" calcext:value-type="float">
            <text:p>100.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7-05-3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52" calcext:value-type="float">
            <text:p>100.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7-05-2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58" calcext:value-type="float">
            <text:p>100.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7-05-1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63" calcext:value-type="float">
            <text:p>100.6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7-05-1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73" calcext:value-type="float">
            <text:p>100.7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7-05-0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96" calcext:value-type="float">
            <text:p>100.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7-04-2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09" calcext:value-type="float">
            <text:p>101.0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7-04-1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33" calcext:value-type="float">
            <text:p>101.3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7-04-1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62" calcext:value-type="float">
            <text:p>101.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7-04-0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87" calcext:value-type="float">
            <text:p>101.8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7-03-3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08" calcext:value-type="float">
            <text:p>102.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7-03-2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15" calcext:value-type="float">
            <text:p>102.1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7-03-2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33" calcext:value-type="float">
            <text:p>102.3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7-03-2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38" calcext:value-type="float">
            <text:p>102.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7-03-1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48" calcext:value-type="float">
            <text:p>102.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7-03-0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49" calcext:value-type="float">
            <text:p>102.4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7-03-0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37" calcext:value-type="float">
            <text:p>102.3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7-02-2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57" calcext:value-type="float">
            <text:p>102.5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7-02-1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74" calcext:value-type="float">
            <text:p>102.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7-02-0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82" calcext:value-type="float">
            <text:p>102.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7-02-0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42" calcext:value-type="float">
            <text:p>102.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7-01-2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41" calcext:value-type="float">
            <text:p>102.4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7-01-1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15" calcext:value-type="float">
            <text:p>102.1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7-01-1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79" calcext:value-type="float">
            <text:p>101.7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6-12-3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77" calcext:value-type="float">
            <text:p>101.7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6-12-2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89" calcext:value-type="float">
            <text:p>101.8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6-12-2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12" calcext:value-type="float">
            <text:p>102.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6-12-1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11" calcext:value-type="float">
            <text:p>102.1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6-12-0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11" calcext:value-type="float">
            <text:p>102.1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6-11-3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31" calcext:value-type="float">
            <text:p>102.3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6-11-2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29" calcext:value-type="float">
            <text:p>101.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6-11-1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3" calcext:value-type="float">
            <text:p>100.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6-11-0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13" calcext:value-type="float">
            <text:p>100.1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6-10-3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14" calcext:value-type="float">
            <text:p>100.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6-10-2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15" calcext:value-type="float">
            <text:p>100.1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6-10-1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19" calcext:value-type="float">
            <text:p>100.1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6-10-1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2" calcext:value-type="float">
            <text:p>100.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6-09-3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24" calcext:value-type="float">
            <text:p>100.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6-09-2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26" calcext:value-type="float">
            <text:p>100.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6-09-2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31" calcext:value-type="float">
            <text:p>100.3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6-09-2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24" calcext:value-type="float">
            <text:p>100.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6-09-1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38" calcext:value-type="float">
            <text:p>100.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6-09-0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38" calcext:value-type="float">
            <text:p>100.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6-08-3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47" calcext:value-type="float">
            <text:p>100.4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6-08-2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55" calcext:value-type="float">
            <text:p>100.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6-08-1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64" calcext:value-type="float">
            <text:p>100.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6-08-1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76" calcext:value-type="float">
            <text:p>100.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6-08-0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89" calcext:value-type="float">
            <text:p>100.8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6-07-3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91" calcext:value-type="float">
            <text:p>100.9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6-07-2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02" calcext:value-type="float">
            <text:p>101.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6-07-1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23" calcext:value-type="float">
            <text:p>101.2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6-07-1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38" calcext:value-type="float">
            <text:p>101.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6-07-0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45" calcext:value-type="float">
            <text:p>101.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6-06-2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39" calcext:value-type="float">
            <text:p>101.3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6-06-2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25" calcext:value-type="float">
            <text:p>101.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6-06-2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39" calcext:value-type="float">
            <text:p>101.3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6-06-1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31" calcext:value-type="float">
            <text:p>101.3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6-06-0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52" calcext:value-type="float">
            <text:p>101.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6-05-3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87" calcext:value-type="float">
            <text:p>101.8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6-05-2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26" calcext:value-type="float">
            <text:p>102.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6-05-1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5" calcext:value-type="float">
            <text:p>102.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6-05-1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91" calcext:value-type="float">
            <text:p>101.9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6-05-0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04" calcext:value-type="float">
            <text:p>102.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6-04-3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2" calcext:value-type="float">
            <text:p>102.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6-04-2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38" calcext:value-type="float">
            <text:p>102.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6-04-2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57" calcext:value-type="float">
            <text:p>102.5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6-04-1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63" calcext:value-type="float">
            <text:p>102.6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6-04-0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79" calcext:value-type="float">
            <text:p>102.7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6-03-3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86" calcext:value-type="float">
            <text:p>102.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6-03-3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79" calcext:value-type="float">
            <text:p>102.7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6-03-2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49" calcext:value-type="float">
            <text:p>102.4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6-03-1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74" calcext:value-type="float">
            <text:p>102.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6-03-0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41" calcext:value-type="float">
            <text:p>102.4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6-03-0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44" calcext:value-type="float">
            <text:p>102.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6-02-2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63" calcext:value-type="float">
            <text:p>102.6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6-02-1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9" calcext:value-type="float">
            <text:p>102.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6-02-1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3.26" calcext:value-type="float">
            <text:p>103.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6-02-0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96" calcext:value-type="float">
            <text:p>102.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6-01-2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73" calcext:value-type="float">
            <text:p>102.7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6-01-2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83" calcext:value-type="float">
            <text:p>102.8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6-01-1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3.16" calcext:value-type="float">
            <text:p>103.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6-01-0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3.23" calcext:value-type="float">
            <text:p>103.2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5-12-3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3.13" calcext:value-type="float">
            <text:p>103.1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5-12-3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97" calcext:value-type="float">
            <text:p>102.9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5-12-2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69" calcext:value-type="float">
            <text:p>102.6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5-12-1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68" calcext:value-type="float">
            <text:p>102.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5-12-0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79" calcext:value-type="float">
            <text:p>102.7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5-12-0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63" calcext:value-type="float">
            <text:p>102.6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5-11-2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41" calcext:value-type="float">
            <text:p>102.4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5-11-1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95" calcext:value-type="float">
            <text:p>101.9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5-11-1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37" calcext:value-type="float">
            <text:p>101.3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5-11-0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15" calcext:value-type="float">
            <text:p>100.1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5-11-0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13" calcext:value-type="float">
            <text:p>100.1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5-10-2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02" calcext:value-type="float">
            <text:p>100.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5-10-2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15" calcext:value-type="float">
            <text:p>100.1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5-10-1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19" calcext:value-type="float">
            <text:p>100.1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5-10-0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18" calcext:value-type="float">
            <text:p>100.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5-09-3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13" calcext:value-type="float">
            <text:p>100.1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5-09-2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11" calcext:value-type="float">
            <text:p>100.1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5-09-1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08" calcext:value-type="float">
            <text:p>100.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5-09-0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1" calcext:value-type="float">
            <text:p>100.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5-09-0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13" calcext:value-type="float">
            <text:p>100.1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5-08-2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1" calcext:value-type="float">
            <text:p>100.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5-08-1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09" calcext:value-type="float">
            <text:p>100.0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5-08-1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14" calcext:value-type="float">
            <text:p>100.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5-08-0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2" calcext:value-type="float">
            <text:p>100.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5-07-3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23" calcext:value-type="float">
            <text:p>100.2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5-07-2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24" calcext:value-type="float">
            <text:p>100.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5-07-2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21" calcext:value-type="float">
            <text:p>100.2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5-07-1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27" calcext:value-type="float">
            <text:p>100.2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5-07-0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31" calcext:value-type="float">
            <text:p>100.3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5-06-3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34" calcext:value-type="float">
            <text:p>100.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5-06-2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38" calcext:value-type="float">
            <text:p>100.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5-06-1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42" calcext:value-type="float">
            <text:p>100.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5-06-1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46" calcext:value-type="float">
            <text:p>100.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5-06-0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5" calcext:value-type="float">
            <text:p>100.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5-05-3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51" calcext:value-type="float">
            <text:p>100.5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5-05-2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54" calcext:value-type="float">
            <text:p>100.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5-05-2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59" calcext:value-type="float">
            <text:p>100.5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5-05-1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6" calcext:value-type="float">
            <text:p>100.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5-05-0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65" calcext:value-type="float">
            <text:p>100.6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5-04-2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67" calcext:value-type="float">
            <text:p>100.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5-04-2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81" calcext:value-type="float">
            <text:p>100.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5-04-1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95" calcext:value-type="float">
            <text:p>100.9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5-04-0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1" calcext:value-type="float">
            <text:p>101.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5-03-3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36" calcext:value-type="float">
            <text:p>101.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5-03-2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6" calcext:value-type="float">
            <text:p>101.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5-03-1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95" calcext:value-type="float">
            <text:p>101.9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5-03-1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27" calcext:value-type="float">
            <text:p>102.2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5-03-0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43" calcext:value-type="float">
            <text:p>102.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5-02-2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48" calcext:value-type="float">
            <text:p>102.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5-02-2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31" calcext:value-type="float">
            <text:p>102.3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5-02-1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91" calcext:value-type="float">
            <text:p>101.9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5-02-1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17" calcext:value-type="float">
            <text:p>102.1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5-02-0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38" calcext:value-type="float">
            <text:p>102.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5-01-3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53" calcext:value-type="float">
            <text:p>102.5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5-01-2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59" calcext:value-type="float">
            <text:p>102.5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5-01-2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88" calcext:value-type="float">
            <text:p>102.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5-01-1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7" calcext:value-type="float">
            <text:p>102.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5-01-0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5" calcext:value-type="float">
            <text:p>102.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4-12-3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43" calcext:value-type="float">
            <text:p>102.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4-12-2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4" calcext:value-type="float">
            <text:p>102.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4-12-1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23" calcext:value-type="float">
            <text:p>102.2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4-12-1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2" calcext:value-type="float">
            <text:p>102.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4-11-3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48" calcext:value-type="float">
            <text:p>102.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4-11-2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52" calcext:value-type="float">
            <text:p>102.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4-11-1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36" calcext:value-type="float">
            <text:p>102.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4-11-1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65" calcext:value-type="float">
            <text:p>101.6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4-11-0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06" calcext:value-type="float">
            <text:p>101.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4-10-3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4-10-2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97" calcext:value-type="float">
            <text:p>100.9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4-10-2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74" calcext:value-type="float">
            <text:p>100.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4-10-1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36" calcext:value-type="float">
            <text:p>100.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4-10-0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26" calcext:value-type="float">
            <text:p>100.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4-09-3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25" calcext:value-type="float">
            <text:p>100.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4-09-2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3" calcext:value-type="float">
            <text:p>100.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4-09-1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33" calcext:value-type="float">
            <text:p>100.3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4-09-0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38" calcext:value-type="float">
            <text:p>100.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4-08-3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41" calcext:value-type="float">
            <text:p>100.4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4-08-2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41" calcext:value-type="float">
            <text:p>100.4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4-08-2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4" calcext:value-type="float">
            <text:p>100.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4-08-1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44" calcext:value-type="float">
            <text:p>100.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4-08-0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46" calcext:value-type="float">
            <text:p>100.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4-07-3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51" calcext:value-type="float">
            <text:p>100.5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4-07-2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53" calcext:value-type="float">
            <text:p>100.5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4-07-2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61" calcext:value-type="float">
            <text:p>100.6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4-07-1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67" calcext:value-type="float">
            <text:p>100.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4-07-0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79" calcext:value-type="float">
            <text:p>100.7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4-06-3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97" calcext:value-type="float">
            <text:p>100.9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4-06-2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1" calcext:value-type="float">
            <text:p>101.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4-06-1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27" calcext:value-type="float">
            <text:p>101.2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4-06-1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41" calcext:value-type="float">
            <text:p>101.4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4-05-3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46" calcext:value-type="float">
            <text:p>101.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4-05-2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35" calcext:value-type="float">
            <text:p>101.3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4-05-2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43" calcext:value-type="float">
            <text:p>101.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4-05-1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72" calcext:value-type="float">
            <text:p>101.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4-05-0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98" calcext:value-type="float">
            <text:p>101.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4-05-0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96" calcext:value-type="float">
            <text:p>101.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4-04-3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93" calcext:value-type="float">
            <text:p>101.9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4-04-2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53" calcext:value-type="float">
            <text:p>101.5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4-04-1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6" calcext:value-type="float">
            <text:p>101.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4-04-0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66" calcext:value-type="float">
            <text:p>101.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4-03-3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88" calcext:value-type="float">
            <text:p>101.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4-03-2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13" calcext:value-type="float">
            <text:p>102.1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4-03-1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37" calcext:value-type="float">
            <text:p>102.3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4-03-1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59" calcext:value-type="float">
            <text:p>102.5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4-03-0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79" calcext:value-type="float">
            <text:p>102.7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4-03-0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79" calcext:value-type="float">
            <text:p>102.7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4-02-2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74" calcext:value-type="float">
            <text:p>102.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4-02-2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84" calcext:value-type="float">
            <text:p>102.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4-02-2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3.06" calcext:value-type="float">
            <text:p>103.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4-02-1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3.09" calcext:value-type="float">
            <text:p>103.0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4-02-1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3.18" calcext:value-type="float">
            <text:p>103.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4-02-1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3.17" calcext:value-type="float">
            <text:p>103.1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4-02-1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3.1" calcext:value-type="float">
            <text:p>103.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4-02-1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3.19" calcext:value-type="float">
            <text:p>103.1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4-02-0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3.08" calcext:value-type="float">
            <text:p>103.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4-01-3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3.15" calcext:value-type="float">
            <text:p>103.1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4-01-2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3.09" calcext:value-type="float">
            <text:p>103.0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4-01-2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99" calcext:value-type="float">
            <text:p>102.9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4-01-1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3.01" calcext:value-type="float">
            <text:p>103.0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4-01-0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3.4" calcext:value-type="float">
            <text:p>103.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3-12-3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3.02" calcext:value-type="float">
            <text:p>103.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3-12-2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89" calcext:value-type="float">
            <text:p>102.8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3-12-1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53" calcext:value-type="float">
            <text:p>101.5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3-12-1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71" calcext:value-type="float">
            <text:p>101.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3-12-0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03" calcext:value-type="float">
            <text:p>102.0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3-11-3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17" calcext:value-type="float">
            <text:p>102.1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3-11-2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31" calcext:value-type="float">
            <text:p>102.3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3-11-2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53" calcext:value-type="float">
            <text:p>102.5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3-11-1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65" calcext:value-type="float">
            <text:p>102.6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3-11-0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13" calcext:value-type="float">
            <text:p>102.1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3-10-3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33" calcext:value-type="float">
            <text:p>101.3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3-10-3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98" calcext:value-type="float">
            <text:p>100.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3-10-2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17" calcext:value-type="float">
            <text:p>100.1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3-10-1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07" calcext:value-type="float">
            <text:p>100.0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3-10-0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09" calcext:value-type="float">
            <text:p>100.0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3-10-0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1" calcext:value-type="float">
            <text:p>100.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3-09-2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12" calcext:value-type="float">
            <text:p>100.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3-09-1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15" calcext:value-type="float">
            <text:p>100.1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3-09-1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14" calcext:value-type="float">
            <text:p>100.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3-09-0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16" calcext:value-type="float">
            <text:p>100.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3-08-3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17" calcext:value-type="float">
            <text:p>100.1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3-08-2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19" calcext:value-type="float">
            <text:p>100.1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3-08-2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22" calcext:value-type="float">
            <text:p>100.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3-08-1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29" calcext:value-type="float">
            <text:p>100.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3-08-0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33" calcext:value-type="float">
            <text:p>100.3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3-07-3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37" calcext:value-type="float">
            <text:p>100.3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3-07-2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43" calcext:value-type="float">
            <text:p>100.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3-07-1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49" calcext:value-type="float">
            <text:p>100.4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3-07-1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57" calcext:value-type="float">
            <text:p>100.5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3-06-3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7" calcext:value-type="float">
            <text:p>100.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3-06-2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78" calcext:value-type="float">
            <text:p>100.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3-06-1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9" calcext:value-type="float">
            <text:p>100.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3-06-1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02" calcext:value-type="float">
            <text:p>101.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3-06-0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12" calcext:value-type="float">
            <text:p>101.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3-05-3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15" calcext:value-type="float">
            <text:p>101.1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3-05-2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15" calcext:value-type="float">
            <text:p>101.1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3-05-2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11" calcext:value-type="float">
            <text:p>101.1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3-05-1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03" calcext:value-type="float">
            <text:p>101.0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3-05-0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09" calcext:value-type="float">
            <text:p>101.0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3-05-0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28" calcext:value-type="float">
            <text:p>101.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3-04-2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54" calcext:value-type="float">
            <text:p>101.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3-04-1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85" calcext:value-type="float">
            <text:p>101.8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3-04-1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18" calcext:value-type="float">
            <text:p>102.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3-04-0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45" calcext:value-type="float">
            <text:p>102.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3-03-3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55" calcext:value-type="float">
            <text:p>102.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3-03-2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62" calcext:value-type="float">
            <text:p>102.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3-03-2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24" calcext:value-type="float">
            <text:p>102.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3-03-1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43" calcext:value-type="float">
            <text:p>102.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3-03-1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93" calcext:value-type="float">
            <text:p>101.9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3-03-0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19" calcext:value-type="float">
            <text:p>102.1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3-02-2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37" calcext:value-type="float">
            <text:p>102.3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3-02-2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43" calcext:value-type="float">
            <text:p>102.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3-02-2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7" calcext:value-type="float">
            <text:p>102.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3-02-1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8" calcext:value-type="float">
            <text:p>102.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3-02-0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85" calcext:value-type="float">
            <text:p>102.8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3-01-3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99" calcext:value-type="float">
            <text:p>102.9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3-01-3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94" calcext:value-type="float">
            <text:p>102.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3-01-2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33" calcext:value-type="float">
            <text:p>102.3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3-01-1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47" calcext:value-type="float">
            <text:p>102.4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3-01-0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77" calcext:value-type="float">
            <text:p>102.7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2-12-3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3.26" calcext:value-type="float">
            <text:p>103.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2-12-2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3.32" calcext:value-type="float">
            <text:p>103.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2-12-1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68" calcext:value-type="float">
            <text:p>102.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2-12-1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62" calcext:value-type="float">
            <text:p>102.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2-12-0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85" calcext:value-type="float">
            <text:p>102.8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2-12-0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95" calcext:value-type="float">
            <text:p>102.9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2-11-2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3.29" calcext:value-type="float">
            <text:p>103.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2-11-2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43" calcext:value-type="float">
            <text:p>102.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2-11-1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59" calcext:value-type="float">
            <text:p>102.5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2-11-0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8" calcext:value-type="float">
            <text:p>102.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2-10-3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45" calcext:value-type="float">
            <text:p>102.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2-10-2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69" calcext:value-type="float">
            <text:p>102.6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2-10-1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65" calcext:value-type="float">
            <text:p>102.6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2-10-1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63" calcext:value-type="float">
            <text:p>102.6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2-10-0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13" calcext:value-type="float">
            <text:p>102.1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2-09-2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73" calcext:value-type="float">
            <text:p>101.7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2-09-1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85" calcext:value-type="float">
            <text:p>101.8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2-09-1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21" calcext:value-type="float">
            <text:p>102.2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2-09-0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38" calcext:value-type="float">
            <text:p>102.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2-08-2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75" calcext:value-type="float">
            <text:p>101.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2-08-2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75" calcext:value-type="float">
            <text:p>101.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2-08-1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75" calcext:value-type="float">
            <text:p>101.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2-08-0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03" calcext:value-type="float">
            <text:p>102.0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2-07-3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34" calcext:value-type="float">
            <text:p>102.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2-07-2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56" calcext:value-type="float">
            <text:p>102.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2-07-1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79" calcext:value-type="float">
            <text:p>102.7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2-07-1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55" calcext:value-type="float">
            <text:p>102.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2-07-0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45" calcext:value-type="float">
            <text:p>102.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2-06-2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62" calcext:value-type="float">
            <text:p>102.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2-06-2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37" calcext:value-type="float">
            <text:p>102.3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2-06-1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96" calcext:value-type="float">
            <text:p>101.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2-06-0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8" calcext:value-type="float">
            <text:p>101.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2-05-3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1" calcext:value-type="float">
            <text:p>102.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2-05-2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43" calcext:value-type="float">
            <text:p>102.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2-05-1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43" calcext:value-type="float">
            <text:p>102.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2-05-0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68" calcext:value-type="float">
            <text:p>102.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2-05-0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85" calcext:value-type="float">
            <text:p>101.8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2-04-2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52" calcext:value-type="float">
            <text:p>100.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2-04-1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6" calcext:value-type="float">
            <text:p>100.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2-04-1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7" calcext:value-type="float">
            <text:p>100.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2-04-0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88" calcext:value-type="float">
            <text:p>100.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2-03-2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01" calcext:value-type="float">
            <text:p>101.0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2-03-2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23" calcext:value-type="float">
            <text:p>101.2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2-03-1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36" calcext:value-type="float">
            <text:p>101.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2-03-0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49" calcext:value-type="float">
            <text:p>101.4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2-02-2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66" calcext:value-type="float">
            <text:p>101.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2-02-2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85" calcext:value-type="float">
            <text:p>101.8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2-02-1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78" calcext:value-type="float">
            <text:p>101.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2-02-0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89" calcext:value-type="float">
            <text:p>101.8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2-02-0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02" calcext:value-type="float">
            <text:p>102.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2-01-2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96" calcext:value-type="float">
            <text:p>101.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2-01-1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52" calcext:value-type="float">
            <text:p>102.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2-01-1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51" calcext:value-type="float">
            <text:p>102.5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2-01-0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68" calcext:value-type="float">
            <text:p>101.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1-12-2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34" calcext:value-type="float">
            <text:p>101.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1-12-2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78" calcext:value-type="float">
            <text:p>100.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1-12-1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9.87" calcext:value-type="float">
            <text:p>99.8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1-12-0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9.71" calcext:value-type="float">
            <text:p>99.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1-11-3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9.72" calcext:value-type="float">
            <text:p>99.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1-11-2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9.74" calcext:value-type="float">
            <text:p>99.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1-11-1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9.76" calcext:value-type="float">
            <text:p>99.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1-11-0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9.81" calcext:value-type="float">
            <text:p>99.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1-11-0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9.78" calcext:value-type="float">
            <text:p>99.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1-10-2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9.76" calcext:value-type="float">
            <text:p>99.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1-10-1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9.79" calcext:value-type="float">
            <text:p>99.7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1-10-1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9.81" calcext:value-type="float">
            <text:p>99.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1-10-0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9.83" calcext:value-type="float">
            <text:p>99.8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1-09-2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9.85" calcext:value-type="float">
            <text:p>99.8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1-09-2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9.85" calcext:value-type="float">
            <text:p>99.8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1-09-1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9.87" calcext:value-type="float">
            <text:p>99.8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1-09-0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9.88" calcext:value-type="float">
            <text:p>99.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1-08-3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9.91" calcext:value-type="float">
            <text:p>99.9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1-08-2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9.91" calcext:value-type="float">
            <text:p>99.9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1-08-1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9.95" calcext:value-type="float">
            <text:p>99.9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1-08-1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9.98" calcext:value-type="float">
            <text:p>99.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1-08-0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9.99" calcext:value-type="float">
            <text:p>99.9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1-07-2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06" calcext:value-type="float">
            <text:p>100.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1-07-2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1" calcext:value-type="float">
            <text:p>100.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1-07-1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11" calcext:value-type="float">
            <text:p>100.1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1-07-0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11" calcext:value-type="float">
            <text:p>100.1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1-06-2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15" calcext:value-type="float">
            <text:p>100.1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1-06-1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18" calcext:value-type="float">
            <text:p>100.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1-06-1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19" calcext:value-type="float">
            <text:p>100.1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1-06-0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22" calcext:value-type="float">
            <text:p>100.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1-06-0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27" calcext:value-type="float">
            <text:p>100.2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1-05-2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32" calcext:value-type="float">
            <text:p>100.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1-05-1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4" calcext:value-type="float">
            <text:p>100.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1-05-1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47" calcext:value-type="float">
            <text:p>100.4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1-05-0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56" calcext:value-type="float">
            <text:p>100.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1-04-2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66" calcext:value-type="float">
            <text:p>100.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1-04-1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83" calcext:value-type="float">
            <text:p>100.8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1-04-1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03" calcext:value-type="float">
            <text:p>101.0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1-04-0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24" calcext:value-type="float">
            <text:p>101.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1-03-3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52" calcext:value-type="float">
            <text:p>101.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1-03-2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85" calcext:value-type="float">
            <text:p>101.8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1-03-1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22" calcext:value-type="float">
            <text:p>102.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1-03-0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47" calcext:value-type="float">
            <text:p>102.4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1-02-2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48" calcext:value-type="float">
            <text:p>102.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1-02-2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26" calcext:value-type="float">
            <text:p>102.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1-02-1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8" calcext:value-type="float">
            <text:p>101.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1-02-0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96" calcext:value-type="float">
            <text:p>101.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1-02-0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33" calcext:value-type="float">
            <text:p>102.3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1-01-2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56" calcext:value-type="float">
            <text:p>102.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1-01-1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76" calcext:value-type="float">
            <text:p>102.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1-01-1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23" calcext:value-type="float">
            <text:p>102.2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1-01-0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61" calcext:value-type="float">
            <text:p>101.6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0-12-2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78" calcext:value-type="float">
            <text:p>100.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0-12-2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89" calcext:value-type="float">
            <text:p>100.8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0-12-1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03" calcext:value-type="float">
            <text:p>101.0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0-12-0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24" calcext:value-type="float">
            <text:p>101.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0-11-3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41" calcext:value-type="float">
            <text:p>101.4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0-11-2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4" calcext:value-type="float">
            <text:p>101.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0-11-1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18" calcext:value-type="float">
            <text:p>101.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0-11-1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59" calcext:value-type="float">
            <text:p>100.5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0-11-0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33" calcext:value-type="float">
            <text:p>100.3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0-10-2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34" calcext:value-type="float">
            <text:p>100.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0-10-2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34" calcext:value-type="float">
            <text:p>100.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0-10-1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36" calcext:value-type="float">
            <text:p>100.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0-10-0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32" calcext:value-type="float">
            <text:p>100.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0-09-2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1" calcext:value-type="float">
            <text:p>100.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0-09-2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13" calcext:value-type="float">
            <text:p>100.1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0-09-1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13" calcext:value-type="float">
            <text:p>100.1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0-09-0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21" calcext:value-type="float">
            <text:p>100.2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0-09-0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31" calcext:value-type="float">
            <text:p>100.3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0-08-2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12" calcext:value-type="float">
            <text:p>100.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0-08-1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1" calcext:value-type="float">
            <text:p>100.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0-08-1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11" calcext:value-type="float">
            <text:p>100.1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0-08-0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12" calcext:value-type="float">
            <text:p>100.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0-07-2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14" calcext:value-type="float">
            <text:p>100.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0-07-2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17" calcext:value-type="float">
            <text:p>100.1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0-07-1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17" calcext:value-type="float">
            <text:p>100.1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0-07-0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18" calcext:value-type="float">
            <text:p>100.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0-06-3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2" calcext:value-type="float">
            <text:p>100.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0-06-2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23" calcext:value-type="float">
            <text:p>100.2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0-06-1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32" calcext:value-type="float">
            <text:p>100.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0-06-0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42" calcext:value-type="float">
            <text:p>100.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0-06-0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56" calcext:value-type="float">
            <text:p>100.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0-05-2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69" calcext:value-type="float">
            <text:p>100.6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0-05-1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91" calcext:value-type="float">
            <text:p>100.9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0-05-1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18" calcext:value-type="float">
            <text:p>101.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0-05-0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53" calcext:value-type="float">
            <text:p>101.5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0-04-2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79" calcext:value-type="float">
            <text:p>101.7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0-04-2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17" calcext:value-type="float">
            <text:p>102.1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0-04-1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46" calcext:value-type="float">
            <text:p>102.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0-04-0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59" calcext:value-type="float">
            <text:p>102.5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0-03-3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3" calcext:value-type="float">
            <text:p>102.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0-03-2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83" calcext:value-type="float">
            <text:p>101.8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0-03-1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11" calcext:value-type="float">
            <text:p>102.1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0-03-0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38" calcext:value-type="float">
            <text:p>102.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0-03-0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35" calcext:value-type="float">
            <text:p>102.3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0-02-2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08" calcext:value-type="float">
            <text:p>102.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0-02-1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25" calcext:value-type="float">
            <text:p>102.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0-02-1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36" calcext:value-type="float">
            <text:p>102.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0-02-0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68" calcext:value-type="float">
            <text:p>102.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0-01-2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95" calcext:value-type="float">
            <text:p>102.9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0-01-2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69" calcext:value-type="float">
            <text:p>102.6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0-01-1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39" calcext:value-type="float">
            <text:p>102.3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10-01-0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62" calcext:value-type="float">
            <text:p>102.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9-12-3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41" calcext:value-type="float">
            <text:p>102.4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9-12-2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45" calcext:value-type="float">
            <text:p>102.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9-12-1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71" calcext:value-type="float">
            <text:p>102.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9-12-0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9-12-0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3.1" calcext:value-type="float">
            <text:p>103.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9-11-2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4" calcext:value-type="float">
            <text:p>102.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9-11-1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73" calcext:value-type="float">
            <text:p>101.7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9-11-0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43" calcext:value-type="float">
            <text:p>100.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9-11-0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1" calcext:value-type="float">
            <text:p>100.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9-10-2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12" calcext:value-type="float">
            <text:p>100.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9-10-1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01" calcext:value-type="float">
            <text:p>100.0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9-10-1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04" calcext:value-type="float">
            <text:p>100.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9-10-0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09" calcext:value-type="float">
            <text:p>100.0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9-09-3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11" calcext:value-type="float">
            <text:p>100.1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9-09-2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18" calcext:value-type="float">
            <text:p>100.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9-09-1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23" calcext:value-type="float">
            <text:p>100.2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9-09-0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29" calcext:value-type="float">
            <text:p>100.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9-09-0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35" calcext:value-type="float">
            <text:p>100.3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9-08-2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4" calcext:value-type="float">
            <text:p>100.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9-08-1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42" calcext:value-type="float">
            <text:p>100.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9-08-1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44" calcext:value-type="float">
            <text:p>100.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9-08-0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08" calcext:value-type="float">
            <text:p>100.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9-07-2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02" calcext:value-type="float">
            <text:p>100.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9-07-2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05" calcext:value-type="float">
            <text:p>100.0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9-07-1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05" calcext:value-type="float">
            <text:p>100.0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9-07-0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08" calcext:value-type="float">
            <text:p>100.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9-07-0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11" calcext:value-type="float">
            <text:p>100.1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9-06-2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13" calcext:value-type="float">
            <text:p>100.1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9-06-1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18" calcext:value-type="float">
            <text:p>100.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9-06-1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19" calcext:value-type="float">
            <text:p>100.1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9-06-0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17" calcext:value-type="float">
            <text:p>100.1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9-05-2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17" calcext:value-type="float">
            <text:p>100.1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9-05-2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28" calcext:value-type="float">
            <text:p>100.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9-05-1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3" calcext:value-type="float">
            <text:p>100.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9-05-0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34" calcext:value-type="float">
            <text:p>100.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9-04-2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46" calcext:value-type="float">
            <text:p>100.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9-04-2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6" calcext:value-type="float">
            <text:p>100.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9-04-1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76" calcext:value-type="float">
            <text:p>100.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9-04-0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93" calcext:value-type="float">
            <text:p>100.9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9-04-0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2" calcext:value-type="float">
            <text:p>101.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9-03-2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53" calcext:value-type="float">
            <text:p>101.5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9-03-1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81" calcext:value-type="float">
            <text:p>101.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9-03-1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09" calcext:value-type="float">
            <text:p>102.0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9-03-0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33" calcext:value-type="float">
            <text:p>102.3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9-02-2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55" calcext:value-type="float">
            <text:p>102.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9-02-1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8" calcext:value-type="float">
            <text:p>102.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9-02-1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57" calcext:value-type="float">
            <text:p>102.5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9-02-0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5" calcext:value-type="float">
            <text:p>102.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9-01-2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58" calcext:value-type="float">
            <text:p>102.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9-01-2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02" calcext:value-type="float">
            <text:p>102.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9-01-1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47" calcext:value-type="float">
            <text:p>101.4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9-01-0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69" calcext:value-type="float">
            <text:p>101.6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9-01-0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5" calcext:value-type="float">
            <text:p>102.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8-12-3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13" calcext:value-type="float">
            <text:p>102.1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8-12-2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35" calcext:value-type="float">
            <text:p>102.3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8-12-1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49" calcext:value-type="float">
            <text:p>102.4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8-12-1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95" calcext:value-type="float">
            <text:p>101.9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8-12-0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17" calcext:value-type="float">
            <text:p>102.1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8-11-2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36" calcext:value-type="float">
            <text:p>102.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8-11-1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5" calcext:value-type="float">
            <text:p>102.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8-11-1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04" calcext:value-type="float">
            <text:p>102.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8-11-0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23" calcext:value-type="float">
            <text:p>101.2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8-10-2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97" calcext:value-type="float">
            <text:p>100.9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8-10-2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1" calcext:value-type="float">
            <text:p>101.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8-10-1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5" calcext:value-type="float">
            <text:p>101.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8-10-0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85" calcext:value-type="float">
            <text:p>101.8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8-09-3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25" calcext:value-type="float">
            <text:p>102.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8-09-2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48" calcext:value-type="float">
            <text:p>102.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8-09-1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77" calcext:value-type="float">
            <text:p>102.7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8-09-1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81" calcext:value-type="float">
            <text:p>102.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8-09-0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1" calcext:value-type="float">
            <text:p>101.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8-08-2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1" calcext:value-type="float">
            <text:p>101.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8-08-2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98" calcext:value-type="float">
            <text:p>100.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8-08-1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76" calcext:value-type="float">
            <text:p>100.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8-08-0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83" calcext:value-type="float">
            <text:p>100.8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8-07-3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95" calcext:value-type="float">
            <text:p>100.9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8-07-2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16" calcext:value-type="float">
            <text:p>101.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8-07-1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31" calcext:value-type="float">
            <text:p>101.3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8-07-0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05" calcext:value-type="float">
            <text:p>101.0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8-07-0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36" calcext:value-type="float">
            <text:p>101.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8-06-2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68" calcext:value-type="float">
            <text:p>101.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8-06-1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18" calcext:value-type="float">
            <text:p>102.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8-06-1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47" calcext:value-type="float">
            <text:p>102.4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8-06-0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55" calcext:value-type="float">
            <text:p>101.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8-05-2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95" calcext:value-type="float">
            <text:p>100.9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8-05-2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91" calcext:value-type="float">
            <text:p>100.9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8-05-1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97" calcext:value-type="float">
            <text:p>100.9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8-05-0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05" calcext:value-type="float">
            <text:p>101.0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8-04-3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18" calcext:value-type="float">
            <text:p>101.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8-04-2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45" calcext:value-type="float">
            <text:p>101.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8-04-1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77" calcext:value-type="float">
            <text:p>101.7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8-04-0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13" calcext:value-type="float">
            <text:p>102.1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8-04-0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27" calcext:value-type="float">
            <text:p>102.2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8-03-2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43" calcext:value-type="float">
            <text:p>102.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8-03-1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4" calcext:value-type="float">
            <text:p>102.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8-03-1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33" calcext:value-type="float">
            <text:p>101.3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8-03-0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64" calcext:value-type="float">
            <text:p>101.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8-02-2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88" calcext:value-type="float">
            <text:p>101.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8-02-2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2" calcext:value-type="float">
            <text:p>102.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8-02-0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41" calcext:value-type="float">
            <text:p>102.4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8-02-0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58" calcext:value-type="float">
            <text:p>102.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8-01-3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65" calcext:value-type="float">
            <text:p>102.6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8-01-2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3.02" calcext:value-type="float">
            <text:p>103.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8-01-1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3.11" calcext:value-type="float">
            <text:p>103.1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8-01-0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41" calcext:value-type="float">
            <text:p>102.4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8-01-0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47" calcext:value-type="float">
            <text:p>102.4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7-12-2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35" calcext:value-type="float">
            <text:p>102.3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7-12-1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57" calcext:value-type="float">
            <text:p>102.5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7-12-1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88" calcext:value-type="float">
            <text:p>102.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7-11-2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15" calcext:value-type="float">
            <text:p>102.1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7-11-2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25" calcext:value-type="float">
            <text:p>101.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7-11-1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68" calcext:value-type="float">
            <text:p>100.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7-11-0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88" calcext:value-type="float">
            <text:p>100.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7-10-3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09" calcext:value-type="float">
            <text:p>101.0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7-10-2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2" calcext:value-type="float">
            <text:p>101.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7-10-1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89" calcext:value-type="float">
            <text:p>100.8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7-10-1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51" calcext:value-type="float">
            <text:p>100.5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7-10-0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69" calcext:value-type="float">
            <text:p>100.6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7-09-2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84" calcext:value-type="float">
            <text:p>100.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7-09-1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97" calcext:value-type="float">
            <text:p>100.9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7-09-1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3" calcext:value-type="float">
            <text:p>101.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7-09-0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62" calcext:value-type="float">
            <text:p>101.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7-08-2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81" calcext:value-type="float">
            <text:p>101.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7-08-2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06" calcext:value-type="float">
            <text:p>102.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7-08-1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3" calcext:value-type="float">
            <text:p>102.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7-08-0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5" calcext:value-type="float">
            <text:p>102.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7-08-0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53" calcext:value-type="float">
            <text:p>102.5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7-08-0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61" calcext:value-type="float">
            <text:p>102.6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7-07-3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88" calcext:value-type="float">
            <text:p>102.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7-07-2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3.07" calcext:value-type="float">
            <text:p>103.0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7-07-1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76" calcext:value-type="float">
            <text:p>101.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7-07-1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87" calcext:value-type="float">
            <text:p>101.8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7-07-0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91" calcext:value-type="float">
            <text:p>100.9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7-06-2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57" calcext:value-type="float">
            <text:p>100.5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7-06-2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44" calcext:value-type="float">
            <text:p>100.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7-06-1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53" calcext:value-type="float">
            <text:p>100.5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7-06-0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65" calcext:value-type="float">
            <text:p>100.6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7-05-3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74" calcext:value-type="float">
            <text:p>100.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7-05-2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77" calcext:value-type="float">
            <text:p>100.7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7-05-1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6" calcext:value-type="float">
            <text:p>100.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7-05-0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52" calcext:value-type="float">
            <text:p>100.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7-05-0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68" calcext:value-type="float">
            <text:p>100.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7-04-2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92" calcext:value-type="float">
            <text:p>100.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7-04-1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17" calcext:value-type="float">
            <text:p>101.1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7-04-1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48" calcext:value-type="float">
            <text:p>101.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7-03-3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82" calcext:value-type="float">
            <text:p>101.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7-03-2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19" calcext:value-type="float">
            <text:p>102.1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7-03-1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78" calcext:value-type="float">
            <text:p>102.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7-03-0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3.15" calcext:value-type="float">
            <text:p>103.1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7-02-2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77" calcext:value-type="float">
            <text:p>102.7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7-02-2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56" calcext:value-type="float">
            <text:p>102.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7-02-1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57" calcext:value-type="float">
            <text:p>102.5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7-02-0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3" calcext:value-type="float">
            <text:p>102.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7-01-1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94" calcext:value-type="float">
            <text:p>102.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7-01-1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87" calcext:value-type="float">
            <text:p>102.8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7-01-1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3.16" calcext:value-type="float">
            <text:p>103.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7-01-0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82" calcext:value-type="float">
            <text:p>102.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6-12-2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64" calcext:value-type="float">
            <text:p>102.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6-12-1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92" calcext:value-type="float">
            <text:p>102.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6-12-0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83" calcext:value-type="float">
            <text:p>102.8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6-11-2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37" calcext:value-type="float">
            <text:p>102.3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6-11-2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87" calcext:value-type="float">
            <text:p>100.8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6-11-1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46" calcext:value-type="float">
            <text:p>100.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6-11-0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51" calcext:value-type="float">
            <text:p>100.5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6-11-0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54" calcext:value-type="float">
            <text:p>100.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6-10-2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43" calcext:value-type="float">
            <text:p>100.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6-10-1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04" calcext:value-type="float">
            <text:p>100.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6-10-1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04" calcext:value-type="float">
            <text:p>100.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6-10-0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9.99" calcext:value-type="float">
            <text:p>99.9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6-09-2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9.88" calcext:value-type="float">
            <text:p>99.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6-09-2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9.92" calcext:value-type="float">
            <text:p>99.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6-09-1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9.91" calcext:value-type="float">
            <text:p>99.9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6-09-0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9.98" calcext:value-type="float">
            <text:p>99.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6-08-3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04" calcext:value-type="float">
            <text:p>100.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6-08-2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07" calcext:value-type="float">
            <text:p>100.0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6-08-1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14" calcext:value-type="float">
            <text:p>100.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6-08-0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23" calcext:value-type="float">
            <text:p>100.2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6-08-0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35" calcext:value-type="float">
            <text:p>100.3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6-07-2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46" calcext:value-type="float">
            <text:p>100.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6-07-1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58" calcext:value-type="float">
            <text:p>100.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6-07-1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76" calcext:value-type="float">
            <text:p>100.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6-07-0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92" calcext:value-type="float">
            <text:p>100.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6-06-2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21" calcext:value-type="float">
            <text:p>101.2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6-06-2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55" calcext:value-type="float">
            <text:p>101.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6-06-1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6-06-0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24" calcext:value-type="float">
            <text:p>102.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6-05-3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24" calcext:value-type="float">
            <text:p>102.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6-05-2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04" calcext:value-type="float">
            <text:p>101.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6-05-1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79" calcext:value-type="float">
            <text:p>100.7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6-05-1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02" calcext:value-type="float">
            <text:p>101.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6-05-0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37" calcext:value-type="float">
            <text:p>101.3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6-04-2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66" calcext:value-type="float">
            <text:p>101.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6-04-1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03" calcext:value-type="float">
            <text:p>102.0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6-04-1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35" calcext:value-type="float">
            <text:p>102.3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6-04-0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39" calcext:value-type="float">
            <text:p>102.3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6-04-0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25" calcext:value-type="float">
            <text:p>101.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6-03-2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16" calcext:value-type="float">
            <text:p>101.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6-03-2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27" calcext:value-type="float">
            <text:p>101.2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6-03-1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3" calcext:value-type="float">
            <text:p>101.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6-03-0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04" calcext:value-type="float">
            <text:p>101.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6-03-0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21" calcext:value-type="float">
            <text:p>101.2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6-02-2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25" calcext:value-type="float">
            <text:p>101.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6-02-1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07" calcext:value-type="float">
            <text:p>101.0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6-02-0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24" calcext:value-type="float">
            <text:p>101.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6-01-3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51" calcext:value-type="float">
            <text:p>101.5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6-01-2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67" calcext:value-type="float">
            <text:p>101.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6-01-1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74" calcext:value-type="float">
            <text:p>101.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6-01-1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84" calcext:value-type="float">
            <text:p>101.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6-01-0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84" calcext:value-type="float">
            <text:p>101.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5-12-2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91" calcext:value-type="float">
            <text:p>101.9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5-12-2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25" calcext:value-type="float">
            <text:p>102.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5-12-1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43" calcext:value-type="float">
            <text:p>102.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5-12-0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34" calcext:value-type="float">
            <text:p>102.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5-11-2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56" calcext:value-type="float">
            <text:p>101.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5-11-2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71" calcext:value-type="float">
            <text:p>101.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5-11-1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74" calcext:value-type="float">
            <text:p>101.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5-11-0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94" calcext:value-type="float">
            <text:p>100.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5-11-0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2" calcext:value-type="float">
            <text:p>100.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5-10-2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9.77" calcext:value-type="float">
            <text:p>99.7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5-10-1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9.74" calcext:value-type="float">
            <text:p>99.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5-10-1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9.73" calcext:value-type="float">
            <text:p>99.7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5-10-0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9.74" calcext:value-type="float">
            <text:p>99.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5-09-2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9.75" calcext:value-type="float">
            <text:p>99.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5-09-2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9.79" calcext:value-type="float">
            <text:p>99.7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5-09-1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9.83" calcext:value-type="float">
            <text:p>99.8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5-09-0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9.87" calcext:value-type="float">
            <text:p>99.8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5-08-3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9.91" calcext:value-type="float">
            <text:p>99.9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5-08-2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9.96" calcext:value-type="float">
            <text:p>99.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5-08-1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9.99" calcext:value-type="float">
            <text:p>99.9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5-08-1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01" calcext:value-type="float">
            <text:p>100.0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5-08-0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07" calcext:value-type="float">
            <text:p>100.0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5-07-2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08" calcext:value-type="float">
            <text:p>100.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5-07-1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16" calcext:value-type="float">
            <text:p>100.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5-07-1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2" calcext:value-type="float">
            <text:p>100.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5-07-0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26" calcext:value-type="float">
            <text:p>100.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5-06-2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3" calcext:value-type="float">
            <text:p>100.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5-06-2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41" calcext:value-type="float">
            <text:p>100.4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5-06-1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61" calcext:value-type="float">
            <text:p>100.6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5-06-0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92" calcext:value-type="float">
            <text:p>100.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5-06-0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02" calcext:value-type="float">
            <text:p>101.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5-05-2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03" calcext:value-type="float">
            <text:p>101.0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5-05-1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23" calcext:value-type="float">
            <text:p>101.2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5-05-1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46" calcext:value-type="float">
            <text:p>101.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5-05-0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59" calcext:value-type="float">
            <text:p>101.5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5-04-2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65" calcext:value-type="float">
            <text:p>101.6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5-04-2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89" calcext:value-type="float">
            <text:p>101.8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5-04-1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11" calcext:value-type="float">
            <text:p>102.1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5-04-0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02" calcext:value-type="float">
            <text:p>102.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5-04-0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36" calcext:value-type="float">
            <text:p>101.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5-03-3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87" calcext:value-type="float">
            <text:p>100.8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5-03-2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62" calcext:value-type="float">
            <text:p>100.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5-03-1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73" calcext:value-type="float">
            <text:p>100.7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5-03-0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93" calcext:value-type="float">
            <text:p>100.9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5-02-2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12" calcext:value-type="float">
            <text:p>101.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5-02-2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21" calcext:value-type="float">
            <text:p>101.2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5-02-1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28" calcext:value-type="float">
            <text:p>101.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5-02-0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44" calcext:value-type="float">
            <text:p>101.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5-02-0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7" calcext:value-type="float">
            <text:p>101.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5-01-2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84" calcext:value-type="float">
            <text:p>101.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5-01-1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03" calcext:value-type="float">
            <text:p>102.0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5-01-1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16" calcext:value-type="float">
            <text:p>102.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5-01-0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35" calcext:value-type="float">
            <text:p>102.3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4-12-2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39" calcext:value-type="float">
            <text:p>102.3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4-12-2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13" calcext:value-type="float">
            <text:p>102.1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4-12-1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65" calcext:value-type="float">
            <text:p>101.6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4-12-0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94" calcext:value-type="float">
            <text:p>101.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4-12-0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21" calcext:value-type="float">
            <text:p>102.2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4-11-2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15" calcext:value-type="float">
            <text:p>102.1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4-11-1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2" calcext:value-type="float">
            <text:p>102.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4-11-1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49" calcext:value-type="float">
            <text:p>102.4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4-11-0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69" calcext:value-type="float">
            <text:p>102.6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4-10-2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76" calcext:value-type="float">
            <text:p>102.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4-10-2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78" calcext:value-type="float">
            <text:p>101.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4-10-1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59" calcext:value-type="float">
            <text:p>101.5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4-10-0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79" calcext:value-type="float">
            <text:p>100.7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4-09-2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39" calcext:value-type="float">
            <text:p>100.3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4-09-2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37" calcext:value-type="float">
            <text:p>100.3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4-09-1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39" calcext:value-type="float">
            <text:p>100.3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4-09-0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48" calcext:value-type="float">
            <text:p>100.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4-09-0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52" calcext:value-type="float">
            <text:p>100.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4-08-2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34" calcext:value-type="float">
            <text:p>100.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4-08-1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24" calcext:value-type="float">
            <text:p>100.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4-08-1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27" calcext:value-type="float">
            <text:p>100.2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4-08-0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09" calcext:value-type="float">
            <text:p>100.0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4-07-2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17" calcext:value-type="float">
            <text:p>100.1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4-07-2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21" calcext:value-type="float">
            <text:p>100.2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4-07-1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31" calcext:value-type="float">
            <text:p>100.3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4-07-0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42" calcext:value-type="float">
            <text:p>100.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4-06-3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55" calcext:value-type="float">
            <text:p>100.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4-06-2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69" calcext:value-type="float">
            <text:p>100.6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4-06-1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9" calcext:value-type="float">
            <text:p>100.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4-06-0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46" calcext:value-type="float">
            <text:p>101.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4-05-2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79" calcext:value-type="float">
            <text:p>101.7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4-05-1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14" calcext:value-type="float">
            <text:p>102.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4-05-1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33" calcext:value-type="float">
            <text:p>102.3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4-05-0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91" calcext:value-type="float">
            <text:p>101.9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4-04-2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8" calcext:value-type="float">
            <text:p>101.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4-04-2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69" calcext:value-type="float">
            <text:p>101.6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4-04-1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75" calcext:value-type="float">
            <text:p>101.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4-04-0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81" calcext:value-type="float">
            <text:p>101.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4-03-3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03" calcext:value-type="float">
            <text:p>102.0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4-03-2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92" calcext:value-type="float">
            <text:p>101.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4-03-1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44" calcext:value-type="float">
            <text:p>101.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4-03-0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55" calcext:value-type="float">
            <text:p>101.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4-03-0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93" calcext:value-type="float">
            <text:p>101.9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4-02-2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28" calcext:value-type="float">
            <text:p>102.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4-02-1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57" calcext:value-type="float">
            <text:p>102.5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4-02-1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92" calcext:value-type="float">
            <text:p>102.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4-02-0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88" calcext:value-type="float">
            <text:p>102.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4-01-2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51" calcext:value-type="float">
            <text:p>102.5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4-01-2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75" calcext:value-type="float">
            <text:p>102.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4-01-1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85" calcext:value-type="float">
            <text:p>102.8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4-01-0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45" calcext:value-type="float">
            <text:p>102.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3-12-3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37" calcext:value-type="float">
            <text:p>102.3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3-12-2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22" calcext:value-type="float">
            <text:p>102.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3-12-1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75" calcext:value-type="float">
            <text:p>101.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3-12-1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94" calcext:value-type="float">
            <text:p>100.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3-12-0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08" calcext:value-type="float">
            <text:p>100.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3-11-2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9.08" calcext:value-type="float">
            <text:p>99.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3-11-1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8.93" calcext:value-type="float">
            <text:p>98.9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3-11-1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9.01" calcext:value-type="float">
            <text:p>99.0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3-11-0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9.12" calcext:value-type="float">
            <text:p>99.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3-10-2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9.17" calcext:value-type="float">
            <text:p>99.1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3-10-2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9.28" calcext:value-type="float">
            <text:p>99.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3-10-1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9.39" calcext:value-type="float">
            <text:p>99.3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3-10-0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9.49" calcext:value-type="float">
            <text:p>99.4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3-09-2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9.59" calcext:value-type="float">
            <text:p>99.5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3-09-2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9.62" calcext:value-type="float">
            <text:p>99.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3-09-1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9.69" calcext:value-type="float">
            <text:p>99.6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3-09-1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9.72" calcext:value-type="float">
            <text:p>99.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3-09-0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9.78" calcext:value-type="float">
            <text:p>99.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3-08-2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9.82" calcext:value-type="float">
            <text:p>99.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3-08-2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9.86" calcext:value-type="float">
            <text:p>99.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3-08-1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9.89" calcext:value-type="float">
            <text:p>99.8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3-08-0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9.94" calcext:value-type="float">
            <text:p>99.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3-07-3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9.94" calcext:value-type="float">
            <text:p>99.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3-07-2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9.92" calcext:value-type="float">
            <text:p>99.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3-07-0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02" calcext:value-type="float">
            <text:p>100.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3-07-0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09" calcext:value-type="float">
            <text:p>100.0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3-06-2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07" calcext:value-type="float">
            <text:p>100.0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3-06-1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14" calcext:value-type="float">
            <text:p>100.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3-06-1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19" calcext:value-type="float">
            <text:p>100.1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3-06-0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27" calcext:value-type="float">
            <text:p>100.2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3-05-2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32" calcext:value-type="float">
            <text:p>100.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3-05-2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39" calcext:value-type="float">
            <text:p>100.3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3-05-1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41" calcext:value-type="float">
            <text:p>100.4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3-05-0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47" calcext:value-type="float">
            <text:p>100.4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3-04-3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55" calcext:value-type="float">
            <text:p>100.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3-04-2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72" calcext:value-type="float">
            <text:p>100.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3-04-1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92" calcext:value-type="float">
            <text:p>100.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3-04-0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29" calcext:value-type="float">
            <text:p>101.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3-03-3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6" calcext:value-type="float">
            <text:p>101.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3-03-2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91" calcext:value-type="float">
            <text:p>101.9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3-03-1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16" calcext:value-type="float">
            <text:p>102.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3-03-1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02" calcext:value-type="float">
            <text:p>102.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3-03-0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81" calcext:value-type="float">
            <text:p>101.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3-02-2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11" calcext:value-type="float">
            <text:p>102.1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3-02-1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28" calcext:value-type="float">
            <text:p>102.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3-02-1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28" calcext:value-type="float">
            <text:p>102.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3-02-0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49" calcext:value-type="float">
            <text:p>102.4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3-01-2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72" calcext:value-type="float">
            <text:p>102.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3-01-2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55" calcext:value-type="float">
            <text:p>102.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3-01-0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3.13" calcext:value-type="float">
            <text:p>103.1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2-12-3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96" calcext:value-type="float">
            <text:p>102.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2-12-2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51" calcext:value-type="float">
            <text:p>102.5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2-12-1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36" calcext:value-type="float">
            <text:p>102.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2-12-0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49" calcext:value-type="float">
            <text:p>102.4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2-12-0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67" calcext:value-type="float">
            <text:p>102.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2-11-2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82" calcext:value-type="float">
            <text:p>102.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2-11-1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92" calcext:value-type="float">
            <text:p>102.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2-11-1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82" calcext:value-type="float">
            <text:p>102.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2-11-0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5" calcext:value-type="float">
            <text:p>101.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2-10-2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16" calcext:value-type="float">
            <text:p>101.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2-10-2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43" calcext:value-type="float">
            <text:p>100.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2-10-1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9.62" calcext:value-type="float">
            <text:p>99.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2-10-0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9.72" calcext:value-type="float">
            <text:p>99.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2-09-3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9.76" calcext:value-type="float">
            <text:p>99.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2-09-2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9.8" calcext:value-type="float">
            <text:p>99.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2-09-1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9.84" calcext:value-type="float">
            <text:p>99.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2-09-0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9.91" calcext:value-type="float">
            <text:p>99.9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2-09-0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9.95" calcext:value-type="float">
            <text:p>99.9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2-08-2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9.99" calcext:value-type="float">
            <text:p>99.9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2-08-1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06" calcext:value-type="float">
            <text:p>100.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2-08-1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09" calcext:value-type="float">
            <text:p>100.0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2-08-0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13" calcext:value-type="float">
            <text:p>100.1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2-07-2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12" calcext:value-type="float">
            <text:p>100.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2-07-2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39" calcext:value-type="float">
            <text:p>100.3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2-07-1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9.98" calcext:value-type="float">
            <text:p>99.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2-07-1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36" calcext:value-type="float">
            <text:p>100.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2-07-0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08" calcext:value-type="float">
            <text:p>100.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2-07-0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37" calcext:value-type="float">
            <text:p>100.3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2-06-2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73" calcext:value-type="float">
            <text:p>100.7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2-06-1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68" calcext:value-type="float">
            <text:p>100.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2-06-1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86" calcext:value-type="float">
            <text:p>100.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2-06-0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76" calcext:value-type="float">
            <text:p>100.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2-05-2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58" calcext:value-type="float">
            <text:p>100.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2-05-2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52" calcext:value-type="float">
            <text:p>100.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2-05-1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74" calcext:value-type="float">
            <text:p>100.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2-05-0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88" calcext:value-type="float">
            <text:p>100.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2-05-0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04" calcext:value-type="float">
            <text:p>101.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2-04-2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2-04-2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28" calcext:value-type="float">
            <text:p>101.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2-04-1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46" calcext:value-type="float">
            <text:p>101.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2-04-0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96" calcext:value-type="float">
            <text:p>101.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2-04-0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35" calcext:value-type="float">
            <text:p>102.3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2-03-2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36" calcext:value-type="float">
            <text:p>102.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2-03-1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28" calcext:value-type="float">
            <text:p>102.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2-03-1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44" calcext:value-type="float">
            <text:p>102.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2-03-0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66" calcext:value-type="float">
            <text:p>102.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2-02-2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54" calcext:value-type="float">
            <text:p>102.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2-02-1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57" calcext:value-type="float">
            <text:p>102.5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2-02-1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71" calcext:value-type="float">
            <text:p>102.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2-02-0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43" calcext:value-type="float">
            <text:p>102.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2-01-2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14" calcext:value-type="float">
            <text:p>102.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2-01-2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73" calcext:value-type="float">
            <text:p>100.7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2-01-1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18" calcext:value-type="float">
            <text:p>101.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2-01-0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39" calcext:value-type="float">
            <text:p>101.3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2-01-0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44" calcext:value-type="float">
            <text:p>101.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1-12-2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99" calcext:value-type="float">
            <text:p>101.9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1-12-1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17" calcext:value-type="float">
            <text:p>102.1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1-12-1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78" calcext:value-type="float">
            <text:p>101.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1-12-0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29" calcext:value-type="float">
            <text:p>101.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1-11-2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07" calcext:value-type="float">
            <text:p>101.0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1-11-1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32" calcext:value-type="float">
            <text:p>101.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1-11-1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19" calcext:value-type="float">
            <text:p>101.1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1-11-0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04" calcext:value-type="float">
            <text:p>101.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1-10-2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74" calcext:value-type="float">
            <text:p>100.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1-10-2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9.84" calcext:value-type="float">
            <text:p>99.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1-10-1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9.82" calcext:value-type="float">
            <text:p>99.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1-10-0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9.63" calcext:value-type="float">
            <text:p>99.6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1-10-0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9.7" calcext:value-type="float">
            <text:p>99.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1-09-2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9.73" calcext:value-type="float">
            <text:p>99.7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1-09-1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9.75" calcext:value-type="float">
            <text:p>99.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1-09-1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9.77" calcext:value-type="float">
            <text:p>99.7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1-09-0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9.85" calcext:value-type="float">
            <text:p>99.8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1-08-2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9.93" calcext:value-type="float">
            <text:p>99.9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1-08-2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9.99" calcext:value-type="float">
            <text:p>99.9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1-08-1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15" calcext:value-type="float">
            <text:p>100.1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1-08-0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15" calcext:value-type="float">
            <text:p>100.1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1-07-3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21" calcext:value-type="float">
            <text:p>100.2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1-07-2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21" calcext:value-type="float">
            <text:p>100.2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1-07-1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24" calcext:value-type="float">
            <text:p>100.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1-07-0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44" calcext:value-type="float">
            <text:p>100.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1-07-0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55" calcext:value-type="float">
            <text:p>100.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1-06-2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72" calcext:value-type="float">
            <text:p>100.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1-06-1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85" calcext:value-type="float">
            <text:p>100.8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1-06-1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17" calcext:value-type="float">
            <text:p>101.1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1-06-0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4" calcext:value-type="float">
            <text:p>101.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1-06-0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55" calcext:value-type="float">
            <text:p>101.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1-05-2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64" calcext:value-type="float">
            <text:p>101.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1-05-2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8" calcext:value-type="float">
            <text:p>101.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1-05-1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11" calcext:value-type="float">
            <text:p>102.1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1-05-0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25" calcext:value-type="float">
            <text:p>102.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1-04-3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57" calcext:value-type="float">
            <text:p>102.5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1-04-2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33" calcext:value-type="float">
            <text:p>102.3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1-04-1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1" calcext:value-type="float">
            <text:p>102.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1-04-0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8" calcext:value-type="float">
            <text:p>102.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1-04-0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63" calcext:value-type="float">
            <text:p>102.6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1-03-2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57" calcext:value-type="float">
            <text:p>102.5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1-03-1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95" calcext:value-type="float">
            <text:p>101.9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1-03-1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93" calcext:value-type="float">
            <text:p>101.9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1-03-0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43" calcext:value-type="float">
            <text:p>101.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1-02-2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25" calcext:value-type="float">
            <text:p>102.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1-02-1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4" calcext:value-type="float">
            <text:p>102.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1-02-1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87" calcext:value-type="float">
            <text:p>102.8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1-02-0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65" calcext:value-type="float">
            <text:p>102.6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1-01-2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42" calcext:value-type="float">
            <text:p>102.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1-01-2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34" calcext:value-type="float">
            <text:p>102.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1-01-1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49" calcext:value-type="float">
            <text:p>102.4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1-01-0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74" calcext:value-type="float">
            <text:p>102.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1-01-0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77" calcext:value-type="float">
            <text:p>102.7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0-12-2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51" calcext:value-type="float">
            <text:p>102.5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0-12-1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3.01" calcext:value-type="float">
            <text:p>103.0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0-12-1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3.13" calcext:value-type="float">
            <text:p>103.1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0-12-0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9" calcext:value-type="float">
            <text:p>102.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0-11-2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71" calcext:value-type="float">
            <text:p>102.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0-11-2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66" calcext:value-type="float">
            <text:p>102.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0-11-1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72" calcext:value-type="float">
            <text:p>102.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0-11-0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3.2" calcext:value-type="float">
            <text:p>103.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0-10-3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71" calcext:value-type="float">
            <text:p>102.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0-10-2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8" calcext:value-type="float">
            <text:p>101.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0-10-1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38" calcext:value-type="float">
            <text:p>102.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0-10-0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1" calcext:value-type="float">
            <text:p>101.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0-10-0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64" calcext:value-type="float">
            <text:p>100.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0-09-2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04" calcext:value-type="float">
            <text:p>100.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0-09-1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9.94" calcext:value-type="float">
            <text:p>99.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0-09-1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9.95" calcext:value-type="float">
            <text:p>99.9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0-09-0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9.99" calcext:value-type="float">
            <text:p>99.9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0-08-2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0-08-2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9.99" calcext:value-type="float">
            <text:p>99.9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0-08-1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2" calcext:value-type="float">
            <text:p>100.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0-08-0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23" calcext:value-type="float">
            <text:p>100.2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0-08-0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26" calcext:value-type="float">
            <text:p>100.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0-07-2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31" calcext:value-type="float">
            <text:p>100.3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0-07-1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75" calcext:value-type="float">
            <text:p>100.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0-07-1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8" calcext:value-type="float">
            <text:p>100.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0-07-0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87" calcext:value-type="float">
            <text:p>100.8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0-06-2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96" calcext:value-type="float">
            <text:p>100.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0-06-1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6" calcext:value-type="float">
            <text:p>101.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0-06-1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71" calcext:value-type="float">
            <text:p>101.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0-06-0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82" calcext:value-type="float">
            <text:p>101.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0-05-2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87" calcext:value-type="float">
            <text:p>101.8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0-05-2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98" calcext:value-type="float">
            <text:p>101.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0-05-1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13" calcext:value-type="float">
            <text:p>102.1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0-05-0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25" calcext:value-type="float">
            <text:p>102.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0-05-0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36" calcext:value-type="float">
            <text:p>102.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0-04-1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26" calcext:value-type="float">
            <text:p>102.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0-04-1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21" calcext:value-type="float">
            <text:p>102.2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0-04-0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81" calcext:value-type="float">
            <text:p>101.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0-03-2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88" calcext:value-type="float">
            <text:p>101.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0-03-2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02" calcext:value-type="float">
            <text:p>102.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0-03-1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18" calcext:value-type="float">
            <text:p>102.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0-03-0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27" calcext:value-type="float">
            <text:p>102.2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0-03-0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21" calcext:value-type="float">
            <text:p>102.2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0-02-2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99" calcext:value-type="float">
            <text:p>101.9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0-02-2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99" calcext:value-type="float">
            <text:p>101.9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0-02-1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14" calcext:value-type="float">
            <text:p>102.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0-02-0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1" calcext:value-type="float">
            <text:p>102.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0-01-3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2" calcext:value-type="float">
            <text:p>102.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0-01-2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39" calcext:value-type="float">
            <text:p>102.3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0-01-2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36" calcext:value-type="float">
            <text:p>102.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0-01-1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48" calcext:value-type="float">
            <text:p>102.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0-01-1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54" calcext:value-type="float">
            <text:p>102.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2000-01-0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62" calcext:value-type="float">
            <text:p>102.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99-12-2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68" calcext:value-type="float">
            <text:p>102.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99-12-2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23" calcext:value-type="float">
            <text:p>102.2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99-12-1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15" calcext:value-type="float">
            <text:p>102.1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99-12-0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78" calcext:value-type="float">
            <text:p>101.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99-11-3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78" calcext:value-type="float">
            <text:p>101.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99-11-2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95" calcext:value-type="float">
            <text:p>101.9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99-11-1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81" calcext:value-type="float">
            <text:p>101.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99-11-0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73" calcext:value-type="float">
            <text:p>101.7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99-11-0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52" calcext:value-type="float">
            <text:p>101.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99-10-2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46" calcext:value-type="float">
            <text:p>101.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99-10-1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66" calcext:value-type="float">
            <text:p>100.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99-10-1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22" calcext:value-type="float">
            <text:p>100.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99-10-0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56" calcext:value-type="float">
            <text:p>100.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99-09-2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29" calcext:value-type="float">
            <text:p>100.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99-09-2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9.95" calcext:value-type="float">
            <text:p>99.9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99-09-1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9.98" calcext:value-type="float">
            <text:p>99.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99-09-0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16" calcext:value-type="float">
            <text:p>100.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99-08-3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01" calcext:value-type="float">
            <text:p>100.0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99-08-1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07" calcext:value-type="float">
            <text:p>100.0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99-08-0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16" calcext:value-type="float">
            <text:p>100.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99-08-0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26" calcext:value-type="float">
            <text:p>100.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99-07-2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4" calcext:value-type="float">
            <text:p>100.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99-06-2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24" calcext:value-type="float">
            <text:p>101.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99-06-2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62" calcext:value-type="float">
            <text:p>101.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99-06-1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92" calcext:value-type="float">
            <text:p>101.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99-06-1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92" calcext:value-type="float">
            <text:p>101.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99-05-2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58" calcext:value-type="float">
            <text:p>101.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99-05-1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76" calcext:value-type="float">
            <text:p>101.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99-05-1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91" calcext:value-type="float">
            <text:p>101.9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99-05-0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09" calcext:value-type="float">
            <text:p>102.0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99-04-2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5" calcext:value-type="float">
            <text:p>101.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99-04-1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93" calcext:value-type="float">
            <text:p>100.9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99-04-1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15" calcext:value-type="float">
            <text:p>101.1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99-04-0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35" calcext:value-type="float">
            <text:p>101.3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99-03-3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63" calcext:value-type="float">
            <text:p>101.6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99-03-2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99-03-1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21" calcext:value-type="float">
            <text:p>102.2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99-03-0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31" calcext:value-type="float">
            <text:p>102.3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99-03-0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78" calcext:value-type="float">
            <text:p>101.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99-02-2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01" calcext:value-type="float">
            <text:p>102.0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99-02-1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28" calcext:value-type="float">
            <text:p>102.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99-02-0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52" calcext:value-type="float">
            <text:p>102.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99-02-0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76" calcext:value-type="float">
            <text:p>102.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99-01-2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3.09" calcext:value-type="float">
            <text:p>103.0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99-01-1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96" calcext:value-type="float">
            <text:p>102.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99-01-1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86" calcext:value-type="float">
            <text:p>102.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99-01-0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81" calcext:value-type="float">
            <text:p>102.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98-12-3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85" calcext:value-type="float">
            <text:p>102.8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98-12-2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12" calcext:value-type="float">
            <text:p>102.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98-12-1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74" calcext:value-type="float">
            <text:p>101.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98-12-0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92" calcext:value-type="float">
            <text:p>101.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98-11-3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28" calcext:value-type="float">
            <text:p>102.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98-11-2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56" calcext:value-type="float">
            <text:p>102.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98-11-1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82" calcext:value-type="float">
            <text:p>102.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98-11-0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91" calcext:value-type="float">
            <text:p>102.9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98-11-0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89" calcext:value-type="float">
            <text:p>102.8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98-10-2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41" calcext:value-type="float">
            <text:p>102.4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98-10-1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27" calcext:value-type="float">
            <text:p>100.2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98-10-1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08" calcext:value-type="float">
            <text:p>100.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98-10-0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9.99" calcext:value-type="float">
            <text:p>99.9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98-09-2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9.9" calcext:value-type="float">
            <text:p>99.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98-09-2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9.75" calcext:value-type="float">
            <text:p>99.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98-09-1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9.82" calcext:value-type="float">
            <text:p>99.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98-09-0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9.82" calcext:value-type="float">
            <text:p>99.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98-09-0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9.83" calcext:value-type="float">
            <text:p>99.8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98-08-2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9.87" calcext:value-type="float">
            <text:p>99.8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98-08-1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9.92" calcext:value-type="float">
            <text:p>99.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98-08-1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9.96" calcext:value-type="float">
            <text:p>99.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98-08-0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9.99" calcext:value-type="float">
            <text:p>99.9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98-07-2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08" calcext:value-type="float">
            <text:p>100.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98-06-2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44" calcext:value-type="float">
            <text:p>100.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98-06-2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55" calcext:value-type="float">
            <text:p>100.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98-06-1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69" calcext:value-type="float">
            <text:p>100.6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98-06-1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82" calcext:value-type="float">
            <text:p>100.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98-06-0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15" calcext:value-type="float">
            <text:p>101.1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98-05-2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36" calcext:value-type="float">
            <text:p>101.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98-05-1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77" calcext:value-type="float">
            <text:p>101.7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98-05-1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17" calcext:value-type="float">
            <text:p>102.1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98-05-0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41" calcext:value-type="float">
            <text:p>102.4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98-04-2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54" calcext:value-type="float">
            <text:p>102.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98-04-2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42" calcext:value-type="float">
            <text:p>102.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98-04-1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43" calcext:value-type="float">
            <text:p>102.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98-04-0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91" calcext:value-type="float">
            <text:p>101.9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98-03-3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89" calcext:value-type="float">
            <text:p>101.8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98-03-2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19" calcext:value-type="float">
            <text:p>102.1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98-03-1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31" calcext:value-type="float">
            <text:p>102.3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98-03-0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31" calcext:value-type="float">
            <text:p>102.3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98-03-0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11" calcext:value-type="float">
            <text:p>101.1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98-02-2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38" calcext:value-type="float">
            <text:p>101.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98-02-1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7" calcext:value-type="float">
            <text:p>101.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98-02-0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05" calcext:value-type="float">
            <text:p>102.0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98-02-0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35" calcext:value-type="float">
            <text:p>102.3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98-01-2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57" calcext:value-type="float">
            <text:p>102.5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98-01-1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7" calcext:value-type="float">
            <text:p>102.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98-01-1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94" calcext:value-type="float">
            <text:p>102.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98-01-0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3.11" calcext:value-type="float">
            <text:p>103.1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97-12-3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76" calcext:value-type="float">
            <text:p>102.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97-12-2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48" calcext:value-type="float">
            <text:p>102.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97-12-2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38" calcext:value-type="float">
            <text:p>102.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97-12-0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53" calcext:value-type="float">
            <text:p>102.5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97-12-0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53" calcext:value-type="float">
            <text:p>102.5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97-11-2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45" calcext:value-type="float">
            <text:p>101.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97-11-1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97" calcext:value-type="float">
            <text:p>100.9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97-11-0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63" calcext:value-type="float">
            <text:p>100.6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97-10-2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64" calcext:value-type="float">
            <text:p>100.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97-10-2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53" calcext:value-type="float">
            <text:p>100.5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97-10-1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14" calcext:value-type="float">
            <text:p>100.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97-10-0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9.94" calcext:value-type="float">
            <text:p>99.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97-09-2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9.97" calcext:value-type="float">
            <text:p>99.9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97-08-2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9.8" calcext:value-type="float">
            <text:p>99.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97-07-2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9.85" calcext:value-type="float">
            <text:p>99.8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97-06-3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08" calcext:value-type="float">
            <text:p>100.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97-06-1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19" calcext:value-type="float">
            <text:p>100.1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97-06-0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24" calcext:value-type="float">
            <text:p>100.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97-06-0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31" calcext:value-type="float">
            <text:p>100.3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97-05-2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41" calcext:value-type="float">
            <text:p>100.4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97-05-1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51" calcext:value-type="float">
            <text:p>100.5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97-05-1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39" calcext:value-type="float">
            <text:p>100.3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97-05-0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37" calcext:value-type="float">
            <text:p>100.3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97-04-2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51" calcext:value-type="float">
            <text:p>100.5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97-04-2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67" calcext:value-type="float">
            <text:p>100.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97-04-1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91" calcext:value-type="float">
            <text:p>100.9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97-04-0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17" calcext:value-type="float">
            <text:p>101.1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97-04-0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44" calcext:value-type="float">
            <text:p>101.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97-03-2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86" calcext:value-type="float">
            <text:p>101.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97-03-1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24" calcext:value-type="float">
            <text:p>102.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97-03-1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54" calcext:value-type="float">
            <text:p>102.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97-03-0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86" calcext:value-type="float">
            <text:p>102.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97-02-2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39" calcext:value-type="float">
            <text:p>102.3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97-02-1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16" calcext:value-type="float">
            <text:p>101.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97-02-1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18" calcext:value-type="float">
            <text:p>100.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97-02-0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27" calcext:value-type="float">
            <text:p>100.2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97-01-2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43" calcext:value-type="float">
            <text:p>100.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97-01-2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61" calcext:value-type="float">
            <text:p>100.6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97-01-1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86" calcext:value-type="float">
            <text:p>100.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97-01-0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14" calcext:value-type="float">
            <text:p>101.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96-12-3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39" calcext:value-type="float">
            <text:p>101.3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96-12-2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31" calcext:value-type="float">
            <text:p>101.3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96-12-1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02" calcext:value-type="float">
            <text:p>101.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96-12-0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93" calcext:value-type="float">
            <text:p>100.9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96-12-0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28" calcext:value-type="float">
            <text:p>100.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96-11-2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01" calcext:value-type="float">
            <text:p>100.0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96-11-1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9.75" calcext:value-type="float">
            <text:p>99.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96-11-1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9.63" calcext:value-type="float">
            <text:p>99.6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96-11-0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9.24" calcext:value-type="float">
            <text:p>99.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96-10-2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9.15" calcext:value-type="float">
            <text:p>99.1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96-10-2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9.19" calcext:value-type="float">
            <text:p>99.1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96-10-1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9.24" calcext:value-type="float">
            <text:p>99.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96-10-0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9.34" calcext:value-type="float">
            <text:p>99.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96-09-3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9.39" calcext:value-type="float">
            <text:p>99.3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96-09-2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9.45" calcext:value-type="float">
            <text:p>99.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96-09-1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9.53" calcext:value-type="float">
            <text:p>99.5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96-09-1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9.58" calcext:value-type="float">
            <text:p>99.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96-09-0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9.67" calcext:value-type="float">
            <text:p>99.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96-08-2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9.72" calcext:value-type="float">
            <text:p>99.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96-08-1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9.72" calcext:value-type="float">
            <text:p>99.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96-08-1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9.77" calcext:value-type="float">
            <text:p>99.7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96-08-0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9.8" calcext:value-type="float">
            <text:p>99.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96-07-2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9.86" calcext:value-type="float">
            <text:p>99.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96-07-2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9.89" calcext:value-type="float">
            <text:p>99.8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96-07-1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9.95" calcext:value-type="float">
            <text:p>99.9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96-07-0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06" calcext:value-type="float">
            <text:p>100.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96-07-0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14" calcext:value-type="float">
            <text:p>100.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96-06-2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22" calcext:value-type="float">
            <text:p>100.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96-06-1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33" calcext:value-type="float">
            <text:p>100.3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96-06-1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46" calcext:value-type="float">
            <text:p>100.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96-06-0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6" calcext:value-type="float">
            <text:p>100.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96-05-2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74" calcext:value-type="float">
            <text:p>100.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96-05-2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93" calcext:value-type="float">
            <text:p>100.9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96-05-1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12" calcext:value-type="float">
            <text:p>101.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96-05-0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36" calcext:value-type="float">
            <text:p>101.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96-04-2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59" calcext:value-type="float">
            <text:p>101.5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96-04-2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8" calcext:value-type="float">
            <text:p>101.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96-04-1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9" calcext:value-type="float">
            <text:p>101.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96-04-0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96-04-0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21" calcext:value-type="float">
            <text:p>102.2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96-03-2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85" calcext:value-type="float">
            <text:p>101.8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96-03-1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82" calcext:value-type="float">
            <text:p>101.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96-03-1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12" calcext:value-type="float">
            <text:p>102.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96-02-0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95" calcext:value-type="float">
            <text:p>101.9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96-01-2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27" calcext:value-type="float">
            <text:p>102.2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96-01-2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53" calcext:value-type="float">
            <text:p>102.5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96-01-1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74" calcext:value-type="float">
            <text:p>102.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96-01-0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5" calcext:value-type="float">
            <text:p>102.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96-01-0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62" calcext:value-type="float">
            <text:p>102.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95-12-2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83" calcext:value-type="float">
            <text:p>102.8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95-12-1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81" calcext:value-type="float">
            <text:p>101.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95-12-1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02" calcext:value-type="float">
            <text:p>102.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95-11-0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9.93" calcext:value-type="float">
            <text:p>99.9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95-10-3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9.82" calcext:value-type="float">
            <text:p>99.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95-10-2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9.64" calcext:value-type="float">
            <text:p>99.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95-10-1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9.55" calcext:value-type="float">
            <text:p>99.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95-10-0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9.35" calcext:value-type="float">
            <text:p>99.3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95-10-0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9.17" calcext:value-type="float">
            <text:p>99.1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95-09-2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9.14" calcext:value-type="float">
            <text:p>99.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95-08-2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9.32" calcext:value-type="float">
            <text:p>99.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95-07-3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9.64" calcext:value-type="float">
            <text:p>99.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95-06-0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05" calcext:value-type="float">
            <text:p>100.0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95-06-0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11" calcext:value-type="float">
            <text:p>100.1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95-05-0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8" calcext:value-type="float">
            <text:p>100.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95-04-1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33" calcext:value-type="float">
            <text:p>101.3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95-03-3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02" calcext:value-type="float">
            <text:p>102.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95-02-2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76" calcext:value-type="float">
            <text:p>102.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95-01-2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3.12" calcext:value-type="float">
            <text:p>103.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95-01-2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8" calcext:value-type="float">
            <text:p>102.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95-01-1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46" calcext:value-type="float">
            <text:p>102.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95-01-0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6" calcext:value-type="float">
            <text:p>102.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95-01-0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74" calcext:value-type="float">
            <text:p>102.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94-12-2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44" calcext:value-type="float">
            <text:p>102.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94-12-1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05" calcext:value-type="float">
            <text:p>102.0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94-12-1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46" calcext:value-type="float">
            <text:p>102.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94-12-0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61" calcext:value-type="float">
            <text:p>101.6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94-11-2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73" calcext:value-type="float">
            <text:p>101.7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94-11-2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55" calcext:value-type="float">
            <text:p>100.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94-11-1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77" calcext:value-type="float">
            <text:p>100.7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94-11-0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17" calcext:value-type="float">
            <text:p>100.1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94-10-2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9.75" calcext:value-type="float">
            <text:p>99.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94-10-0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9.81" calcext:value-type="float">
            <text:p>99.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94-09-2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9.81" calcext:value-type="float">
            <text:p>99.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94-09-1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9.8" calcext:value-type="float">
            <text:p>99.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94-09-1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9.78" calcext:value-type="float">
            <text:p>99.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94-09-0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9.79" calcext:value-type="float">
            <text:p>99.7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94-08-2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9.83" calcext:value-type="float">
            <text:p>99.8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94-08-2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9.88" calcext:value-type="float">
            <text:p>99.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94-08-1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9.92" calcext:value-type="float">
            <text:p>99.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94-08-0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9.97" calcext:value-type="float">
            <text:p>99.9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94-08-0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03" calcext:value-type="float">
            <text:p>100.0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94-07-3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04" calcext:value-type="float">
            <text:p>100.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94-07-2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13" calcext:value-type="float">
            <text:p>100.1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94-07-1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21" calcext:value-type="float">
            <text:p>100.2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94-07-1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34" calcext:value-type="float">
            <text:p>100.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94-07-0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49" calcext:value-type="float">
            <text:p>100.4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94-06-2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64" calcext:value-type="float">
            <text:p>100.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94-06-1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82" calcext:value-type="float">
            <text:p>100.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94-06-1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05" calcext:value-type="float">
            <text:p>101.0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94-06-0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24" calcext:value-type="float">
            <text:p>101.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94-05-3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25" calcext:value-type="float">
            <text:p>101.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94-05-2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82" calcext:value-type="float">
            <text:p>100.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94-05-1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09" calcext:value-type="float">
            <text:p>101.0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94-05-0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47" calcext:value-type="float">
            <text:p>101.4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94-05-0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8" calcext:value-type="float">
            <text:p>101.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94-04-2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2" calcext:value-type="float">
            <text:p>102.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94-04-1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51" calcext:value-type="float">
            <text:p>102.5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94-04-1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59" calcext:value-type="float">
            <text:p>102.5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94-04-0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21" calcext:value-type="float">
            <text:p>102.2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94-03-2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7" calcext:value-type="float">
            <text:p>101.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94-03-2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97" calcext:value-type="float">
            <text:p>101.9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94-03-1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28" calcext:value-type="float">
            <text:p>102.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94-03-0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5" calcext:value-type="float">
            <text:p>102.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94-02-2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57" calcext:value-type="float">
            <text:p>102.5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94-02-2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42" calcext:value-type="float">
            <text:p>102.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94-02-1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56" calcext:value-type="float">
            <text:p>102.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94-02-0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45" calcext:value-type="float">
            <text:p>102.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94-01-3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43" calcext:value-type="float">
            <text:p>102.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94-01-2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64" calcext:value-type="float">
            <text:p>102.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94-01-1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93" calcext:value-type="float">
            <text:p>102.9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94-01-1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97" calcext:value-type="float">
            <text:p>102.9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94-01-0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97" calcext:value-type="float">
            <text:p>102.9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93-12-2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79" calcext:value-type="float">
            <text:p>102.7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93-12-1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79" calcext:value-type="float">
            <text:p>102.7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93-12-1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37" calcext:value-type="float">
            <text:p>102.3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93-12-0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51" calcext:value-type="float">
            <text:p>101.5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93-11-2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58" calcext:value-type="float">
            <text:p>101.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93-11-2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79" calcext:value-type="float">
            <text:p>101.7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93-11-1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41" calcext:value-type="float">
            <text:p>101.4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93-11-0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42" calcext:value-type="float">
            <text:p>101.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93-10-3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81" calcext:value-type="float">
            <text:p>101.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93-10-2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2" calcext:value-type="float">
            <text:p>102.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93-10-1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33" calcext:value-type="float">
            <text:p>102.3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93-10-1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94" calcext:value-type="float">
            <text:p>100.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93-10-0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02" calcext:value-type="float">
            <text:p>100.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93-09-2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14" calcext:value-type="float">
            <text:p>100.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93-09-1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07" calcext:value-type="float">
            <text:p>100.0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93-09-1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05" calcext:value-type="float">
            <text:p>100.0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93-09-0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01" calcext:value-type="float">
            <text:p>100.0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93-08-2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05" calcext:value-type="float">
            <text:p>100.0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93-08-2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1" calcext:value-type="float">
            <text:p>100.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93-08-1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19" calcext:value-type="float">
            <text:p>100.1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93-08-0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31" calcext:value-type="float">
            <text:p>100.3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93-08-0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45" calcext:value-type="float">
            <text:p>100.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93-07-2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59" calcext:value-type="float">
            <text:p>100.5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93-07-1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77" calcext:value-type="float">
            <text:p>100.7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93-07-1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93" calcext:value-type="float">
            <text:p>100.9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93-07-0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16" calcext:value-type="float">
            <text:p>101.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93-07-0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41" calcext:value-type="float">
            <text:p>101.4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93-07-0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52" calcext:value-type="float">
            <text:p>101.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93-06-2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77" calcext:value-type="float">
            <text:p>101.7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93-06-0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11" calcext:value-type="float">
            <text:p>101.1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93-05-1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17" calcext:value-type="float">
            <text:p>101.1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93-04-0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46" calcext:value-type="float">
            <text:p>100.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93-03-0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04" calcext:value-type="float">
            <text:p>101.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93-02-0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33" calcext:value-type="float">
            <text:p>102.3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93-01-1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64" calcext:value-type="float">
            <text:p>102.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92-12-0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99" calcext:value-type="float">
            <text:p>102.9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92-11-1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35" calcext:value-type="float">
            <text:p>102.3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92-10-0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9" calcext:value-type="float">
            <text:p>101.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92-09-1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06" calcext:value-type="float">
            <text:p>101.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92-08-1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04" calcext:value-type="float">
            <text:p>100.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92-07-1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16" calcext:value-type="float">
            <text:p>100.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92-06-0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42" calcext:value-type="float">
            <text:p>100.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92-05-0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21" calcext:value-type="float">
            <text:p>101.2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92-04-0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27" calcext:value-type="float">
            <text:p>101.2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92-03-0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42" calcext:value-type="float">
            <text:p>101.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92-02-1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54" calcext:value-type="float">
            <text:p>101.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92-01-1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23" calcext:value-type="float">
            <text:p>102.2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91-12-0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94" calcext:value-type="float">
            <text:p>101.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91-11-1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39" calcext:value-type="float">
            <text:p>101.3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91-10-1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9.84" calcext:value-type="float">
            <text:p>99.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91-09-1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9.81" calcext:value-type="float">
            <text:p>99.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91-08-1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91-07-2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26" calcext:value-type="float">
            <text:p>100.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91-06-2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56" calcext:value-type="float">
            <text:p>100.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91-05-3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68" calcext:value-type="float">
            <text:p>100.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91-04-2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04" calcext:value-type="float">
            <text:p>101.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91-04-0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21" calcext:value-type="float">
            <text:p>102.2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91-03-0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21" calcext:value-type="float">
            <text:p>102.2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91-02-0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08" calcext:value-type="float">
            <text:p>102.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91-01-0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72" calcext:value-type="float">
            <text:p>102.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91-01-0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62" calcext:value-type="float">
            <text:p>102.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90-12-1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7.38" calcext:value-type="float">
            <text:p>97.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90-11-1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7.48" calcext:value-type="float">
            <text:p>97.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90-10-1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8.02" calcext:value-type="float">
            <text:p>98.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90-09-1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8.78" calcext:value-type="float">
            <text:p>98.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90-08-2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9.32" calcext:value-type="float">
            <text:p>99.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90-07-2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9.69" calcext:value-type="float">
            <text:p>99.6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90-06-2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9.87" calcext:value-type="float">
            <text:p>99.8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90-06-0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03" calcext:value-type="float">
            <text:p>100.0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90-05-0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44" calcext:value-type="float">
            <text:p>100.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90-04-0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36" calcext:value-type="float">
            <text:p>101.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90-03-0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58" calcext:value-type="float">
            <text:p>102.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90-02-0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3.03" calcext:value-type="float">
            <text:p>103.0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90-01-0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44" calcext:value-type="float">
            <text:p>102.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89-12-1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54" calcext:value-type="float">
            <text:p>101.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89-11-1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04" calcext:value-type="float">
            <text:p>102.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89-10-1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8.99" calcext:value-type="float">
            <text:p>98.9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89-09-1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9.46" calcext:value-type="float">
            <text:p>99.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89-08-1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9.72" calcext:value-type="float">
            <text:p>99.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89-07-1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9.99" calcext:value-type="float">
            <text:p>99.9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89-06-2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15" calcext:value-type="float">
            <text:p>100.1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89-05-3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68" calcext:value-type="float">
            <text:p>100.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89-04-2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11" calcext:value-type="float">
            <text:p>102.1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89-03-3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26" calcext:value-type="float">
            <text:p>102.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89-02-2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27" calcext:value-type="float">
            <text:p>102.2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89-02-0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65" calcext:value-type="float">
            <text:p>100.6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89-01-0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6" calcext:value-type="float">
            <text:p>100.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88-12-0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36" calcext:value-type="float">
            <text:p>101.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88-11-1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89" calcext:value-type="float">
            <text:p>100.8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88-10-1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87" calcext:value-type="float">
            <text:p>100.8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88-09-1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24" calcext:value-type="float">
            <text:p>100.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88-08-1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06" calcext:value-type="float">
            <text:p>100.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88-07-2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12" calcext:value-type="float">
            <text:p>100.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88-06-2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05" calcext:value-type="float">
            <text:p>100.0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88-05-2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35" calcext:value-type="float">
            <text:p>100.3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88-04-2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08" calcext:value-type="float">
            <text:p>101.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88-03-3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34" calcext:value-type="float">
            <text:p>102.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88-03-0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16" calcext:value-type="float">
            <text:p>102.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88-02-0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81" calcext:value-type="float">
            <text:p>102.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88-01-0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41" calcext:value-type="float">
            <text:p>102.4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87-12-0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34" calcext:value-type="float">
            <text:p>102.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87-11-0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03" calcext:value-type="float">
            <text:p>102.0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87-10-0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9.8" calcext:value-type="float">
            <text:p>99.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87-09-1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9.95" calcext:value-type="float">
            <text:p>99.9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87-08-1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14" calcext:value-type="float">
            <text:p>100.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87-07-1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36" calcext:value-type="float">
            <text:p>100.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87-06-1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41" calcext:value-type="float">
            <text:p>100.4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87-05-1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99" calcext:value-type="float">
            <text:p>100.9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87-04-2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26" calcext:value-type="float">
            <text:p>102.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87-04-0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75" calcext:value-type="float">
            <text:p>102.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87-03-2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84" calcext:value-type="float">
            <text:p>101.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87-03-1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74" calcext:value-type="float">
            <text:p>101.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87-02-2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71" calcext:value-type="float">
            <text:p>101.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87-02-1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68" calcext:value-type="float">
            <text:p>101.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87-01-2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74" calcext:value-type="float">
            <text:p>101.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87-01-2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01" calcext:value-type="float">
            <text:p>102.0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86-12-3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39" calcext:value-type="float">
            <text:p>102.3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86-12-1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81" calcext:value-type="float">
            <text:p>102.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86-12-0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52" calcext:value-type="float">
            <text:p>102.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86-11-2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59" calcext:value-type="float">
            <text:p>102.5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86-11-0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14" calcext:value-type="float">
            <text:p>101.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86-10-2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1" calcext:value-type="float">
            <text:p>100.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86-10-0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05" calcext:value-type="float">
            <text:p>100.0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86-09-2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16" calcext:value-type="float">
            <text:p>100.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86-09-1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24" calcext:value-type="float">
            <text:p>100.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86-08-2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14" calcext:value-type="float">
            <text:p>100.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86-08-1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9.74" calcext:value-type="float">
            <text:p>99.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86-07-3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24" calcext:value-type="float">
            <text:p>100.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86-07-1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34" calcext:value-type="float">
            <text:p>100.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86-07-0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83" calcext:value-type="float">
            <text:p>100.8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86-06-1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7" calcext:value-type="float">
            <text:p>101.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86-06-0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92" calcext:value-type="float">
            <text:p>101.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86-05-2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32" calcext:value-type="float">
            <text:p>102.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86-05-0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34" calcext:value-type="float">
            <text:p>102.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86-04-2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14" calcext:value-type="float">
            <text:p>102.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86-04-0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03" calcext:value-type="float">
            <text:p>102.0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86-03-2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04" calcext:value-type="float">
            <text:p>101.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86-03-1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64" calcext:value-type="float">
            <text:p>101.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86-02-2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92" calcext:value-type="float">
            <text:p>101.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86-02-1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44" calcext:value-type="float">
            <text:p>102.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86-01-2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42" calcext:value-type="float">
            <text:p>102.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86-01-1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77" calcext:value-type="float">
            <text:p>102.7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85-12-3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79" calcext:value-type="float">
            <text:p>102.7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85-12-1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51" calcext:value-type="float">
            <text:p>102.5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85-12-0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81" calcext:value-type="float">
            <text:p>100.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85-11-1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64" calcext:value-type="float">
            <text:p>100.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85-11-0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93" calcext:value-type="float">
            <text:p>100.9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85-10-2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34" calcext:value-type="float">
            <text:p>101.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85-10-0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87" calcext:value-type="float">
            <text:p>100.8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85-09-2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84" calcext:value-type="float">
            <text:p>100.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85-09-1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34" calcext:value-type="float">
            <text:p>101.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85-08-2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64" calcext:value-type="float">
            <text:p>101.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85-08-1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34" calcext:value-type="float">
            <text:p>101.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85-07-2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95" calcext:value-type="float">
            <text:p>100.9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85-07-1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33" calcext:value-type="float">
            <text:p>101.3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85-07-0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86" calcext:value-type="float">
            <text:p>101.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85-06-1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3.03" calcext:value-type="float">
            <text:p>103.0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85-06-0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92" calcext:value-type="float">
            <text:p>100.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85-05-2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14" calcext:value-type="float">
            <text:p>101.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85-05-0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52" calcext:value-type="float">
            <text:p>101.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85-04-2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25" calcext:value-type="float">
            <text:p>102.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85-04-1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5" calcext:value-type="float">
            <text:p>102.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85-04-0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69" calcext:value-type="float">
            <text:p>101.6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85-03-1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14" calcext:value-type="float">
            <text:p>102.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85-02-2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28" calcext:value-type="float">
            <text:p>102.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85-02-1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68" calcext:value-type="float">
            <text:p>102.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85-01-2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64" calcext:value-type="float">
            <text:p>102.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85-01-2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01" calcext:value-type="float">
            <text:p>102.0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85-01-0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67" calcext:value-type="float">
            <text:p>102.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84-12-1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33" calcext:value-type="float">
            <text:p>102.3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84-12-0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56" calcext:value-type="float">
            <text:p>102.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84-11-2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48" calcext:value-type="float">
            <text:p>102.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84-11-0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51" calcext:value-type="float">
            <text:p>100.5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84-10-2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28" calcext:value-type="float">
            <text:p>100.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84-09-0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9.52" calcext:value-type="float">
            <text:p>99.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84-09-0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9.54" calcext:value-type="float">
            <text:p>99.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84-08-2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9.62" calcext:value-type="float">
            <text:p>99.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84-08-1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9.68" calcext:value-type="float">
            <text:p>99.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84-08-1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9.74" calcext:value-type="float">
            <text:p>99.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84-08-0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9.79" calcext:value-type="float">
            <text:p>99.7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84-07-2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9.8" calcext:value-type="float">
            <text:p>99.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84-07-2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9.84" calcext:value-type="float">
            <text:p>99.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84-07-1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9.91" calcext:value-type="float">
            <text:p>99.9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84-07-0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9.98" calcext:value-type="float">
            <text:p>99.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84-06-2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03" calcext:value-type="float">
            <text:p>100.0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84-06-1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07" calcext:value-type="float">
            <text:p>100.0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84-06-1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11" calcext:value-type="float">
            <text:p>100.1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84-06-0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17" calcext:value-type="float">
            <text:p>100.1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84-05-2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23" calcext:value-type="float">
            <text:p>100.2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84-05-2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27" calcext:value-type="float">
            <text:p>100.2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84-04-2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68" calcext:value-type="float">
            <text:p>100.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84-04-2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76" calcext:value-type="float">
            <text:p>100.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84-04-1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88" calcext:value-type="float">
            <text:p>100.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84-04-0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84-04-0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03" calcext:value-type="float">
            <text:p>101.0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84-03-2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11" calcext:value-type="float">
            <text:p>101.1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84-03-1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56" calcext:value-type="float">
            <text:p>101.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84-03-0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87" calcext:value-type="float">
            <text:p>101.8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84-02-2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14" calcext:value-type="float">
            <text:p>102.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84-02-1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39" calcext:value-type="float">
            <text:p>102.3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84-02-1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6" calcext:value-type="float">
            <text:p>102.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84-02-0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71" calcext:value-type="float">
            <text:p>102.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84-01-2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76" calcext:value-type="float">
            <text:p>102.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84-01-2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62" calcext:value-type="float">
            <text:p>102.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84-01-1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43" calcext:value-type="float">
            <text:p>102.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84-01-0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56" calcext:value-type="float">
            <text:p>102.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84-01-0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34" calcext:value-type="float">
            <text:p>102.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83-12-2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89" calcext:value-type="float">
            <text:p>102.8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83-12-1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9" calcext:value-type="float">
            <text:p>101.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83-12-0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23" calcext:value-type="float">
            <text:p>101.2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83-12-0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05" calcext:value-type="float">
            <text:p>101.0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83-11-2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77" calcext:value-type="float">
            <text:p>100.7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83-11-2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67" calcext:value-type="float">
            <text:p>100.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83-11-1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74" calcext:value-type="float">
            <text:p>100.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83-10-3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81" calcext:value-type="float">
            <text:p>100.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83-10-3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8" calcext:value-type="float">
            <text:p>100.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83-10-2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81" calcext:value-type="float">
            <text:p>100.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83-10-1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65" calcext:value-type="float">
            <text:p>100.6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83-10-0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9.99" calcext:value-type="float">
            <text:p>99.9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83-09-2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9.99" calcext:value-type="float">
            <text:p>99.9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83-09-1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83-09-1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03" calcext:value-type="float">
            <text:p>100.0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83-09-0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07" calcext:value-type="float">
            <text:p>100.0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83-08-2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13" calcext:value-type="float">
            <text:p>100.1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83-08-2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21" calcext:value-type="float">
            <text:p>100.2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83-08-1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28" calcext:value-type="float">
            <text:p>100.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83-08-0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33" calcext:value-type="float">
            <text:p>100.3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83-08-0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97" calcext:value-type="float">
            <text:p>100.9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83-07-3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98" calcext:value-type="float">
            <text:p>100.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83-07-2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06" calcext:value-type="float">
            <text:p>101.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83-07-1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19" calcext:value-type="float">
            <text:p>101.1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83-07-1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34" calcext:value-type="float">
            <text:p>101.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83-07-0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51" calcext:value-type="float">
            <text:p>101.5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83-06-2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7" calcext:value-type="float">
            <text:p>101.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83-06-1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98" calcext:value-type="float">
            <text:p>101.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83-06-1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32" calcext:value-type="float">
            <text:p>102.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83-06-0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68" calcext:value-type="float">
            <text:p>102.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83-05-2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85" calcext:value-type="float">
            <text:p>102.8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83-05-2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3.1" calcext:value-type="float">
            <text:p>103.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83-05-1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3.26" calcext:value-type="float">
            <text:p>103.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83-05-0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3.3" calcext:value-type="float">
            <text:p>103.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83-05-0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3.04" calcext:value-type="float">
            <text:p>103.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83-04-2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46" calcext:value-type="float">
            <text:p>102.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83-04-1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19" calcext:value-type="float">
            <text:p>102.1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83-04-1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09" calcext:value-type="float">
            <text:p>102.0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83-04-0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13" calcext:value-type="float">
            <text:p>102.1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83-03-2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89" calcext:value-type="float">
            <text:p>101.8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83-03-2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69" calcext:value-type="float">
            <text:p>101.6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83-03-1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79" calcext:value-type="float">
            <text:p>101.7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83-03-0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87" calcext:value-type="float">
            <text:p>101.8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83-02-2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06" calcext:value-type="float">
            <text:p>102.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83-02-2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36" calcext:value-type="float">
            <text:p>102.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83-02-1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73" calcext:value-type="float">
            <text:p>102.7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83-02-0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95" calcext:value-type="float">
            <text:p>102.9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83-01-3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73" calcext:value-type="float">
            <text:p>102.7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83-01-2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92" calcext:value-type="float">
            <text:p>102.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83-01-1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3.12" calcext:value-type="float">
            <text:p>103.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83-01-0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3.23" calcext:value-type="float">
            <text:p>103.2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83-01-0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3.09" calcext:value-type="float">
            <text:p>103.0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82-12-2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3.32" calcext:value-type="float">
            <text:p>103.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82-12-1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3.33" calcext:value-type="float">
            <text:p>103.3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82-12-1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3.38" calcext:value-type="float">
            <text:p>103.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82-12-0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3.08" calcext:value-type="float">
            <text:p>103.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82-11-2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3.37" calcext:value-type="float">
            <text:p>103.3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82-11-2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3.28" calcext:value-type="float">
            <text:p>103.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82-11-1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3.26" calcext:value-type="float">
            <text:p>103.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82-08-0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63" calcext:value-type="float">
            <text:p>100.6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82-06-2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19" calcext:value-type="float">
            <text:p>100.1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82-06-2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24" calcext:value-type="float">
            <text:p>100.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82-06-1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29" calcext:value-type="float">
            <text:p>100.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82-06-0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35" calcext:value-type="float">
            <text:p>100.3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82-05-3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46" calcext:value-type="float">
            <text:p>100.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82-05-0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05" calcext:value-type="float">
            <text:p>101.0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82-04-0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14" calcext:value-type="float">
            <text:p>102.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82-03-0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76" calcext:value-type="float">
            <text:p>102.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82-02-0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3.19" calcext:value-type="float">
            <text:p>103.1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82-01-1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3.22" calcext:value-type="float">
            <text:p>103.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81-12-0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3.1" calcext:value-type="float">
            <text:p>103.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81-11-1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1" calcext:value-type="float">
            <text:p>102.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81-10-0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47" calcext:value-type="float">
            <text:p>101.4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81-09-0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03" calcext:value-type="float">
            <text:p>100.0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81-08-0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34" calcext:value-type="float">
            <text:p>100.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81-07-2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08" calcext:value-type="float">
            <text:p>101.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81-06-2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71" calcext:value-type="float">
            <text:p>101.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81-05-2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28" calcext:value-type="float">
            <text:p>102.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81-04-2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85" calcext:value-type="float">
            <text:p>101.8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81-03-2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81" calcext:value-type="float">
            <text:p>102.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81-02-2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34" calcext:value-type="float">
            <text:p>101.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81-02-0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91" calcext:value-type="float">
            <text:p>101.9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81-01-0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24" calcext:value-type="float">
            <text:p>102.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80-12-0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32" calcext:value-type="float">
            <text:p>102.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80-11-0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65" calcext:value-type="float">
            <text:p>101.6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80-09-0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05" calcext:value-type="float">
            <text:p>100.0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80-08-1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9.98" calcext:value-type="float">
            <text:p>99.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80-08-0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05" calcext:value-type="float">
            <text:p>100.0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80-07-2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08" calcext:value-type="float">
            <text:p>100.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80-07-2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11" calcext:value-type="float">
            <text:p>100.1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80-07-1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14" calcext:value-type="float">
            <text:p>100.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80-07-0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17" calcext:value-type="float">
            <text:p>100.1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80-06-2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21" calcext:value-type="float">
            <text:p>100.2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80-06-2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25" calcext:value-type="float">
            <text:p>100.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80-06-1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31" calcext:value-type="float">
            <text:p>100.3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80-06-0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39" calcext:value-type="float">
            <text:p>100.3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80-06-0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49" calcext:value-type="float">
            <text:p>100.4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80-05-2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61" calcext:value-type="float">
            <text:p>100.6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80-05-1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79" calcext:value-type="float">
            <text:p>100.7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80-05-1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03" calcext:value-type="float">
            <text:p>101.0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80-05-0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37" calcext:value-type="float">
            <text:p>101.3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80-04-2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7" calcext:value-type="float">
            <text:p>101.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80-04-2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1" calcext:value-type="float">
            <text:p>102.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80-04-1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44" calcext:value-type="float">
            <text:p>102.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80-04-0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63" calcext:value-type="float">
            <text:p>102.6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80-03-3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62" calcext:value-type="float">
            <text:p>102.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80-03-2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6" calcext:value-type="float">
            <text:p>102.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80-03-1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53" calcext:value-type="float">
            <text:p>102.5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80-03-0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33" calcext:value-type="float">
            <text:p>102.3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80-03-0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35" calcext:value-type="float">
            <text:p>102.3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80-02-2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44" calcext:value-type="float">
            <text:p>102.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80-02-1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63" calcext:value-type="float">
            <text:p>102.6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80-02-1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91" calcext:value-type="float">
            <text:p>102.9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80-02-0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61" calcext:value-type="float">
            <text:p>102.6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80-01-2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47" calcext:value-type="float">
            <text:p>102.4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80-01-2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3" calcext:value-type="float">
            <text:p>102.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80-01-1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77" calcext:value-type="float">
            <text:p>102.7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80-01-0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88" calcext:value-type="float">
            <text:p>102.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79-12-0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51" calcext:value-type="float">
            <text:p>100.5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79-12-0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49" calcext:value-type="float">
            <text:p>100.4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79-11-2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31" calcext:value-type="float">
            <text:p>100.3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79-11-1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18" calcext:value-type="float">
            <text:p>100.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79-11-1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09" calcext:value-type="float">
            <text:p>100.0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79-11-0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9.87" calcext:value-type="float">
            <text:p>99.8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79-10-2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9.87" calcext:value-type="float">
            <text:p>99.8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79-10-2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9.93" calcext:value-type="float">
            <text:p>99.9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79-10-1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9.97" calcext:value-type="float">
            <text:p>99.9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79-10-0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9.99" calcext:value-type="float">
            <text:p>99.9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79-09-3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03" calcext:value-type="float">
            <text:p>100.0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79-09-2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08" calcext:value-type="float">
            <text:p>100.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79-09-1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13" calcext:value-type="float">
            <text:p>100.1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79-09-0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2" calcext:value-type="float">
            <text:p>100.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79-09-0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21" calcext:value-type="float">
            <text:p>100.2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79-08-1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4" calcext:value-type="float">
            <text:p>100.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79-08-0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49" calcext:value-type="float">
            <text:p>100.4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79-07-2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61" calcext:value-type="float">
            <text:p>100.6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79-07-2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72" calcext:value-type="float">
            <text:p>100.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79-07-1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85" calcext:value-type="float">
            <text:p>100.8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79-07-0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4" calcext:value-type="float">
            <text:p>101.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79-06-2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8" calcext:value-type="float">
            <text:p>101.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79-06-1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2" calcext:value-type="float">
            <text:p>102.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79-06-1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48" calcext:value-type="float">
            <text:p>102.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79-06-0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78" calcext:value-type="float">
            <text:p>102.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79-05-2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39" calcext:value-type="float">
            <text:p>102.3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79-05-2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93" calcext:value-type="float">
            <text:p>101.9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79-05-1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62" calcext:value-type="float">
            <text:p>101.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79-05-0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73" calcext:value-type="float">
            <text:p>101.7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79-04-2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32" calcext:value-type="float">
            <text:p>102.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79-04-1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49" calcext:value-type="float">
            <text:p>102.4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79-04-0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64" calcext:value-type="float">
            <text:p>102.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79-04-0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3.01" calcext:value-type="float">
            <text:p>103.0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79-03-2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83" calcext:value-type="float">
            <text:p>102.8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79-03-1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71" calcext:value-type="float">
            <text:p>102.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79-03-1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55" calcext:value-type="float">
            <text:p>102.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79-03-0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35" calcext:value-type="float">
            <text:p>102.3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79-02-2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42" calcext:value-type="float">
            <text:p>102.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79-02-1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42" calcext:value-type="float">
            <text:p>102.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79-02-0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73" calcext:value-type="float">
            <text:p>102.7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79-01-2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3" calcext:value-type="float">
            <text:p>102.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79-01-2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36" calcext:value-type="float">
            <text:p>102.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79-01-1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44" calcext:value-type="float">
            <text:p>102.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79-01-0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53" calcext:value-type="float">
            <text:p>102.5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78-12-3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72" calcext:value-type="float">
            <text:p>102.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78-12-2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06" calcext:value-type="float">
            <text:p>102.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78-12-1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5" calcext:value-type="float">
            <text:p>101.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78-12-1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78-12-0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9.85" calcext:value-type="float">
            <text:p>99.8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78-11-2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9.9" calcext:value-type="float">
            <text:p>99.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78-11-1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9.94" calcext:value-type="float">
            <text:p>99.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78-11-1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9.96" calcext:value-type="float">
            <text:p>99.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78-11-0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9.96" calcext:value-type="float">
            <text:p>99.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78-10-2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9.97" calcext:value-type="float">
            <text:p>99.9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78-10-2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04" calcext:value-type="float">
            <text:p>100.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78-10-1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08" calcext:value-type="float">
            <text:p>100.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78-10-0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15" calcext:value-type="float">
            <text:p>100.1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78-10-0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21" calcext:value-type="float">
            <text:p>100.2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78-09-2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28" calcext:value-type="float">
            <text:p>100.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78-09-1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33" calcext:value-type="float">
            <text:p>100.3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78-09-1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37" calcext:value-type="float">
            <text:p>100.3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78-09-0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39" calcext:value-type="float">
            <text:p>100.3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78-08-2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39" calcext:value-type="float">
            <text:p>100.3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78-08-2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37" calcext:value-type="float">
            <text:p>100.3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78-08-1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33" calcext:value-type="float">
            <text:p>100.3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78-08-0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28" calcext:value-type="float">
            <text:p>100.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78-07-3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21" calcext:value-type="float">
            <text:p>100.2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78-07-2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25" calcext:value-type="float">
            <text:p>100.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78-07-1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26" calcext:value-type="float">
            <text:p>100.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78-07-0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34" calcext:value-type="float">
            <text:p>100.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78-07-0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42" calcext:value-type="float">
            <text:p>100.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78-06-1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63" calcext:value-type="float">
            <text:p>100.6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78-06-1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76" calcext:value-type="float">
            <text:p>100.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78-06-0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89" calcext:value-type="float">
            <text:p>100.8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78-05-2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05" calcext:value-type="float">
            <text:p>101.0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78-05-2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25" calcext:value-type="float">
            <text:p>101.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78-05-1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4" calcext:value-type="float">
            <text:p>101.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78-05-0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54" calcext:value-type="float">
            <text:p>101.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78-04-3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75" calcext:value-type="float">
            <text:p>101.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78-04-2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88" calcext:value-type="float">
            <text:p>101.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78-04-1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07" calcext:value-type="float">
            <text:p>102.0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78-04-0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29" calcext:value-type="float">
            <text:p>102.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78-03-0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46" calcext:value-type="float">
            <text:p>102.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78-02-2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24" calcext:value-type="float">
            <text:p>102.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78-02-1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37" calcext:value-type="float">
            <text:p>102.3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78-02-1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64" calcext:value-type="float">
            <text:p>102.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78-02-0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8" calcext:value-type="float">
            <text:p>102.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78-01-2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8" calcext:value-type="float">
            <text:p>102.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78-01-2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45" calcext:value-type="float">
            <text:p>102.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78-01-1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51" calcext:value-type="float">
            <text:p>102.5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78-01-0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26" calcext:value-type="float">
            <text:p>102.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78-01-0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42" calcext:value-type="float">
            <text:p>102.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77-12-1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3.01" calcext:value-type="float">
            <text:p>103.0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77-11-2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79" calcext:value-type="float">
            <text:p>102.7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77-10-1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24" calcext:value-type="float">
            <text:p>101.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77-08-1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26" calcext:value-type="float">
            <text:p>101.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77-07-1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14" calcext:value-type="float">
            <text:p>102.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77-05-1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08" calcext:value-type="float">
            <text:p>102.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77-04-2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66" calcext:value-type="float">
            <text:p>102.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77-03-1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3.26" calcext:value-type="float">
            <text:p>103.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77-01-1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62" calcext:value-type="float">
            <text:p>102.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76-12-2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83" calcext:value-type="float">
            <text:p>102.8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76-12-1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69" calcext:value-type="float">
            <text:p>102.6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76-12-1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51" calcext:value-type="float">
            <text:p>102.5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76-12-0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39" calcext:value-type="float">
            <text:p>102.3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76-11-2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76" calcext:value-type="float">
            <text:p>101.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76-11-2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92" calcext:value-type="float">
            <text:p>101.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76-11-1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08" calcext:value-type="float">
            <text:p>102.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76-11-0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19" calcext:value-type="float">
            <text:p>102.1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76-10-3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57" calcext:value-type="float">
            <text:p>101.5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76-10-2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1" calcext:value-type="float">
            <text:p>101.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76-10-1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47" calcext:value-type="float">
            <text:p>100.4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76-10-1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8.79" calcext:value-type="float">
            <text:p>98.7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76-10-0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7.95" calcext:value-type="float">
            <text:p>97.9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76-09-2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7.87" calcext:value-type="float">
            <text:p>97.8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76-09-1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8.01" calcext:value-type="float">
            <text:p>98.0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76-09-1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8.24" calcext:value-type="float">
            <text:p>98.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76-09-0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8.4" calcext:value-type="float">
            <text:p>98.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76-08-2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8.58" calcext:value-type="float">
            <text:p>98.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76-08-2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8.79" calcext:value-type="float">
            <text:p>98.7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76-08-1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8.99" calcext:value-type="float">
            <text:p>98.9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76-08-0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9.18" calcext:value-type="float">
            <text:p>99.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76-08-0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9.34" calcext:value-type="float">
            <text:p>99.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76-07-2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9.48" calcext:value-type="float">
            <text:p>99.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76-07-1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9.6" calcext:value-type="float">
            <text:p>99.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76-07-1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9.7" calcext:value-type="float">
            <text:p>99.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76-07-0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9.81" calcext:value-type="float">
            <text:p>99.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76-06-2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9.89" calcext:value-type="float">
            <text:p>99.8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76-06-2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9.98" calcext:value-type="float">
            <text:p>99.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76-06-1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04" calcext:value-type="float">
            <text:p>100.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76-06-0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09" calcext:value-type="float">
            <text:p>100.0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76-05-3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12" calcext:value-type="float">
            <text:p>100.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76-05-2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14" calcext:value-type="float">
            <text:p>100.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76-05-1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17" calcext:value-type="float">
            <text:p>100.1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76-05-0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21" calcext:value-type="float">
            <text:p>100.2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76-05-0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25" calcext:value-type="float">
            <text:p>100.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76-04-2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29" calcext:value-type="float">
            <text:p>100.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76-04-1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35" calcext:value-type="float">
            <text:p>100.3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76-04-1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39" calcext:value-type="float">
            <text:p>100.3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76-04-0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4" calcext:value-type="float">
            <text:p>100.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76-03-2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37" calcext:value-type="float">
            <text:p>100.3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76-03-2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31" calcext:value-type="float">
            <text:p>100.3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76-03-1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29" calcext:value-type="float">
            <text:p>100.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76-03-0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32" calcext:value-type="float">
            <text:p>100.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76-02-2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34" calcext:value-type="float">
            <text:p>100.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76-02-2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34" calcext:value-type="float">
            <text:p>100.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76-02-1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2" calcext:value-type="float">
            <text:p>100.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76-02-1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17" calcext:value-type="float">
            <text:p>100.1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76-01-1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35" calcext:value-type="float">
            <text:p>100.3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76-01-1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31" calcext:value-type="float">
            <text:p>100.3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76-01-0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09" calcext:value-type="float">
            <text:p>100.0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75-11-2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9.22" calcext:value-type="float">
            <text:p>99.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75-11-0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9.59" calcext:value-type="float">
            <text:p>99.5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75-10-3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9.59" calcext:value-type="float">
            <text:p>99.5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75-10-2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9.59" calcext:value-type="float">
            <text:p>99.5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75-09-3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9.83" calcext:value-type="float">
            <text:p>99.8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75-09-1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9.83" calcext:value-type="float">
            <text:p>99.8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75-08-2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9.96" calcext:value-type="float">
            <text:p>99.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75-08-1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9.96" calcext:value-type="float">
            <text:p>99.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75-07-3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19" calcext:value-type="float">
            <text:p>100.1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75-07-0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39" calcext:value-type="float">
            <text:p>100.3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75-06-0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87" calcext:value-type="float">
            <text:p>100.8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75-05-0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69" calcext:value-type="float">
            <text:p>101.6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75-04-0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67" calcext:value-type="float">
            <text:p>102.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75-02-1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22" calcext:value-type="float">
            <text:p>102.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75-01-0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48" calcext:value-type="float">
            <text:p>102.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74-12-2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51" calcext:value-type="float">
            <text:p>102.5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74-12-2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73" calcext:value-type="float">
            <text:p>101.7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74-12-1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07" calcext:value-type="float">
            <text:p>102.0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74-12-0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38" calcext:value-type="float">
            <text:p>102.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74-12-0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63" calcext:value-type="float">
            <text:p>102.6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74-11-2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89" calcext:value-type="float">
            <text:p>102.8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74-11-1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39" calcext:value-type="float">
            <text:p>102.3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74-11-1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62" calcext:value-type="float">
            <text:p>101.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74-11-0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93" calcext:value-type="float">
            <text:p>101.9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74-10-2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23" calcext:value-type="float">
            <text:p>102.2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74-10-2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19" calcext:value-type="float">
            <text:p>102.1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74-10-1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35" calcext:value-type="float">
            <text:p>102.3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74-10-0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49" calcext:value-type="float">
            <text:p>102.4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74-09-2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6" calcext:value-type="float">
            <text:p>102.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74-09-2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19" calcext:value-type="float">
            <text:p>102.1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74-09-1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91" calcext:value-type="float">
            <text:p>101.9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74-09-0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97" calcext:value-type="float">
            <text:p>100.9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74-09-0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9.78" calcext:value-type="float">
            <text:p>99.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74-07-2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9.94" calcext:value-type="float">
            <text:p>99.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74-07-2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9.97" calcext:value-type="float">
            <text:p>99.9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74-07-1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9.99" calcext:value-type="float">
            <text:p>99.9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74-07-0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03" calcext:value-type="float">
            <text:p>100.0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74-06-3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03" calcext:value-type="float">
            <text:p>100.0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74-06-2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08" calcext:value-type="float">
            <text:p>100.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74-06-1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13" calcext:value-type="float">
            <text:p>100.1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74-06-0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19" calcext:value-type="float">
            <text:p>100.1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74-06-0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26" calcext:value-type="float">
            <text:p>100.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74-05-2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37" calcext:value-type="float">
            <text:p>100.3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74-05-1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49" calcext:value-type="float">
            <text:p>100.4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74-05-1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63" calcext:value-type="float">
            <text:p>100.6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74-05-0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78" calcext:value-type="float">
            <text:p>100.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74-04-2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99" calcext:value-type="float">
            <text:p>100.9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74-04-2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23" calcext:value-type="float">
            <text:p>101.2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74-04-1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38" calcext:value-type="float">
            <text:p>101.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74-04-0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68" calcext:value-type="float">
            <text:p>101.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74-03-3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01" calcext:value-type="float">
            <text:p>102.0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74-03-2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76" calcext:value-type="float">
            <text:p>102.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74-03-1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31" calcext:value-type="float">
            <text:p>102.3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74-03-1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2" calcext:value-type="float">
            <text:p>102.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74-03-0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37" calcext:value-type="float">
            <text:p>102.3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74-02-2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76" calcext:value-type="float">
            <text:p>102.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74-02-1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3.07" calcext:value-type="float">
            <text:p>103.0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74-02-1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52" calcext:value-type="float">
            <text:p>102.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74-02-0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53" calcext:value-type="float">
            <text:p>102.5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74-01-2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52" calcext:value-type="float">
            <text:p>102.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74-01-2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85" calcext:value-type="float">
            <text:p>102.8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74-01-1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47" calcext:value-type="float">
            <text:p>102.4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74-01-0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64" calcext:value-type="float">
            <text:p>100.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73-12-3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16" calcext:value-type="float">
            <text:p>100.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73-12-2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9.96" calcext:value-type="float">
            <text:p>99.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73-12-1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9.89" calcext:value-type="float">
            <text:p>99.8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73-12-0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9.78" calcext:value-type="float">
            <text:p>99.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73-12-0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9.7" calcext:value-type="float">
            <text:p>99.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73-11-2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9.66" calcext:value-type="float">
            <text:p>99.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73-11-1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9.7" calcext:value-type="float">
            <text:p>99.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73-11-1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9.7" calcext:value-type="float">
            <text:p>99.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73-11-0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9.72" calcext:value-type="float">
            <text:p>99.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73-10-2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9.67" calcext:value-type="float">
            <text:p>99.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73-10-2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9.71" calcext:value-type="float">
            <text:p>99.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73-10-1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9.77" calcext:value-type="float">
            <text:p>99.7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73-10-0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9.73" calcext:value-type="float">
            <text:p>99.7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73-09-3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9.72" calcext:value-type="float">
            <text:p>99.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73-09-2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9.73" calcext:value-type="float">
            <text:p>99.7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73-09-1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9.75" calcext:value-type="float">
            <text:p>99.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73-09-0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9.81" calcext:value-type="float">
            <text:p>99.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73-09-0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9.85" calcext:value-type="float">
            <text:p>99.8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73-08-1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07" calcext:value-type="float">
            <text:p>100.0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73-08-0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9.99" calcext:value-type="float">
            <text:p>99.9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73-07-2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09" calcext:value-type="float">
            <text:p>100.0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73-07-2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09" calcext:value-type="float">
            <text:p>100.0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73-07-1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9.87" calcext:value-type="float">
            <text:p>99.8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73-07-0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05" calcext:value-type="float">
            <text:p>100.0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73-07-0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11" calcext:value-type="float">
            <text:p>100.1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73-06-2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14" calcext:value-type="float">
            <text:p>100.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73-06-1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2" calcext:value-type="float">
            <text:p>100.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73-06-1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28" calcext:value-type="float">
            <text:p>100.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73-06-0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38" calcext:value-type="float">
            <text:p>100.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73-05-2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43" calcext:value-type="float">
            <text:p>100.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73-05-2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47" calcext:value-type="float">
            <text:p>100.4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73-05-1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46" calcext:value-type="float">
            <text:p>100.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73-05-0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39" calcext:value-type="float">
            <text:p>100.3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73-04-2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31" calcext:value-type="float">
            <text:p>100.3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73-04-2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34" calcext:value-type="float">
            <text:p>100.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73-04-1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39" calcext:value-type="float">
            <text:p>100.3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73-04-0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51" calcext:value-type="float">
            <text:p>100.5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73-04-0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63" calcext:value-type="float">
            <text:p>100.6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73-03-2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73" calcext:value-type="float">
            <text:p>100.7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73-03-1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85" calcext:value-type="float">
            <text:p>100.8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73-03-1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04" calcext:value-type="float">
            <text:p>101.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73-03-0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26" calcext:value-type="float">
            <text:p>101.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73-02-2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51" calcext:value-type="float">
            <text:p>101.5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73-02-0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06" calcext:value-type="float">
            <text:p>102.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72-12-0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5" calcext:value-type="float">
            <text:p>102.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72-11-0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9.61" calcext:value-type="float">
            <text:p>99.6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72-10-2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9.69" calcext:value-type="float">
            <text:p>99.6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72-10-2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9.71" calcext:value-type="float">
            <text:p>99.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72-10-1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9.71" calcext:value-type="float">
            <text:p>99.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72-10-0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9.7" calcext:value-type="float">
            <text:p>99.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72-10-0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9.72" calcext:value-type="float">
            <text:p>99.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72-09-2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9.75" calcext:value-type="float">
            <text:p>99.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72-09-1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9.79" calcext:value-type="float">
            <text:p>99.7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72-09-1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9.83" calcext:value-type="float">
            <text:p>99.8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72-09-0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9.85" calcext:value-type="float">
            <text:p>99.8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72-08-2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9.9" calcext:value-type="float">
            <text:p>99.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72-08-2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9.94" calcext:value-type="float">
            <text:p>99.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72-08-1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9.98" calcext:value-type="float">
            <text:p>99.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72-08-0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72-07-3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03" calcext:value-type="float">
            <text:p>100.0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72-07-2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1" calcext:value-type="float">
            <text:p>100.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72-07-1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17" calcext:value-type="float">
            <text:p>100.1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72-07-0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25" calcext:value-type="float">
            <text:p>100.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72-07-0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37" calcext:value-type="float">
            <text:p>100.3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72-06-2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47" calcext:value-type="float">
            <text:p>100.4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72-06-1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58" calcext:value-type="float">
            <text:p>100.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72-05-2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89" calcext:value-type="float">
            <text:p>100.8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72-05-2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98" calcext:value-type="float">
            <text:p>100.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72-05-1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02" calcext:value-type="float">
            <text:p>101.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72-05-0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14" calcext:value-type="float">
            <text:p>101.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72-04-0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89" calcext:value-type="float">
            <text:p>101.8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72-03-2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17" calcext:value-type="float">
            <text:p>102.1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72-03-1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5" calcext:value-type="float">
            <text:p>102.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72-03-1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7" calcext:value-type="float">
            <text:p>102.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72-03-0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42" calcext:value-type="float">
            <text:p>102.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72-02-2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47" calcext:value-type="float">
            <text:p>102.4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72-02-2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64" calcext:value-type="float">
            <text:p>102.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72-02-1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77" calcext:value-type="float">
            <text:p>102.7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72-02-0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3.05" calcext:value-type="float">
            <text:p>103.0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72-01-2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71" calcext:value-type="float">
            <text:p>102.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72-01-1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69" calcext:value-type="float">
            <text:p>102.6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72-01-0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55" calcext:value-type="float">
            <text:p>101.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72-01-0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59" calcext:value-type="float">
            <text:p>101.5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71-12-2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53" calcext:value-type="float">
            <text:p>101.5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71-12-1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43" calcext:value-type="float">
            <text:p>101.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71-12-1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62" calcext:value-type="float">
            <text:p>101.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71-12-0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86" calcext:value-type="float">
            <text:p>101.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71-11-2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55" calcext:value-type="float">
            <text:p>101.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71-11-2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95" calcext:value-type="float">
            <text:p>100.9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71-11-1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97" calcext:value-type="float">
            <text:p>100.9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71-11-0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15" calcext:value-type="float">
            <text:p>101.1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71-10-0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16" calcext:value-type="float">
            <text:p>100.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71-09-2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26" calcext:value-type="float">
            <text:p>100.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71-09-1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36" calcext:value-type="float">
            <text:p>100.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71-09-1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47" calcext:value-type="float">
            <text:p>100.4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71-09-0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51" calcext:value-type="float">
            <text:p>100.5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71-08-2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46" calcext:value-type="float">
            <text:p>100.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71-08-2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38" calcext:value-type="float">
            <text:p>100.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71-08-1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35" calcext:value-type="float">
            <text:p>100.3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71-08-0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43" calcext:value-type="float">
            <text:p>100.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71-08-0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52" calcext:value-type="float">
            <text:p>100.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71-07-2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77" calcext:value-type="float">
            <text:p>100.7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71-07-1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71-07-1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36" calcext:value-type="float">
            <text:p>101.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71-07-0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85" calcext:value-type="float">
            <text:p>101.8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71-06-2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16" calcext:value-type="float">
            <text:p>102.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71-06-2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51" calcext:value-type="float">
            <text:p>101.5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71-06-1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52" calcext:value-type="float">
            <text:p>100.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71-06-0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49" calcext:value-type="float">
            <text:p>100.4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71-05-3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71" calcext:value-type="float">
            <text:p>100.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71-05-2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96" calcext:value-type="float">
            <text:p>100.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71-05-1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22" calcext:value-type="float">
            <text:p>101.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71-05-0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43" calcext:value-type="float">
            <text:p>101.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71-05-0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56" calcext:value-type="float">
            <text:p>101.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71-04-2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14" calcext:value-type="float">
            <text:p>101.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71-04-1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19" calcext:value-type="float">
            <text:p>101.1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71-04-1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52" calcext:value-type="float">
            <text:p>101.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71-04-0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79" calcext:value-type="float">
            <text:p>101.7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71-03-2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12" calcext:value-type="float">
            <text:p>102.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71-03-2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13" calcext:value-type="float">
            <text:p>102.1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71-03-1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18" calcext:value-type="float">
            <text:p>102.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71-03-0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36" calcext:value-type="float">
            <text:p>102.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71-02-2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29" calcext:value-type="float">
            <text:p>102.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71-02-2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46" calcext:value-type="float">
            <text:p>102.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71-02-1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59" calcext:value-type="float">
            <text:p>102.5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71-02-0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87" calcext:value-type="float">
            <text:p>102.8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71-01-3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3.13" calcext:value-type="float">
            <text:p>103.1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71-01-2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91" calcext:value-type="float">
            <text:p>102.9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71-01-1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25" calcext:value-type="float">
            <text:p>102.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71-01-1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88" calcext:value-type="float">
            <text:p>101.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71-01-0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6" calcext:value-type="float">
            <text:p>101.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70-11-2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88" calcext:value-type="float">
            <text:p>102.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70-11-2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72" calcext:value-type="float">
            <text:p>102.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70-11-1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21" calcext:value-type="float">
            <text:p>101.2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70-11-0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71" calcext:value-type="float">
            <text:p>100.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70-11-0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16" calcext:value-type="float">
            <text:p>100.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70-10-2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15" calcext:value-type="float">
            <text:p>100.1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70-10-1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13" calcext:value-type="float">
            <text:p>100.1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70-10-1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19" calcext:value-type="float">
            <text:p>100.1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70-10-0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3" calcext:value-type="float">
            <text:p>100.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70-09-2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27" calcext:value-type="float">
            <text:p>100.2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70-09-2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24" calcext:value-type="float">
            <text:p>100.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70-09-1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05" calcext:value-type="float">
            <text:p>100.0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70-09-0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9.88" calcext:value-type="float">
            <text:p>99.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70-08-3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9.79" calcext:value-type="float">
            <text:p>99.7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70-08-2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9.95" calcext:value-type="float">
            <text:p>99.9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70-08-1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9.96" calcext:value-type="float">
            <text:p>99.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70-08-0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04" calcext:value-type="float">
            <text:p>100.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70-08-0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18" calcext:value-type="float">
            <text:p>100.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70-07-2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12" calcext:value-type="float">
            <text:p>100.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70-07-1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24" calcext:value-type="float">
            <text:p>100.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70-07-1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17" calcext:value-type="float">
            <text:p>100.1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70-07-0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2" calcext:value-type="float">
            <text:p>100.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70-06-2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29" calcext:value-type="float">
            <text:p>100.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70-06-2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38" calcext:value-type="float">
            <text:p>100.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70-06-1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59" calcext:value-type="float">
            <text:p>100.5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70-06-0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69" calcext:value-type="float">
            <text:p>100.6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70-05-3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76" calcext:value-type="float">
            <text:p>100.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70-05-2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02" calcext:value-type="float">
            <text:p>101.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70-05-1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25" calcext:value-type="float">
            <text:p>101.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70-05-1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55" calcext:value-type="float">
            <text:p>101.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70-05-0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77" calcext:value-type="float">
            <text:p>101.7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70-04-2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53" calcext:value-type="float">
            <text:p>101.5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70-04-1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43" calcext:value-type="float">
            <text:p>101.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70-04-1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5" calcext:value-type="float">
            <text:p>101.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70-04-0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76" calcext:value-type="float">
            <text:p>101.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70-03-2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09" calcext:value-type="float">
            <text:p>102.0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70-03-2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39" calcext:value-type="float">
            <text:p>102.3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70-03-1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44" calcext:value-type="float">
            <text:p>102.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70-03-0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37" calcext:value-type="float">
            <text:p>102.3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70-03-0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6" calcext:value-type="float">
            <text:p>102.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70-02-2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67" calcext:value-type="float">
            <text:p>102.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70-02-1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44" calcext:value-type="float">
            <text:p>102.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70-02-0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72" calcext:value-type="float">
            <text:p>102.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70-02-0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7" calcext:value-type="float">
            <text:p>102.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70-01-2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31" calcext:value-type="float">
            <text:p>102.3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70-01-1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42" calcext:value-type="float">
            <text:p>102.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70-01-1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29" calcext:value-type="float">
            <text:p>102.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70-01-0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41" calcext:value-type="float">
            <text:p>102.4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9-12-2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62" calcext:value-type="float">
            <text:p>102.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9-12-2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44" calcext:value-type="float">
            <text:p>102.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9-12-1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6" calcext:value-type="float">
            <text:p>101.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9-12-0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99" calcext:value-type="float">
            <text:p>100.9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9-11-3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02" calcext:value-type="float">
            <text:p>101.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9-11-2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75" calcext:value-type="float">
            <text:p>100.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9-11-1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13" calcext:value-type="float">
            <text:p>100.1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9-11-0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9.9" calcext:value-type="float">
            <text:p>99.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9-11-0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9.96" calcext:value-type="float">
            <text:p>99.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9-10-2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9-10-1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02" calcext:value-type="float">
            <text:p>100.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9-10-1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08" calcext:value-type="float">
            <text:p>100.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9-10-0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15" calcext:value-type="float">
            <text:p>100.1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9-09-2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23" calcext:value-type="float">
            <text:p>100.2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9-09-2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46" calcext:value-type="float">
            <text:p>100.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9-09-1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47" calcext:value-type="float">
            <text:p>100.4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9-09-0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59" calcext:value-type="float">
            <text:p>100.5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9-08-3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79" calcext:value-type="float">
            <text:p>100.7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9-08-2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05" calcext:value-type="float">
            <text:p>101.0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9-08-1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07" calcext:value-type="float">
            <text:p>101.0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9-08-1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88" calcext:value-type="float">
            <text:p>100.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9-08-0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46" calcext:value-type="float">
            <text:p>100.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9-07-2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42" calcext:value-type="float">
            <text:p>100.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9-07-2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55" calcext:value-type="float">
            <text:p>100.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9-07-1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72" calcext:value-type="float">
            <text:p>100.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9-07-0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93" calcext:value-type="float">
            <text:p>100.9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9-06-2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26" calcext:value-type="float">
            <text:p>101.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9-06-2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63" calcext:value-type="float">
            <text:p>101.6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9-06-1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9-06-0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27" calcext:value-type="float">
            <text:p>102.2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9-05-0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9" calcext:value-type="float">
            <text:p>100.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9-04-1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99" calcext:value-type="float">
            <text:p>101.9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9-04-0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28" calcext:value-type="float">
            <text:p>102.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9-03-1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6" calcext:value-type="float">
            <text:p>102.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9-03-0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36" calcext:value-type="float">
            <text:p>102.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9-02-1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3.25" calcext:value-type="float">
            <text:p>103.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9-02-0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3.27" calcext:value-type="float">
            <text:p>103.2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9-02-0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56" calcext:value-type="float">
            <text:p>102.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9-01-2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48" calcext:value-type="float">
            <text:p>102.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9-01-1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53" calcext:value-type="float">
            <text:p>102.5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9-01-1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59" calcext:value-type="float">
            <text:p>102.5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9-01-0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78" calcext:value-type="float">
            <text:p>102.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8-12-2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3.08" calcext:value-type="float">
            <text:p>103.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8-12-2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93" calcext:value-type="float">
            <text:p>102.9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8-12-1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27" calcext:value-type="float">
            <text:p>102.2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8-12-0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52" calcext:value-type="float">
            <text:p>102.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8-12-0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46" calcext:value-type="float">
            <text:p>102.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8-11-2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89" calcext:value-type="float">
            <text:p>101.8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8-11-1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34" calcext:value-type="float">
            <text:p>102.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8-11-1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59" calcext:value-type="float">
            <text:p>102.5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8-11-0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83" calcext:value-type="float">
            <text:p>102.8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8-10-2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19" calcext:value-type="float">
            <text:p>102.1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8-10-2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47" calcext:value-type="float">
            <text:p>102.4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8-10-1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52" calcext:value-type="float">
            <text:p>102.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8-10-0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41" calcext:value-type="float">
            <text:p>102.4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8-09-2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17" calcext:value-type="float">
            <text:p>102.1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8-09-2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2" calcext:value-type="float">
            <text:p>101.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8-09-1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72" calcext:value-type="float">
            <text:p>100.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8-09-0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53" calcext:value-type="float">
            <text:p>100.5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8-09-0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66" calcext:value-type="float">
            <text:p>100.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8-08-2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83" calcext:value-type="float">
            <text:p>100.8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8-08-1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08" calcext:value-type="float">
            <text:p>101.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8-08-1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4" calcext:value-type="float">
            <text:p>101.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8-08-0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35" calcext:value-type="float">
            <text:p>101.3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8-07-2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14" calcext:value-type="float">
            <text:p>102.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8-07-2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38" calcext:value-type="float">
            <text:p>102.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8-07-1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42" calcext:value-type="float">
            <text:p>102.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8-07-0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06" calcext:value-type="float">
            <text:p>101.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8-06-3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02" calcext:value-type="float">
            <text:p>101.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8-06-2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87" calcext:value-type="float">
            <text:p>100.8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8-06-1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08" calcext:value-type="float">
            <text:p>101.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8-06-0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37" calcext:value-type="float">
            <text:p>101.3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8-06-0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54" calcext:value-type="float">
            <text:p>101.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8-05-2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72" calcext:value-type="float">
            <text:p>101.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8-05-1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62" calcext:value-type="float">
            <text:p>101.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8-05-1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37" calcext:value-type="float">
            <text:p>101.3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8-05-0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3" calcext:value-type="float">
            <text:p>101.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8-04-2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59" calcext:value-type="float">
            <text:p>100.5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8-04-2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55" calcext:value-type="float">
            <text:p>100.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8-04-1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57" calcext:value-type="float">
            <text:p>100.5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8-04-0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68" calcext:value-type="float">
            <text:p>100.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8-03-3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76" calcext:value-type="float">
            <text:p>100.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8-03-2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96" calcext:value-type="float">
            <text:p>100.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8-03-1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27" calcext:value-type="float">
            <text:p>101.2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8-03-1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61" calcext:value-type="float">
            <text:p>101.6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8-03-0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98" calcext:value-type="float">
            <text:p>101.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8-02-2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29" calcext:value-type="float">
            <text:p>102.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8-02-1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52" calcext:value-type="float">
            <text:p>102.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8-02-1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59" calcext:value-type="float">
            <text:p>102.5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7-12-1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46" calcext:value-type="float">
            <text:p>101.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7-12-0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81" calcext:value-type="float">
            <text:p>101.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7-11-2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21" calcext:value-type="float">
            <text:p>102.2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7-11-0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3.06" calcext:value-type="float">
            <text:p>103.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7-10-2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79" calcext:value-type="float">
            <text:p>102.7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7-10-0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08" calcext:value-type="float">
            <text:p>100.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7-10-0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9.97" calcext:value-type="float">
            <text:p>99.9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7-09-2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9.9" calcext:value-type="float">
            <text:p>99.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7-09-1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9.94" calcext:value-type="float">
            <text:p>99.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7-09-1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9.99" calcext:value-type="float">
            <text:p>99.9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7-09-0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7-08-2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08" calcext:value-type="float">
            <text:p>100.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7-08-2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13" calcext:value-type="float">
            <text:p>100.1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7-08-1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22" calcext:value-type="float">
            <text:p>100.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7-08-0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33" calcext:value-type="float">
            <text:p>100.3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7-07-3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76" calcext:value-type="float">
            <text:p>100.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7-07-2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63" calcext:value-type="float">
            <text:p>100.6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7-07-1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74" calcext:value-type="float">
            <text:p>100.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7-07-0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99" calcext:value-type="float">
            <text:p>100.9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7-07-0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33" calcext:value-type="float">
            <text:p>101.3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7-06-1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05" calcext:value-type="float">
            <text:p>102.0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7-06-1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39" calcext:value-type="float">
            <text:p>102.3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7-06-0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64" calcext:value-type="float">
            <text:p>102.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7-05-2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11" calcext:value-type="float">
            <text:p>102.1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7-05-2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71" calcext:value-type="float">
            <text:p>101.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7-05-1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72" calcext:value-type="float">
            <text:p>100.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7-05-0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6" calcext:value-type="float">
            <text:p>100.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7-04-3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78" calcext:value-type="float">
            <text:p>100.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7-04-2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05" calcext:value-type="float">
            <text:p>101.0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7-04-1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34" calcext:value-type="float">
            <text:p>101.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7-04-0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95" calcext:value-type="float">
            <text:p>101.9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7-04-0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04" calcext:value-type="float">
            <text:p>102.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7-03-2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4" calcext:value-type="float">
            <text:p>102.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7-03-1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65" calcext:value-type="float">
            <text:p>102.6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7-03-1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88" calcext:value-type="float">
            <text:p>102.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7-03-0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9" calcext:value-type="float">
            <text:p>102.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7-02-2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85" calcext:value-type="float">
            <text:p>102.8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7-02-1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22" calcext:value-type="float">
            <text:p>102.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7-02-1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28" calcext:value-type="float">
            <text:p>102.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7-02-0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51" calcext:value-type="float">
            <text:p>102.5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7-01-2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48" calcext:value-type="float">
            <text:p>102.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7-01-2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11" calcext:value-type="float">
            <text:p>102.1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7-01-1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31" calcext:value-type="float">
            <text:p>102.3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7-01-0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53" calcext:value-type="float">
            <text:p>102.5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7-01-0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64" calcext:value-type="float">
            <text:p>102.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6-12-2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52" calcext:value-type="float">
            <text:p>102.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6-12-1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71" calcext:value-type="float">
            <text:p>102.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6-12-1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45" calcext:value-type="float">
            <text:p>102.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6-11-2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79" calcext:value-type="float">
            <text:p>101.7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6-11-2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14" calcext:value-type="float">
            <text:p>102.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6-11-1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37" calcext:value-type="float">
            <text:p>102.3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6-11-0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25" calcext:value-type="float">
            <text:p>102.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6-10-3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34" calcext:value-type="float">
            <text:p>102.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6-10-2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3" calcext:value-type="float">
            <text:p>102.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6-10-1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47" calcext:value-type="float">
            <text:p>100.4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6-10-0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14" calcext:value-type="float">
            <text:p>100.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6-10-0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17" calcext:value-type="float">
            <text:p>100.1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6-09-2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28" calcext:value-type="float">
            <text:p>100.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6-09-1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34" calcext:value-type="float">
            <text:p>100.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6-09-1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41" calcext:value-type="float">
            <text:p>100.4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6-09-0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36" calcext:value-type="float">
            <text:p>100.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6-08-2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04" calcext:value-type="float">
            <text:p>100.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6-08-2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09" calcext:value-type="float">
            <text:p>100.0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6-08-1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14" calcext:value-type="float">
            <text:p>100.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6-08-0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21" calcext:value-type="float">
            <text:p>100.2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6-07-3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23" calcext:value-type="float">
            <text:p>100.2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6-07-2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29" calcext:value-type="float">
            <text:p>100.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6-07-1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4" calcext:value-type="float">
            <text:p>100.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6-07-1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46" calcext:value-type="float">
            <text:p>100.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6-07-0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59" calcext:value-type="float">
            <text:p>100.5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6-06-2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74" calcext:value-type="float">
            <text:p>100.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6-06-1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6-06-1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31" calcext:value-type="float">
            <text:p>101.3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6-06-0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64" calcext:value-type="float">
            <text:p>101.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6-05-2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04" calcext:value-type="float">
            <text:p>102.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6-05-2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46" calcext:value-type="float">
            <text:p>102.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6-05-1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57" calcext:value-type="float">
            <text:p>102.5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6-05-0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66" calcext:value-type="float">
            <text:p>102.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6-05-0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72" calcext:value-type="float">
            <text:p>102.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6-04-2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53" calcext:value-type="float">
            <text:p>102.5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6-04-1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6" calcext:value-type="float">
            <text:p>101.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6-04-1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44" calcext:value-type="float">
            <text:p>101.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6-04-0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67" calcext:value-type="float">
            <text:p>101.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6-03-2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6-03-2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31" calcext:value-type="float">
            <text:p>102.3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6-03-1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54" calcext:value-type="float">
            <text:p>102.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6-03-0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8" calcext:value-type="float">
            <text:p>102.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6-02-2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3.05" calcext:value-type="float">
            <text:p>103.0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6-02-2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67" calcext:value-type="float">
            <text:p>102.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6-02-1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8" calcext:value-type="float">
            <text:p>102.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6-02-0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68" calcext:value-type="float">
            <text:p>102.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6-01-3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52" calcext:value-type="float">
            <text:p>102.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6-01-2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25" calcext:value-type="float">
            <text:p>102.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6-01-1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51" calcext:value-type="float">
            <text:p>102.5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6-01-0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75" calcext:value-type="float">
            <text:p>102.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6-01-0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3.02" calcext:value-type="float">
            <text:p>103.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5-12-2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3.07" calcext:value-type="float">
            <text:p>103.0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5-12-1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3.45" calcext:value-type="float">
            <text:p>103.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5-12-1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87" calcext:value-type="float">
            <text:p>102.8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5-12-0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6" calcext:value-type="float">
            <text:p>102.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5-11-2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12" calcext:value-type="float">
            <text:p>101.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5-11-2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8" calcext:value-type="float">
            <text:p>100.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5-11-1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78" calcext:value-type="float">
            <text:p>100.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5-11-0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85" calcext:value-type="float">
            <text:p>100.8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5-10-3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05" calcext:value-type="float">
            <text:p>101.0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5-10-2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32" calcext:value-type="float">
            <text:p>101.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5-10-1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59" calcext:value-type="float">
            <text:p>101.5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5-10-1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71" calcext:value-type="float">
            <text:p>101.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5-10-0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71" calcext:value-type="float">
            <text:p>101.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5-09-2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87" calcext:value-type="float">
            <text:p>100.8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5-09-1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35" calcext:value-type="float">
            <text:p>100.3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5-09-1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29" calcext:value-type="float">
            <text:p>100.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5-09-0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32" calcext:value-type="float">
            <text:p>100.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5-08-2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46" calcext:value-type="float">
            <text:p>100.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5-08-2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6" calcext:value-type="float">
            <text:p>100.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5-08-1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73" calcext:value-type="float">
            <text:p>100.7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5-08-0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82" calcext:value-type="float">
            <text:p>100.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5-08-0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82" calcext:value-type="float">
            <text:p>100.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5-07-2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2" calcext:value-type="float">
            <text:p>100.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5-07-1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07" calcext:value-type="float">
            <text:p>100.0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5-07-1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08" calcext:value-type="float">
            <text:p>100.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5-07-0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14" calcext:value-type="float">
            <text:p>100.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5-06-2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19" calcext:value-type="float">
            <text:p>100.1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5-06-2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25" calcext:value-type="float">
            <text:p>100.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5-06-1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31" calcext:value-type="float">
            <text:p>100.3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5-06-0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39" calcext:value-type="float">
            <text:p>100.3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5-05-3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43" calcext:value-type="float">
            <text:p>100.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5-05-2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59" calcext:value-type="float">
            <text:p>100.5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5-05-1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74" calcext:value-type="float">
            <text:p>100.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5-05-0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88" calcext:value-type="float">
            <text:p>100.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5-05-0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14" calcext:value-type="float">
            <text:p>101.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5-04-2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36" calcext:value-type="float">
            <text:p>101.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5-04-1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63" calcext:value-type="float">
            <text:p>101.6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5-04-1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91" calcext:value-type="float">
            <text:p>101.9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5-04-0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19" calcext:value-type="float">
            <text:p>102.1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5-03-2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91" calcext:value-type="float">
            <text:p>101.9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5-03-2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81" calcext:value-type="float">
            <text:p>100.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5-03-1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64" calcext:value-type="float">
            <text:p>100.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5-03-0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8" calcext:value-type="float">
            <text:p>100.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5-02-2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08" calcext:value-type="float">
            <text:p>101.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5-02-2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44" calcext:value-type="float">
            <text:p>101.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5-02-1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84" calcext:value-type="float">
            <text:p>101.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5-02-0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24" calcext:value-type="float">
            <text:p>102.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5-01-3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54" calcext:value-type="float">
            <text:p>102.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5-01-2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54" calcext:value-type="float">
            <text:p>102.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5-01-1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46" calcext:value-type="float">
            <text:p>101.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5-01-1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53" calcext:value-type="float">
            <text:p>100.5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5-01-0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14" calcext:value-type="float">
            <text:p>100.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4-12-2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9.74" calcext:value-type="float">
            <text:p>99.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4-12-2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9.74" calcext:value-type="float">
            <text:p>99.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4-12-1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9.59" calcext:value-type="float">
            <text:p>99.5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4-12-0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9.52" calcext:value-type="float">
            <text:p>99.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4-11-2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9.59" calcext:value-type="float">
            <text:p>99.5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4-11-2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9.67" calcext:value-type="float">
            <text:p>99.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4-11-1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9.72" calcext:value-type="float">
            <text:p>99.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4-11-0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9.76" calcext:value-type="float">
            <text:p>99.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4-11-0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9.81" calcext:value-type="float">
            <text:p>99.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4-10-2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9.85" calcext:value-type="float">
            <text:p>99.8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4-10-1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9.91" calcext:value-type="float">
            <text:p>99.9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4-10-1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9.94" calcext:value-type="float">
            <text:p>99.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4-10-0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9.97" calcext:value-type="float">
            <text:p>99.9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4-09-2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4-09-2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01" calcext:value-type="float">
            <text:p>100.0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4-09-1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6" calcext:value-type="float">
            <text:p>100.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4-09-0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1" calcext:value-type="float">
            <text:p>100.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4-08-3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15" calcext:value-type="float">
            <text:p>100.1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4-08-2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25" calcext:value-type="float">
            <text:p>100.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4-08-1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33" calcext:value-type="float">
            <text:p>100.3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4-08-0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4" calcext:value-type="float">
            <text:p>100.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4-08-0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51" calcext:value-type="float">
            <text:p>100.5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4-07-2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59" calcext:value-type="float">
            <text:p>100.5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4-07-1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72" calcext:value-type="float">
            <text:p>100.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4-07-1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84" calcext:value-type="float">
            <text:p>100.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4-07-0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09" calcext:value-type="float">
            <text:p>101.0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4-06-2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3" calcext:value-type="float">
            <text:p>101.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4-06-2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41" calcext:value-type="float">
            <text:p>101.4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4-06-1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33" calcext:value-type="float">
            <text:p>101.3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4-06-0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01" calcext:value-type="float">
            <text:p>101.0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4-05-3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89" calcext:value-type="float">
            <text:p>100.8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4-05-2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07" calcext:value-type="float">
            <text:p>101.0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4-05-1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34" calcext:value-type="float">
            <text:p>101.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4-05-1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57" calcext:value-type="float">
            <text:p>101.5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4-05-0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76" calcext:value-type="float">
            <text:p>101.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4-04-2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78" calcext:value-type="float">
            <text:p>101.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4-04-1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98" calcext:value-type="float">
            <text:p>101.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4-04-1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27" calcext:value-type="float">
            <text:p>102.2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4-04-0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53" calcext:value-type="float">
            <text:p>102.5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4-03-2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82" calcext:value-type="float">
            <text:p>102.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4-03-2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47" calcext:value-type="float">
            <text:p>102.4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4-03-1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23" calcext:value-type="float">
            <text:p>101.2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4-03-0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17" calcext:value-type="float">
            <text:p>101.1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4-03-0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03" calcext:value-type="float">
            <text:p>101.0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4-02-2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81" calcext:value-type="float">
            <text:p>100.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4-02-1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97" calcext:value-type="float">
            <text:p>100.9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4-02-0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98" calcext:value-type="float">
            <text:p>100.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4-02-0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09" calcext:value-type="float">
            <text:p>101.0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4-01-2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28" calcext:value-type="float">
            <text:p>101.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4-01-1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54" calcext:value-type="float">
            <text:p>101.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4-01-1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81" calcext:value-type="float">
            <text:p>101.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4-01-0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98" calcext:value-type="float">
            <text:p>101.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3-12-2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93" calcext:value-type="float">
            <text:p>101.9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3-12-2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05" calcext:value-type="float">
            <text:p>102.0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3-12-1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35" calcext:value-type="float">
            <text:p>102.3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3-12-0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5" calcext:value-type="float">
            <text:p>102.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3-12-0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72" calcext:value-type="float">
            <text:p>102.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3-11-2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3.05" calcext:value-type="float">
            <text:p>103.0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3-11-1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75" calcext:value-type="float">
            <text:p>102.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3-11-1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01" calcext:value-type="float">
            <text:p>101.0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3-11-0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34" calcext:value-type="float">
            <text:p>100.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3-10-2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28" calcext:value-type="float">
            <text:p>100.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3-10-2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28" calcext:value-type="float">
            <text:p>100.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3-10-1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28" calcext:value-type="float">
            <text:p>100.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3-10-0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28" calcext:value-type="float">
            <text:p>100.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3-09-1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46" calcext:value-type="float">
            <text:p>100.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3-09-0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46" calcext:value-type="float">
            <text:p>100.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3-09-0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46" calcext:value-type="float">
            <text:p>100.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3-08-2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52" calcext:value-type="float">
            <text:p>100.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3-08-1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68" calcext:value-type="float">
            <text:p>100.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3-08-1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83" calcext:value-type="float">
            <text:p>100.8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3-08-0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04" calcext:value-type="float">
            <text:p>101.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3-07-2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25" calcext:value-type="float">
            <text:p>101.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3-07-2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41" calcext:value-type="float">
            <text:p>101.4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3-07-1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41" calcext:value-type="float">
            <text:p>101.4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3-07-0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95" calcext:value-type="float">
            <text:p>100.9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3-06-3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55" calcext:value-type="float">
            <text:p>100.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3-06-2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68" calcext:value-type="float">
            <text:p>100.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3-06-1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77" calcext:value-type="float">
            <text:p>100.7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3-06-0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83" calcext:value-type="float">
            <text:p>100.8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3-06-0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98" calcext:value-type="float">
            <text:p>100.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3-05-2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29" calcext:value-type="float">
            <text:p>101.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3-05-1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59" calcext:value-type="float">
            <text:p>101.5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3-05-1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65" calcext:value-type="float">
            <text:p>101.6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3-05-0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23" calcext:value-type="float">
            <text:p>102.2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3-04-2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5" calcext:value-type="float">
            <text:p>102.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3-04-2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47" calcext:value-type="float">
            <text:p>102.4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3-04-1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41" calcext:value-type="float">
            <text:p>102.4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3-04-0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57" calcext:value-type="float">
            <text:p>102.5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3-03-3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63" calcext:value-type="float">
            <text:p>102.6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3-03-2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96" calcext:value-type="float">
            <text:p>102.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3-03-1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66" calcext:value-type="float">
            <text:p>102.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3-03-1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6" calcext:value-type="float">
            <text:p>102.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3-03-0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83" calcext:value-type="float">
            <text:p>100.8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3-02-2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8" calcext:value-type="float">
            <text:p>100.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3-02-1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83" calcext:value-type="float">
            <text:p>100.8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3-02-1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8" calcext:value-type="float">
            <text:p>100.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3-02-0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92" calcext:value-type="float">
            <text:p>100.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3-01-2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13" calcext:value-type="float">
            <text:p>101.1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3-01-2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53" calcext:value-type="float">
            <text:p>101.5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3-01-1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68" calcext:value-type="float">
            <text:p>101.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3-01-0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99" calcext:value-type="float">
            <text:p>101.9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2-12-2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48" calcext:value-type="float">
            <text:p>102.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2-12-2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3" calcext:value-type="float">
            <text:p>102.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2-12-1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12" calcext:value-type="float">
            <text:p>102.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2-12-0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87" calcext:value-type="float">
            <text:p>101.8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2-11-3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92" calcext:value-type="float">
            <text:p>101.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2-11-2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05" calcext:value-type="float">
            <text:p>101.0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2-11-1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67" calcext:value-type="float">
            <text:p>100.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2-11-0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4" calcext:value-type="float">
            <text:p>100.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2-11-0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25" calcext:value-type="float">
            <text:p>100.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2-10-2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24" calcext:value-type="float">
            <text:p>100.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2-10-1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26" calcext:value-type="float">
            <text:p>100.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2-10-1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2" calcext:value-type="float">
            <text:p>100.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2-10-0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21" calcext:value-type="float">
            <text:p>100.2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2-09-2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05" calcext:value-type="float">
            <text:p>100.0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2-09-2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18" calcext:value-type="float">
            <text:p>100.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2-09-1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11" calcext:value-type="float">
            <text:p>100.1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2-09-0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18" calcext:value-type="float">
            <text:p>100.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2-08-3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11" calcext:value-type="float">
            <text:p>100.1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2-08-2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18" calcext:value-type="float">
            <text:p>100.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2-08-1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1" calcext:value-type="float">
            <text:p>100.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2-08-1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18" calcext:value-type="float">
            <text:p>100.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2-08-0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9.98" calcext:value-type="float">
            <text:p>99.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2-07-2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1" calcext:value-type="float">
            <text:p>100.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2-07-2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14" calcext:value-type="float">
            <text:p>100.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2-07-1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18" calcext:value-type="float">
            <text:p>100.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2-07-0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23" calcext:value-type="float">
            <text:p>100.2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2-06-2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28" calcext:value-type="float">
            <text:p>100.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2-06-2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32" calcext:value-type="float">
            <text:p>100.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2-06-1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39" calcext:value-type="float">
            <text:p>100.3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2-06-0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51" calcext:value-type="float">
            <text:p>100.5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2-06-0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59" calcext:value-type="float">
            <text:p>100.5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2-05-2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71" calcext:value-type="float">
            <text:p>100.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2-05-1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9" calcext:value-type="float">
            <text:p>100.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2-05-1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08" calcext:value-type="float">
            <text:p>101.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2-05-0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25" calcext:value-type="float">
            <text:p>101.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2-04-3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43" calcext:value-type="float">
            <text:p>101.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2-04-2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7" calcext:value-type="float">
            <text:p>101.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2-04-1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56" calcext:value-type="float">
            <text:p>101.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2-04-1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41" calcext:value-type="float">
            <text:p>101.4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2-04-0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71" calcext:value-type="float">
            <text:p>100.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2-03-2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8" calcext:value-type="float">
            <text:p>100.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2-03-1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13" calcext:value-type="float">
            <text:p>101.1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2-03-0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39" calcext:value-type="float">
            <text:p>101.3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2-03-0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74" calcext:value-type="float">
            <text:p>101.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2-02-2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08" calcext:value-type="float">
            <text:p>102.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2-02-1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37" calcext:value-type="float">
            <text:p>102.3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2-02-0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57" calcext:value-type="float">
            <text:p>102.5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2-02-0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72" calcext:value-type="float">
            <text:p>102.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2-01-2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96" calcext:value-type="float">
            <text:p>102.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2-01-1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95" calcext:value-type="float">
            <text:p>102.9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2-01-1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3.04" calcext:value-type="float">
            <text:p>103.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2-01-0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02" calcext:value-type="float">
            <text:p>102.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1-12-2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12" calcext:value-type="float">
            <text:p>102.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1-12-1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96" calcext:value-type="float">
            <text:p>102.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1-12-0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92" calcext:value-type="float">
            <text:p>100.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1-12-0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21" calcext:value-type="float">
            <text:p>100.2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1-11-2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16" calcext:value-type="float">
            <text:p>100.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1-11-1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21" calcext:value-type="float">
            <text:p>100.2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1-11-1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1" calcext:value-type="float">
            <text:p>100.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1-11-0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1-10-3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03" calcext:value-type="float">
            <text:p>100.0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1-10-2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02" calcext:value-type="float">
            <text:p>100.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1-10-2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9.87" calcext:value-type="float">
            <text:p>99.8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1-10-1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9.92" calcext:value-type="float">
            <text:p>99.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1-10-0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9.93" calcext:value-type="float">
            <text:p>99.9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1-09-2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9.97" calcext:value-type="float">
            <text:p>99.9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1-09-2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9.98" calcext:value-type="float">
            <text:p>99.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1-09-1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05" calcext:value-type="float">
            <text:p>100.0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1-09-0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05" calcext:value-type="float">
            <text:p>100.0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1-09-0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05" calcext:value-type="float">
            <text:p>100.0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1-08-2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07" calcext:value-type="float">
            <text:p>100.0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1-08-1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12" calcext:value-type="float">
            <text:p>100.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1-08-1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16" calcext:value-type="float">
            <text:p>100.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1-08-0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21" calcext:value-type="float">
            <text:p>100.2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1-07-2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15" calcext:value-type="float">
            <text:p>100.1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1-07-2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29" calcext:value-type="float">
            <text:p>100.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1-07-1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38" calcext:value-type="float">
            <text:p>100.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1-07-0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43" calcext:value-type="float">
            <text:p>100.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1-06-3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58" calcext:value-type="float">
            <text:p>100.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1-06-2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73" calcext:value-type="float">
            <text:p>100.7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1-06-1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96" calcext:value-type="float">
            <text:p>100.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1-06-0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19" calcext:value-type="float">
            <text:p>101.1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1-06-0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52" calcext:value-type="float">
            <text:p>101.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1-05-2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25" calcext:value-type="float">
            <text:p>102.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1-05-1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3" calcext:value-type="float">
            <text:p>102.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1-05-0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65" calcext:value-type="float">
            <text:p>102.6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1-04-2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73" calcext:value-type="float">
            <text:p>102.7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1-04-2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02" calcext:value-type="float">
            <text:p>102.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1-04-1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7" calcext:value-type="float">
            <text:p>101.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1-04-0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28" calcext:value-type="float">
            <text:p>101.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1-03-3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5" calcext:value-type="float">
            <text:p>101.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1-03-2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88" calcext:value-type="float">
            <text:p>101.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1-03-1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25" calcext:value-type="float">
            <text:p>102.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1-03-0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52" calcext:value-type="float">
            <text:p>102.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1-03-0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62" calcext:value-type="float">
            <text:p>102.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1-02-2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4" calcext:value-type="float">
            <text:p>102.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1-02-1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66" calcext:value-type="float">
            <text:p>102.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1-02-1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82" calcext:value-type="float">
            <text:p>102.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1-02-0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87" calcext:value-type="float">
            <text:p>102.8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1-01-2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5" calcext:value-type="float">
            <text:p>102.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1-01-2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66" calcext:value-type="float">
            <text:p>102.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1-01-1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89" calcext:value-type="float">
            <text:p>102.8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1-01-0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92" calcext:value-type="float">
            <text:p>102.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0-12-3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68" calcext:value-type="float">
            <text:p>102.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0-12-2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72" calcext:value-type="float">
            <text:p>102.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0-12-1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68" calcext:value-type="float">
            <text:p>102.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0-12-0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3.06" calcext:value-type="float">
            <text:p>103.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0-12-0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99" calcext:value-type="float">
            <text:p>102.9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0-11-2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93" calcext:value-type="float">
            <text:p>102.9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0-11-1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81" calcext:value-type="float">
            <text:p>102.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0-11-1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81" calcext:value-type="float">
            <text:p>102.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0-11-0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3.12" calcext:value-type="float">
            <text:p>103.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0-10-2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3.05" calcext:value-type="float">
            <text:p>103.0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0-10-2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54" calcext:value-type="float">
            <text:p>102.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0-10-1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66" calcext:value-type="float">
            <text:p>102.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0-10-0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64" calcext:value-type="float">
            <text:p>102.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0-09-3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46" calcext:value-type="float">
            <text:p>102.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0-09-2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04" calcext:value-type="float">
            <text:p>102.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0-09-1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91" calcext:value-type="float">
            <text:p>101.9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0-09-0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86" calcext:value-type="float">
            <text:p>101.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0-09-0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81" calcext:value-type="float">
            <text:p>101.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0-08-2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32" calcext:value-type="float">
            <text:p>100.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0-08-1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34" calcext:value-type="float">
            <text:p>100.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0-08-1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36" calcext:value-type="float">
            <text:p>100.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0-08-0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34" calcext:value-type="float">
            <text:p>100.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0-07-2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38" calcext:value-type="float">
            <text:p>100.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0-07-2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44" calcext:value-type="float">
            <text:p>100.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0-07-1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28" calcext:value-type="float">
            <text:p>100.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0-07-0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33" calcext:value-type="float">
            <text:p>100.3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0-07-0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38" calcext:value-type="float">
            <text:p>100.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0-06-2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36" calcext:value-type="float">
            <text:p>100.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0-06-1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4" calcext:value-type="float">
            <text:p>100.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0-06-1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44" calcext:value-type="float">
            <text:p>100.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0-06-0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61" calcext:value-type="float">
            <text:p>100.6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0-05-2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76" calcext:value-type="float">
            <text:p>100.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0-05-2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91" calcext:value-type="float">
            <text:p>100.9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0-05-1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17" calcext:value-type="float">
            <text:p>101.1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0-05-0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32" calcext:value-type="float">
            <text:p>101.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0-04-2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55" calcext:value-type="float">
            <text:p>101.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0-04-2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8" calcext:value-type="float">
            <text:p>101.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0-04-1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11" calcext:value-type="float">
            <text:p>102.1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0-04-0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06" calcext:value-type="float">
            <text:p>102.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0-04-0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88" calcext:value-type="float">
            <text:p>101.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0-03-2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06" calcext:value-type="float">
            <text:p>102.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0-03-1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32" calcext:value-type="float">
            <text:p>102.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0-03-1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59" calcext:value-type="float">
            <text:p>102.5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0-03-0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75" calcext:value-type="float">
            <text:p>102.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0-02-2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57" calcext:value-type="float">
            <text:p>102.5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0-02-1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62" calcext:value-type="float">
            <text:p>102.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0-02-1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82" calcext:value-type="float">
            <text:p>102.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0-02-0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3.1" calcext:value-type="float">
            <text:p>103.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0-01-2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3.28" calcext:value-type="float">
            <text:p>103.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0-01-1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47" calcext:value-type="float">
            <text:p>102.4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0-01-1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67" calcext:value-type="float">
            <text:p>102.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0-01-0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8" calcext:value-type="float">
            <text:p>102.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60-01-0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97" calcext:value-type="float">
            <text:p>102.9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59-12-2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97" calcext:value-type="float">
            <text:p>102.9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59-12-2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77" calcext:value-type="float">
            <text:p>102.7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59-12-1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91" calcext:value-type="float">
            <text:p>100.9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59-12-0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9.98" calcext:value-type="float">
            <text:p>99.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59-12-0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9.78" calcext:value-type="float">
            <text:p>99.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59-11-2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9.71" calcext:value-type="float">
            <text:p>99.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59-11-1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9.66" calcext:value-type="float">
            <text:p>99.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59-11-1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9.66" calcext:value-type="float">
            <text:p>99.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59-11-0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9.67" calcext:value-type="float">
            <text:p>99.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59-10-2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9.72" calcext:value-type="float">
            <text:p>99.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59-10-2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9.74" calcext:value-type="float">
            <text:p>99.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59-10-1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9.79" calcext:value-type="float">
            <text:p>99.7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59-10-0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9.75" calcext:value-type="float">
            <text:p>99.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59-09-2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9.81" calcext:value-type="float">
            <text:p>99.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59-09-2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9.86" calcext:value-type="float">
            <text:p>99.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59-09-1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9.9" calcext:value-type="float">
            <text:p>99.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59-09-0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9.95" calcext:value-type="float">
            <text:p>99.9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59-09-0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9.99" calcext:value-type="float">
            <text:p>99.9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59-08-2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02" calcext:value-type="float">
            <text:p>100.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59-08-1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08" calcext:value-type="float">
            <text:p>100.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59-08-1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09" calcext:value-type="float">
            <text:p>100.0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59-08-0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15" calcext:value-type="float">
            <text:p>100.1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59-07-28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2" calcext:value-type="float">
            <text:p>100.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59-07-21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28" calcext:value-type="float">
            <text:p>100.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59-07-14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38" calcext:value-type="float">
            <text:p>100.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59-07-0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46" calcext:value-type="float">
            <text:p>100.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59-06-3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56" calcext:value-type="float">
            <text:p>100.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59-06-2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66" calcext:value-type="float">
            <text:p>100.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59-06-1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84" calcext:value-type="float">
            <text:p>100.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59-06-0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0.97" calcext:value-type="float">
            <text:p>100.9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59-06-0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22" calcext:value-type="float">
            <text:p>101.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59-05-2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42" calcext:value-type="float">
            <text:p>101.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59-05-2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7" calcext:value-type="float">
            <text:p>101.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59-05-1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78" calcext:value-type="float">
            <text:p>101.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59-05-0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83" calcext:value-type="float">
            <text:p>101.8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59-04-2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88" calcext:value-type="float">
            <text:p>101.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59-04-20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98" calcext:value-type="float">
            <text:p>101.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59-04-1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42" calcext:value-type="float">
            <text:p>101.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59-04-0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5" calcext:value-type="float">
            <text:p>101.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59-04-0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58" calcext:value-type="float">
            <text:p>101.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59-03-17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63" calcext:value-type="float">
            <text:p>101.6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59-03-0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73" calcext:value-type="float">
            <text:p>101.7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59-03-0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46" calcext:value-type="float">
            <text:p>101.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59-02-2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1.8" calcext:value-type="float">
            <text:p>101.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59-02-1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16" calcext:value-type="float">
            <text:p>102.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59-02-0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46" calcext:value-type="float">
            <text:p>102.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59-02-03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67" calcext:value-type="float">
            <text:p>102.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59-01-26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3.1" calcext:value-type="float">
            <text:p>103.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58-12-29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69" calcext:value-type="float">
            <text:p>102.6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58-12-22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8" calcext:value-type="float">
            <text:p>102.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00/62</text:p>
          </table:table-cell>
          <table:table-cell office:value-type="string" calcext:value-type="string">
            <text:p>1958-12-15 00:00:00 UTC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102.26" calcext:value-type="float">
            <text:p>102.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488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8501" meta:object-count="0"/>
    <meta:user-defined meta:name="AppVersion">3.0</meta:user-defined>
  </office:meta>
</office:document-meta>
</file>